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6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1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7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99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/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16" style:family="table-cell" style:parent-style-name="Default">
      <style:table-cell-properties fo:background-color="#81d41a" fo:border="0.74pt solid #000000"/>
    </style:style>
    <style:style style:name="ce117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21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3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71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8" table:formula="of:=[$'Combined Results (ms)'.A4]" office:value-type="string" office:string-value="Canon M50 II" calcext:value-type="string">
            <text:p>Canon M50 II</text:p>
          </table:table-cell>
          <table:table-cell table:style-name="ce73" table:formula="of:=&quot;1/&quot; &amp; TEXT(1000/[$'Combined Results (ms)'.B4]; &quot;0&quot;)" office:value-type="string" office:string-value="1/13" calcext:value-type="string">
            <text:p>1/13</text:p>
          </table:table-cell>
          <table:table-cell table:style-name="ce73" table:number-columns-repeated="5"/>
          <table:table-cell table:style-name="ce73" table:formula="of:=&quot;1/&quot; &amp; TEXT(1000/[$'Combined Results (ms)'.H4]; &quot;0&quot;)" office:value-type="string" office:string-value="1/30" calcext:value-type="string">
            <text:p>1/30</text:p>
          </table:table-cell>
          <table:table-cell table:style-name="ce73"/>
          <table:table-cell table:style-name="ce73" table:formula="of:=&quot;1/&quot; &amp; TEXT(1000/[$'Combined Results (ms)'.J4]; &quot;0&quot;)" office:value-type="string" office:string-value="1/74" calcext:value-type="string">
            <text:p>1/74</text:p>
          </table:table-cell>
          <table:table-cell table:style-name="ce73" table:formula="of:=&quot;1/&quot; &amp; TEXT(1000/[$'Combined Results (ms)'.K4]; &quot;0&quot;)" office:value-type="string" office:string-value="1/75" calcext:value-type="string">
            <text:p>1/75</text:p>
          </table:table-cell>
          <table:table-cell table:style-name="ce79" table:formula="of:=&quot;1/&quot; &amp; TEXT(1000/[$'Combined Results (ms)'.L4]; &quot;0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69" table:formula="of:=[$'Combined Results (ms)'.A5]" office:value-type="string" office:string-value="Fuji 50S" calcext:value-type="string">
            <text:p>Fuji 50S</text:p>
          </table:table-cell>
          <table:table-cell table:style-name="ce74" table:formula="of:=&quot;1/&quot; &amp; TEXT(1000/[$'Combined Results (ms)'.B5]; &quot;0&quot;)" office:value-type="string" office:string-value="1/3" calcext:value-type="string">
            <text:p>1/3</text:p>
          </table:table-cell>
          <table:table-cell table:style-name="ce74" table:number-columns-repeated="8"/>
          <table:table-cell table:style-name="ce74" table:formula="of:=&quot;1/&quot; &amp; TEXT(1000/[$'Combined Results (ms)'.K5]; &quot;0&quot;)" office:value-type="string" office:string-value="1/32" calcext:value-type="string">
            <text:p>1/32</text:p>
          </table:table-cell>
          <table:table-cell table:style-name="ce81" table:formula="of:=&quot;1/&quot; &amp; TEXT(1000/[$'Combined Results (ms)'.L5]; &quot;0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8" table:formula="of:=[$'Combined Results (ms)'.A6]" office:value-type="string" office:string-value="Leica M11" calcext:value-type="string">
            <text:p>Leica M11</text:p>
          </table:table-cell>
          <table:table-cell table:style-name="ce73" table:formula="of:=&quot;1/&quot; &amp; TEXT(1000/[$'Combined Results (ms)'.B6]; &quot;0&quot;)" office:value-type="string" office:string-value="1/10" calcext:value-type="string">
            <text:p>1/10</text:p>
          </table:table-cell>
          <table:table-cell table:style-name="ce73" table:number-columns-repeated="9"/>
          <table:table-cell table:style-name="ce79"/>
          <table:table-cell table:number-columns-repeated="2"/>
        </table:table-row>
        <table:table-row table:style-name="ro3">
          <table:table-cell table:style-name="ce69" table:formula="of:=[$'Combined Results (ms)'.A7]" office:value-type="string" office:string-value="Leica Q2" calcext:value-type="string">
            <text:p>Leica Q2</text:p>
          </table:table-cell>
          <table:table-cell table:style-name="ce74" table:formula="of:=&quot;1/&quot; &amp; TEXT(1000/[$'Combined Results (ms)'.B7]; &quot;0&quot;)" office:value-type="string" office:string-value="1/26" calcext:value-type="string">
            <text:p>1/26</text:p>
          </table:table-cell>
          <table:table-cell table:style-name="ce74" table:number-columns-repeated="8"/>
          <table:table-cell table:style-name="ce77"/>
          <table:table-cell table:style-name="ce81"/>
          <table:table-cell table:number-columns-repeated="2"/>
        </table:table-row>
        <table:table-row table:style-name="ro3">
          <table:table-cell table:style-name="ce68" table:formula="of:=[$'Combined Results (ms)'.A8]" office:value-type="string" office:string-value="Leica SL2" calcext:value-type="string">
            <text:p>Leica SL2</text:p>
          </table:table-cell>
          <table:table-cell table:style-name="ce73" table:formula="of:=&quot;1/&quot; &amp; TEXT(1000/[$'Combined Results (ms)'.B8]; &quot;0&quot;)" office:value-type="string" office:string-value="1/26" calcext:value-type="string">
            <text:p>1/26</text:p>
          </table:table-cell>
          <table:table-cell table:style-name="ce73" table:number-columns-repeated="3"/>
          <table:table-cell table:style-name="ce73" table:formula="of:=&quot;1/&quot; &amp; TEXT(1000/[$'Combined Results (ms)'.F8]; &quot;0&quot;)" office:value-type="string" office:string-value="1/63" calcext:value-type="string">
            <text:p>1/63</text:p>
          </table:table-cell>
          <table:table-cell table:style-name="ce73"/>
          <table:table-cell table:style-name="ce73" table:formula="of:=&quot;1/&quot; &amp; TEXT(1000/[$'Combined Results (ms)'.H8]; &quot;0&quot;)" office:value-type="string" office:string-value="1/63" calcext:value-type="string">
            <text:p>1/63</text:p>
          </table:table-cell>
          <table:table-cell table:style-name="ce73"/>
          <table:table-cell table:style-name="ce73" table:formula="of:=&quot;1/&quot; &amp; TEXT(1000/[$'Combined Results (ms)'.J8]; &quot;0&quot;)" office:value-type="string" office:string-value="1/71" calcext:value-type="string">
            <text:p>1/71</text:p>
          </table:table-cell>
          <table:table-cell table:style-name="ce73"/>
          <table:table-cell table:style-name="ce79" table:formula="of:=&quot;1/&quot; &amp; TEXT(1000/[$'Combined Results (ms)'.L8]; &quot;0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69" table:formula="of:=[$'Combined Results (ms)'.A9]" office:value-type="string" office:string-value="Nikon Z6" calcext:value-type="string">
            <text:p>Nikon Z6</text:p>
          </table:table-cell>
          <table:table-cell table:style-name="ce74" table:formula="of:=&quot;1/&quot; &amp; TEXT(1000/[$'Combined Results (ms)'.B9]; &quot;0&quot;)" office:value-type="string" office:string-value="1/20" calcext:value-type="string">
            <text:p>1/20</text:p>
          </table:table-cell>
          <table:table-cell table:style-name="ce74" table:number-columns-repeated="4"/>
          <table:table-cell table:style-name="ce74" table:formula="of:=&quot;1/&quot; &amp; TEXT(1000/[$'Combined Results (ms)'.G9]; &quot;0&quot;)" office:value-type="string" office:string-value="1/45" calcext:value-type="string">
            <text:p>1/45</text:p>
          </table:table-cell>
          <table:table-cell table:style-name="ce74" table:formula="of:=&quot;1/&quot; &amp; TEXT(1000/[$'Combined Results (ms)'.H9]; &quot;0&quot;)" office:value-type="string" office:string-value="1/45" calcext:value-type="string">
            <text:p>1/45</text:p>
          </table:table-cell>
          <table:table-cell table:style-name="ce74" table:formula="of:=&quot;1/&quot; &amp; TEXT(1000/[$'Combined Results (ms)'.I9]; &quot;0&quot;)" office:value-type="string" office:string-value="1/194" calcext:value-type="string">
            <text:p>1/194</text:p>
          </table:table-cell>
          <table:table-cell table:style-name="ce74" table:formula="of:=&quot;1/&quot; &amp; TEXT(1000/[$'Combined Results (ms)'.J9]; &quot;0&quot;)" office:value-type="string" office:string-value="1/136" calcext:value-type="string">
            <text:p>1/136</text:p>
          </table:table-cell>
          <table:table-cell table:style-name="ce74" table:formula="of:=&quot;1/&quot; &amp; TEXT(1000/[$'Combined Results (ms)'.K9]; &quot;0&quot;)" office:value-type="string" office:string-value="1/136" calcext:value-type="string">
            <text:p>1/136</text:p>
          </table:table-cell>
          <table:table-cell table:style-name="ce81"/>
          <table:table-cell table:number-columns-repeated="2"/>
        </table:table-row>
        <table:table-row table:style-name="ro3">
          <table:table-cell table:style-name="ce68" table:formula="of:=[$'Combined Results (ms)'.A10]" office:value-type="string" office:string-value="Nikon Z7" calcext:value-type="string">
            <text:p>Nikon Z7</text:p>
          </table:table-cell>
          <table:table-cell table:style-name="ce73" table:formula="of:=&quot;1/&quot; &amp; TEXT(1000/[$'Combined Results (ms)'.B10]; &quot;0&quot;)" office:value-type="string" office:string-value="1/15" calcext:value-type="string">
            <text:p>1/15</text:p>
          </table:table-cell>
          <table:table-cell table:style-name="ce73" table:number-columns-repeated="4"/>
          <table:table-cell table:style-name="ce73" table:formula="of:=&quot;1/&quot; &amp; TEXT(1000/[$'Combined Results (ms)'.G10]; &quot;0&quot;)" office:value-type="string" office:string-value="1/33" calcext:value-type="string">
            <text:p>1/33</text:p>
          </table:table-cell>
          <table:table-cell table:style-name="ce73" table:formula="of:=&quot;1/&quot; &amp; TEXT(1000/[$'Combined Results (ms)'.H10]; &quot;0&quot;)" office:value-type="string" office:string-value="1/33" calcext:value-type="string">
            <text:p>1/33</text:p>
          </table:table-cell>
          <table:table-cell table:style-name="ce73" table:formula="of:=&quot;1/&quot; &amp; TEXT(1000/[$'Combined Results (ms)'.I10]; &quot;0&quot;)" office:value-type="string" office:string-value="1/144" calcext:value-type="string">
            <text:p>1/144</text:p>
          </table:table-cell>
          <table:table-cell table:style-name="ce73" table:formula="of:=&quot;1/&quot; &amp; TEXT(1000/[$'Combined Results (ms)'.J10]; &quot;0&quot;)" office:value-type="string" office:string-value="1/94" calcext:value-type="string">
            <text:p>1/94</text:p>
          </table:table-cell>
          <table:table-cell table:style-name="ce73" table:formula="of:=&quot;1/&quot; &amp; TEXT(1000/[$'Combined Results (ms)'.K10]; &quot;0&quot;)" office:value-type="string" office:string-value="1/94" calcext:value-type="string">
            <text:p>1/94</text:p>
          </table:table-cell>
          <table:table-cell table:style-name="ce79"/>
          <table:table-cell table:number-columns-repeated="2"/>
        </table:table-row>
        <table:table-row table:style-name="ro3">
          <table:table-cell table:style-name="ce69" table:formula="of:=[$'Combined Results (ms)'.A11]" office:value-type="string" office:string-value="Nikon Z9" calcext:value-type="string">
            <text:p>Nikon Z9</text:p>
          </table:table-cell>
          <table:table-cell table:style-name="ce74" table:formula="of:=&quot;1/&quot; &amp; TEXT(1000/[$'Combined Results (ms)'.B11]; &quot;0&quot;)" office:value-type="string" office:string-value="1/268" calcext:value-type="string">
            <text:p>1/268</text:p>
          </table:table-cell>
          <table:table-cell table:style-name="ce74" table:formula="of:=&quot;1/&quot; &amp; TEXT(1000/[$'Combined Results (ms)'.C11]; &quot;0&quot;)" office:value-type="string" office:string-value="1/69" calcext:value-type="string">
            <text:p>1/69</text:p>
          </table:table-cell>
          <table:table-cell table:style-name="ce74" table:formula="of:=&quot;1/&quot; &amp; TEXT(1000/[$'Combined Results (ms)'.D11]; &quot;0&quot;)" office:value-type="string" office:string-value="1/69" calcext:value-type="string">
            <text:p>1/69</text:p>
          </table:table-cell>
          <table:table-cell table:style-name="ce74" table:formula="of:=&quot;1/&quot; &amp; TEXT(1000/[$'Combined Results (ms)'.E11]; &quot;0&quot;)" office:value-type="string" office:string-value="1/205" calcext:value-type="string">
            <text:p>1/205</text:p>
          </table:table-cell>
          <table:table-cell table:style-name="ce74" table:formula="of:=&quot;1/&quot; &amp; TEXT(1000/[$'Combined Results (ms)'.F11]; &quot;0&quot;)" office:value-type="string" office:string-value="1/69" calcext:value-type="string">
            <text:p>1/69</text:p>
          </table:table-cell>
          <table:table-cell table:style-name="ce74" table:formula="of:=&quot;1/&quot; &amp; TEXT(1000/[$'Combined Results (ms)'.G11]; &quot;0&quot;)" office:value-type="string" office:string-value="1/69" calcext:value-type="string">
            <text:p>1/69</text:p>
          </table:table-cell>
          <table:table-cell table:style-name="ce74" table:formula="of:=&quot;1/&quot; &amp; TEXT(1000/[$'Combined Results (ms)'.H11]; &quot;0&quot;)" office:value-type="string" office:string-value="1/69" calcext:value-type="string">
            <text:p>1/69</text:p>
          </table:table-cell>
          <table:table-cell table:style-name="ce74" table:formula="of:=&quot;1/&quot; &amp; TEXT(1000/[$'Combined Results (ms)'.I11]; &quot;0&quot;)" office:value-type="string" office:string-value="1/208" calcext:value-type="string">
            <text:p>1/208</text:p>
          </table:table-cell>
          <table:table-cell table:style-name="ce74" table:formula="of:=&quot;1/&quot; &amp; TEXT(1000/[$'Combined Results (ms)'.J11]; &quot;0&quot;)" office:value-type="string" office:string-value="1/206" calcext:value-type="string">
            <text:p>1/206</text:p>
          </table:table-cell>
          <table:table-cell table:style-name="ce74" table:formula="of:=&quot;1/&quot; &amp; TEXT(1000/[$'Combined Results (ms)'.K11]; &quot;0&quot;)" office:value-type="string" office:string-value="1/206" calcext:value-type="string">
            <text:p>1/206</text:p>
          </table:table-cell>
          <table:table-cell table:style-name="ce81"/>
          <table:table-cell table:number-columns-repeated="2"/>
        </table:table-row>
        <table:table-row table:style-name="ro3">
          <table:table-cell table:style-name="ce68" table:formula="of:=[$'Combined Results (ms)'.A12]" office:value-type="string" office:string-value="Nikon Zf" calcext:value-type="string">
            <text:p>Nikon Zf</text:p>
          </table:table-cell>
          <table:table-cell table:style-name="ce73" table:formula="of:=&quot;1/&quot; &amp; TEXT(1000/[$'Combined Results (ms)'.B12]; &quot;0&quot;)" office:value-type="string" office:string-value="1/20" calcext:value-type="string">
            <text:p>1/20</text:p>
          </table:table-cell>
          <table:table-cell table:style-name="ce73" table:number-columns-repeated="3"/>
          <table:table-cell table:style-name="ce73" table:formula="of:=&quot;1/&quot; &amp; TEXT(1000/[$'Combined Results (ms)'.F12]; &quot;0&quot;)" office:value-type="string" office:string-value="1/69" calcext:value-type="string">
            <text:p>1/69</text:p>
          </table:table-cell>
          <table:table-cell table:style-name="ce73" table:formula="of:=&quot;1/&quot; &amp; TEXT(1000/[$'Combined Results (ms)'.G12]; &quot;0&quot;)" office:value-type="string" office:string-value="1/45" calcext:value-type="string">
            <text:p>1/45</text:p>
          </table:table-cell>
          <table:table-cell table:style-name="ce73" table:formula="of:=&quot;1/&quot; &amp; TEXT(1000/[$'Combined Results (ms)'.H12]; &quot;0&quot;)" office:value-type="string" office:string-value="1/45" calcext:value-type="string">
            <text:p>1/45</text:p>
          </table:table-cell>
          <table:table-cell table:style-name="ce73" table:formula="of:=&quot;1/&quot; &amp; TEXT(1000/[$'Combined Results (ms)'.I12]; &quot;0&quot;)" office:value-type="string" office:string-value="1/193" calcext:value-type="string">
            <text:p>1/193</text:p>
          </table:table-cell>
          <table:table-cell table:style-name="ce73" table:formula="of:=&quot;1/&quot; &amp; TEXT(1000/[$'Combined Results (ms)'.J12]; &quot;0&quot;)" office:value-type="string" office:string-value="1/136" calcext:value-type="string">
            <text:p>1/136</text:p>
          </table:table-cell>
          <table:table-cell table:style-name="ce73" table:formula="of:=&quot;1/&quot; &amp; TEXT(1000/[$'Combined Results (ms)'.K12]; &quot;0&quot;)" office:value-type="string" office:string-value="1/135" calcext:value-type="string">
            <text:p>1/135</text:p>
          </table:table-cell>
          <table:table-cell table:style-name="ce79"/>
          <table:table-cell table:number-columns-repeated="2"/>
        </table:table-row>
        <table:table-row table:style-name="ro3">
          <table:table-cell table:style-name="ce69" table:formula="of:=[$'Combined Results (ms)'.A13]" office:value-type="string" office:string-value="Olympus E-M5 III" calcext:value-type="string">
            <text:p>Olympus E-M5 III</text:p>
          </table:table-cell>
          <table:table-cell table:style-name="ce74" table:formula="of:=&quot;1/&quot; &amp; TEXT(1000/[$'Combined Results (ms)'.B13]; &quot;0&quot;)" office:value-type="string" office:string-value="1/62" calcext:value-type="string">
            <text:p>1/62</text:p>
          </table:table-cell>
          <table:table-cell table:style-name="ce74" table:number-columns-repeated="4"/>
          <table:table-cell table:style-name="ce74" table:formula="of:=&quot;1/&quot; &amp; TEXT(1000/[$'Combined Results (ms)'.G13]; &quot;0&quot;)" office:value-type="string" office:string-value="1/83" calcext:value-type="string">
            <text:p>1/83</text:p>
          </table:table-cell>
          <table:table-cell table:style-name="ce74" table:formula="of:=&quot;1/&quot; &amp; TEXT(1000/[$'Combined Results (ms)'.H13]; &quot;0&quot;)" office:value-type="string" office:string-value="1/83" calcext:value-type="string">
            <text:p>1/83</text:p>
          </table:table-cell>
          <table:table-cell table:style-name="ce74" table:formula="of:=&quot;1/&quot; &amp; TEXT(1000/[$'Combined Results (ms)'.I13]; &quot;0&quot;)" office:value-type="string" office:string-value="1/130" calcext:value-type="string">
            <text:p>1/130</text:p>
          </table:table-cell>
          <table:table-cell table:style-name="ce74" table:formula="of:=&quot;1/&quot; &amp; TEXT(1000/[$'Combined Results (ms)'.J13]; &quot;0&quot;)" office:value-type="string" office:string-value="1/91" calcext:value-type="string">
            <text:p>1/91</text:p>
          </table:table-cell>
          <table:table-cell table:style-name="ce74" table:formula="of:=&quot;1/&quot; &amp; TEXT(1000/[$'Combined Results (ms)'.K13]; &quot;0&quot;)" office:value-type="string" office:string-value="1/91" calcext:value-type="string">
            <text:p>1/91</text:p>
          </table:table-cell>
          <table:table-cell table:style-name="ce81" table:formula="of:=&quot;1/&quot; &amp; TEXT(1000/[$'Combined Results (ms)'.L13]; &quot;0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8" table:formula="of:=[$'Combined Results (ms)'.A14]" office:value-type="string" office:string-value="OMS OM-1" calcext:value-type="string">
            <text:p>OMS OM-1</text:p>
          </table:table-cell>
          <table:table-cell table:style-name="ce73" table:formula="of:=&quot;1/&quot; &amp; TEXT(1000/[$'Combined Results (ms)'.B14]; &quot;0&quot;)" office:value-type="string" office:string-value="1/125" calcext:value-type="string">
            <text:p>1/125</text:p>
          </table:table-cell>
          <table:table-cell table:style-name="ce73" table:number-columns-repeated="3"/>
          <table:table-cell table:style-name="ce73" table:formula="of:=&quot;1/&quot; &amp; TEXT(1000/[$'Combined Results (ms)'.F14]; &quot;0&quot;)" office:value-type="string" office:string-value="1/143" calcext:value-type="string">
            <text:p>1/143</text:p>
          </table:table-cell>
          <table:table-cell table:style-name="ce73" table:formula="of:=&quot;1/&quot; &amp; TEXT(1000/[$'Combined Results (ms)'.G14]; &quot;0&quot;)" office:value-type="string" office:string-value="1/143" calcext:value-type="string">
            <text:p>1/143</text:p>
          </table:table-cell>
          <table:table-cell table:style-name="ce73" table:formula="of:=&quot;1/&quot; &amp; TEXT(1000/[$'Combined Results (ms)'.H14]; &quot;0&quot;)" office:value-type="string" office:string-value="1/143" calcext:value-type="string">
            <text:p>1/143</text:p>
          </table:table-cell>
          <table:table-cell table:style-name="ce73" table:formula="of:=&quot;1/&quot; &amp; TEXT(1000/[$'Combined Results (ms)'.I14]; &quot;0&quot;)" office:value-type="string" office:string-value="1/216" calcext:value-type="string">
            <text:p>1/216</text:p>
          </table:table-cell>
          <table:table-cell table:style-name="ce73" table:formula="of:=&quot;1/&quot; &amp; TEXT(1000/[$'Combined Results (ms)'.J14]; &quot;0&quot;)" office:value-type="string" office:string-value="1/143" calcext:value-type="string">
            <text:p>1/143</text:p>
          </table:table-cell>
          <table:table-cell table:style-name="ce73" table:formula="of:=&quot;1/&quot; &amp; TEXT(1000/[$'Combined Results (ms)'.K14]; &quot;0&quot;)" office:value-type="string" office:string-value="1/144" calcext:value-type="string">
            <text:p>1/144</text:p>
          </table:table-cell>
          <table:table-cell table:style-name="ce79" table:formula="of:=&quot;1/&quot; &amp; TEXT(1000/[$'Combined Results (ms)'.L14]; &quot;0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69" table:formula="of:=[$'Combined Results (ms)'.A15]" office:value-type="string" office:string-value="Panasonic GX85" calcext:value-type="string">
            <text:p>Panasonic GX85</text:p>
          </table:table-cell>
          <table:table-cell table:style-name="ce74" table:formula="of:=&quot;1/&quot; &amp; TEXT(1000/[$'Combined Results (ms)'.B15]; &quot;0&quot;)" office:value-type="string" office:string-value="1/25" calcext:value-type="string">
            <text:p>1/25</text:p>
          </table:table-cell>
          <table:table-cell table:style-name="ce74" table:number-columns-repeated="4"/>
          <table:table-cell table:style-name="ce74" table:formula="of:=&quot;1/&quot; &amp; TEXT(1000/[$'Combined Results (ms)'.G15]; &quot;0&quot;)" office:value-type="string" office:string-value="1/37" calcext:value-type="string">
            <text:p>1/37</text:p>
          </table:table-cell>
          <table:table-cell table:style-name="ce74" table:formula="of:=&quot;1/&quot; &amp; TEXT(1000/[$'Combined Results (ms)'.H15]; &quot;0&quot;)" office:value-type="string" office:string-value="1/37" calcext:value-type="string">
            <text:p>1/37</text:p>
          </table:table-cell>
          <table:table-cell table:style-name="ce74"/>
          <table:table-cell table:style-name="ce74" table:formula="of:=&quot;1/&quot; &amp; TEXT(1000/[$'Combined Results (ms)'.J15]; &quot;0&quot;)" office:value-type="string" office:string-value="1/70" calcext:value-type="string">
            <text:p>1/70</text:p>
          </table:table-cell>
          <table:table-cell table:style-name="ce74" table:formula="of:=&quot;1/&quot; &amp; TEXT(1000/[$'Combined Results (ms)'.K15]; &quot;0&quot;)" office:value-type="string" office:string-value="1/69" calcext:value-type="string">
            <text:p>1/69</text:p>
          </table:table-cell>
          <table:table-cell table:style-name="ce81"/>
          <table:table-cell table:number-columns-repeated="2"/>
        </table:table-row>
        <table:table-row table:style-name="ro3">
          <table:table-cell table:style-name="ce68" table:formula="of:=[$'Combined Results (ms)'.A16]" office:value-type="string" office:string-value="Panasonic S1R" calcext:value-type="string">
            <text:p>Panasonic S1R</text:p>
          </table:table-cell>
          <table:table-cell table:style-name="ce73" table:formula="of:=&quot;1/&quot; &amp; TEXT(1000/[$'Combined Results (ms)'.B16]; &quot;0&quot;)" office:value-type="string" office:string-value="1/26" calcext:value-type="string">
            <text:p>1/26</text:p>
          </table:table-cell>
          <table:table-cell table:style-name="ce73" table:number-columns-repeated="3"/>
          <table:table-cell table:style-name="ce73" table:formula="of:=&quot;1/&quot; &amp; TEXT(1000/[$'Combined Results (ms)'.F16]; &quot;0&quot;)" office:value-type="string" office:string-value="1/63" calcext:value-type="string">
            <text:p>1/63</text:p>
          </table:table-cell>
          <table:table-cell table:style-name="ce73" table:formula="of:=&quot;1/&quot; &amp; TEXT(1000/[$'Combined Results (ms)'.G16]; &quot;0&quot;)" office:value-type="string" office:string-value="1/63" calcext:value-type="string">
            <text:p>1/63</text:p>
          </table:table-cell>
          <table:table-cell table:style-name="ce73" table:formula="of:=&quot;1/&quot; &amp; TEXT(1000/[$'Combined Results (ms)'.H16]; &quot;0&quot;)" office:value-type="string" office:string-value="1/63" calcext:value-type="string">
            <text:p>1/63</text:p>
          </table:table-cell>
          <table:table-cell table:style-name="ce73" table:formula="of:=&quot;1/&quot; &amp; TEXT(1000/[$'Combined Results (ms)'.I16]; &quot;0&quot;)" office:value-type="string" office:string-value="1/141" calcext:value-type="string">
            <text:p>1/141</text:p>
          </table:table-cell>
          <table:table-cell table:style-name="ce73" table:formula="of:=&quot;1/&quot; &amp; TEXT(1000/[$'Combined Results (ms)'.J16]; &quot;0&quot;)" office:value-type="string" office:string-value="1/72" calcext:value-type="string">
            <text:p>1/72</text:p>
          </table:table-cell>
          <table:table-cell table:style-name="ce73" table:formula="of:=&quot;1/&quot; &amp; TEXT(1000/[$'Combined Results (ms)'.K16]; &quot;0&quot;)" office:value-type="string" office:string-value="1/72" calcext:value-type="string">
            <text:p>1/72</text:p>
          </table:table-cell>
          <table:table-cell table:style-name="ce79" table:formula="of:=&quot;1/&quot; &amp; TEXT(1000/[$'Combined Results (ms)'.L16]; &quot;0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69" table:formula="of:=[$'Combined Results (ms)'.A17]" office:value-type="string" office:string-value="Panasonic S5 IIx" calcext:value-type="string">
            <text:p>Panasonic S5 IIx</text:p>
          </table:table-cell>
          <table:table-cell table:style-name="ce74" table:formula="of:=&quot;1/&quot; &amp; TEXT(1000/[$'Combined Results (ms)'.B17]; &quot;0&quot;)" office:value-type="string" office:string-value="1/20" calcext:value-type="string">
            <text:p>1/20</text:p>
          </table:table-cell>
          <table:table-cell table:style-name="ce74" table:number-columns-repeated="3"/>
          <table:table-cell table:style-name="ce74" table:formula="of:=&quot;1/&quot; &amp; TEXT(1000/[$'Combined Results (ms)'.F17]; &quot;0&quot;)" office:value-type="string" office:string-value="1/70" calcext:value-type="string">
            <text:p>1/70</text:p>
          </table:table-cell>
          <table:table-cell table:style-name="ce74" table:formula="of:=&quot;1/&quot; &amp; TEXT(1000/[$'Combined Results (ms)'.G17]; &quot;0&quot;)" office:value-type="string" office:string-value="1/47" calcext:value-type="string">
            <text:p>1/47</text:p>
          </table:table-cell>
          <table:table-cell table:style-name="ce74" table:formula="of:=&quot;1/&quot; &amp; TEXT(1000/[$'Combined Results (ms)'.H17]; &quot;0&quot;)" office:value-type="string" office:string-value="1/47" calcext:value-type="string">
            <text:p>1/47</text:p>
          </table:table-cell>
          <table:table-cell table:style-name="ce74" table:formula="of:=&quot;1/&quot; &amp; TEXT(1000/[$'Combined Results (ms)'.I17]; &quot;0&quot;)" office:value-type="string" office:string-value="1/191" calcext:value-type="string">
            <text:p>1/191</text:p>
          </table:table-cell>
          <table:table-cell table:style-name="ce74" table:formula="of:=&quot;1/&quot; &amp; TEXT(1000/[$'Combined Results (ms)'.J17]; &quot;0&quot;)" office:value-type="string" office:string-value="1/94" calcext:value-type="string">
            <text:p>1/94</text:p>
          </table:table-cell>
          <table:table-cell table:style-name="ce74" table:formula="of:=&quot;1/&quot; &amp; TEXT(1000/[$'Combined Results (ms)'.K17]; &quot;0&quot;)" office:value-type="string" office:string-value="1/47" calcext:value-type="string">
            <text:p>1/47</text:p>
          </table:table-cell>
          <table:table-cell table:style-name="ce81" table:formula="of:=&quot;1/&quot; &amp; TEXT(1000/[$'Combined Results (ms)'.L17]; &quot;0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8" table:formula="of:=[$'Combined Results (ms)'.A18]" office:value-type="string" office:string-value="Sony A1" calcext:value-type="string">
            <text:p>Sony A1</text:p>
          </table:table-cell>
          <table:table-cell table:style-name="ce73" table:formula="of:=&quot;1/&quot; &amp; TEXT(1000/[$'Combined Results (ms)'.B18]; &quot;0&quot;)" office:value-type="string" office:string-value="1/256" calcext:value-type="string">
            <text:p>1/256</text:p>
          </table:table-cell>
          <table:table-cell table:style-name="ce73" table:formula="of:=&quot;1/&quot; &amp; TEXT(1000/[$'Combined Results (ms)'.C18]; &quot;0&quot;)" office:value-type="string" office:string-value="1/65" calcext:value-type="string">
            <text:p>1/65</text:p>
          </table:table-cell>
          <table:table-cell table:style-name="ce73" table:formula="of:=&quot;1/&quot; &amp; TEXT(1000/[$'Combined Results (ms)'.D18]; &quot;0&quot;)" office:value-type="string" office:string-value="1/65" calcext:value-type="string">
            <text:p>1/65</text:p>
          </table:table-cell>
          <table:table-cell table:style-name="ce73" table:formula="of:=&quot;1/&quot; &amp; TEXT(1000/[$'Combined Results (ms)'.E18]; &quot;0&quot;)" office:value-type="string" office:string-value="1/164" calcext:value-type="string">
            <text:p>1/164</text:p>
          </table:table-cell>
          <table:table-cell table:style-name="ce73" table:formula="of:=&quot;1/&quot; &amp; TEXT(1000/[$'Combined Results (ms)'.F18]; &quot;0&quot;)" office:value-type="string" office:string-value="1/124" calcext:value-type="string">
            <text:p>1/124</text:p>
          </table:table-cell>
          <table:table-cell table:style-name="ce73" table:formula="of:=&quot;1/&quot; &amp; TEXT(1000/[$'Combined Results (ms)'.G18]; &quot;0&quot;)" office:value-type="string" office:string-value="1/125" calcext:value-type="string">
            <text:p>1/125</text:p>
          </table:table-cell>
          <table:table-cell table:style-name="ce73" table:formula="of:=&quot;1/&quot; &amp; TEXT(1000/[$'Combined Results (ms)'.H18]; &quot;0&quot;)" office:value-type="string" office:string-value="1/125" calcext:value-type="string">
            <text:p>1/125</text:p>
          </table:table-cell>
          <table:table-cell table:style-name="ce73" table:formula="of:=&quot;1/&quot; &amp; TEXT(1000/[$'Combined Results (ms)'.I18]; &quot;0&quot;)" office:value-type="string" office:string-value="1/187" calcext:value-type="string">
            <text:p>1/187</text:p>
          </table:table-cell>
          <table:table-cell table:style-name="ce73" table:formula="of:=&quot;1/&quot; &amp; TEXT(1000/[$'Combined Results (ms)'.J18]; &quot;0&quot;)" office:value-type="string" office:string-value="1/188" calcext:value-type="string">
            <text:p>1/188</text:p>
          </table:table-cell>
          <table:table-cell table:style-name="ce73" table:formula="of:=&quot;1/&quot; &amp; TEXT(1000/[$'Combined Results (ms)'.K18]; &quot;0&quot;)" office:value-type="string" office:string-value="1/186" calcext:value-type="string">
            <text:p>1/186</text:p>
          </table:table-cell>
          <table:table-cell table:style-name="ce79" table:formula="of:=&quot;1/&quot; &amp; TEXT(1000/[$'Combined Results (ms)'.L18]; &quot;0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69" table:formula="of:=[$'Combined Results (ms)'.A19]" office:value-type="string" office:string-value="Sony A7C" calcext:value-type="string">
            <text:p>Sony A7C</text:p>
          </table:table-cell>
          <table:table-cell table:style-name="ce74" table:number-columns-repeated="5"/>
          <table:table-cell table:style-name="ce74" table:formula="of:=&quot;1/&quot; &amp; TEXT(1000/[$'Combined Results (ms)'.G19]; &quot;0&quot;)" office:value-type="string" office:string-value="1/59" calcext:value-type="string">
            <text:p>1/59</text:p>
          </table:table-cell>
          <table:table-cell table:style-name="ce74" table:formula="of:=&quot;1/&quot; &amp; TEXT(1000/[$'Combined Results (ms)'.H19]; &quot;0&quot;)" office:value-type="string" office:string-value="1/41" calcext:value-type="string">
            <text:p>1/41</text:p>
          </table:table-cell>
          <table:table-cell table:style-name="ce74" table:formula="of:=&quot;1/&quot; &amp; TEXT(1000/[$'Combined Results (ms)'.I19]; &quot;0&quot;)" office:value-type="string" office:string-value="1/144" calcext:value-type="string">
            <text:p>1/144</text:p>
          </table:table-cell>
          <table:table-cell table:style-name="ce74" table:formula="of:=&quot;1/&quot; &amp; TEXT(1000/[$'Combined Results (ms)'.J19]; &quot;0&quot;)" office:value-type="string" office:string-value="1/144" calcext:value-type="string">
            <text:p>1/144</text:p>
          </table:table-cell>
          <table:table-cell table:style-name="ce74" table:formula="of:=&quot;1/&quot; &amp; TEXT(1000/[$'Combined Results (ms)'.K19]; &quot;0&quot;)" office:value-type="string" office:string-value="1/144" calcext:value-type="string">
            <text:p>1/144</text:p>
          </table:table-cell>
          <table:table-cell table:style-name="ce81" table:formula="of:=&quot;1/&quot; &amp; TEXT(1000/[$'Combined Results (ms)'.L19]; &quot;0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68" table:formula="of:=[$'Combined Results (ms)'.A20]" office:value-type="string" office:string-value="Sony A7M3" calcext:value-type="string">
            <text:p>Sony A7M3</text:p>
          </table:table-cell>
          <table:table-cell table:style-name="ce73" table:formula="of:=&quot;1/&quot; &amp; TEXT(1000/[$'Combined Results (ms)'.B20]; &quot;0&quot;)" office:value-type="string" office:string-value="1/16" calcext:value-type="string">
            <text:p>1/16</text:p>
          </table:table-cell>
          <table:table-cell table:style-name="ce73" table:number-columns-repeated="4"/>
          <table:table-cell table:style-name="ce73" table:formula="of:=&quot;1/&quot; &amp; TEXT(1000/[$'Combined Results (ms)'.G20]; &quot;0&quot;)" office:value-type="string" office:string-value="1/58" calcext:value-type="string">
            <text:p>1/58</text:p>
          </table:table-cell>
          <table:table-cell table:style-name="ce73" table:formula="of:=&quot;1/&quot; &amp; TEXT(1000/[$'Combined Results (ms)'.H20]; &quot;0&quot;)" office:value-type="string" office:string-value="1/41" calcext:value-type="string">
            <text:p>1/41</text:p>
          </table:table-cell>
          <table:table-cell table:style-name="ce73" table:formula="of:=&quot;1/&quot; &amp; TEXT(1000/[$'Combined Results (ms)'.I20]; &quot;0&quot;)" office:value-type="string" office:string-value="1/140" calcext:value-type="string">
            <text:p>1/140</text:p>
          </table:table-cell>
          <table:table-cell table:style-name="ce73" table:formula="of:=&quot;1/&quot; &amp; TEXT(1000/[$'Combined Results (ms)'.J20]; &quot;0&quot;)" office:value-type="string" office:string-value="1/141" calcext:value-type="string">
            <text:p>1/141</text:p>
          </table:table-cell>
          <table:table-cell table:style-name="ce73" table:formula="of:=&quot;1/&quot; &amp; TEXT(1000/[$'Combined Results (ms)'.K20]; &quot;0&quot;)" office:value-type="string" office:string-value="1/141" calcext:value-type="string">
            <text:p>1/141</text:p>
          </table:table-cell>
          <table:table-cell table:style-name="ce79" table:formula="of:=&quot;1/&quot; &amp; TEXT(1000/[$'Combined Results (ms)'.L20]; &quot;0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69" table:formula="of:=[$'Combined Results (ms)'.A21]" office:value-type="string" office:string-value="Sony A7rIV" calcext:value-type="string">
            <text:p>Sony A7rIV</text:p>
          </table:table-cell>
          <table:table-cell table:style-name="ce74" table:formula="of:=&quot;1/&quot; &amp; TEXT(1000/[$'Combined Results (ms)'.B21]; &quot;0&quot;)" office:value-type="string" office:string-value="1/10" calcext:value-type="string">
            <text:p>1/10</text:p>
          </table:table-cell>
          <table:table-cell table:style-name="ce74" table:number-columns-repeated="4"/>
          <table:table-cell table:style-name="ce74" table:formula="of:=&quot;1/&quot; &amp; TEXT(1000/[$'Combined Results (ms)'.G21]; &quot;0&quot;)" office:value-type="string" office:string-value="1/40" calcext:value-type="string">
            <text:p>1/40</text:p>
          </table:table-cell>
          <table:table-cell table:style-name="ce74" table:formula="of:=&quot;1/&quot; &amp; TEXT(1000/[$'Combined Results (ms)'.H21]; &quot;0&quot;)" office:value-type="string" office:string-value="1/31" calcext:value-type="string">
            <text:p>1/31</text:p>
          </table:table-cell>
          <table:table-cell table:style-name="ce74" table:formula="of:=&quot;1/&quot; &amp; TEXT(1000/[$'Combined Results (ms)'.I21]; &quot;0&quot;)" office:value-type="string" office:string-value="1/137" calcext:value-type="string">
            <text:p>1/137</text:p>
          </table:table-cell>
          <table:table-cell table:style-name="ce74" table:formula="of:=&quot;1/&quot; &amp; TEXT(1000/[$'Combined Results (ms)'.J21]; &quot;0&quot;)" office:value-type="string" office:string-value="1/77" calcext:value-type="string">
            <text:p>1/77</text:p>
          </table:table-cell>
          <table:table-cell table:style-name="ce74" table:formula="of:=&quot;1/&quot; &amp; TEXT(1000/[$'Combined Results (ms)'.K21]; &quot;0&quot;)" office:value-type="string" office:string-value="1/77" calcext:value-type="string">
            <text:p>1/77</text:p>
          </table:table-cell>
          <table:table-cell table:style-name="ce81" table:formula="of:=&quot;1/&quot; &amp; TEXT(1000/[$'Combined Results (ms)'.L21]; &quot;0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8" table:formula="of:=[$'Combined Results (ms)'.A22]" office:value-type="string" office:string-value="Sony A9" calcext:value-type="string">
            <text:p>Sony A9</text:p>
          </table:table-cell>
          <table:table-cell table:style-name="ce73" table:formula="of:=&quot;1/&quot; &amp; TEXT(1000/[$'Combined Results (ms)'.B22]; &quot;0&quot;)" office:value-type="string" office:string-value="1/152" calcext:value-type="string">
            <text:p>1/152</text:p>
          </table:table-cell>
          <table:table-cell table:style-name="ce73" table:number-columns-repeated="4"/>
          <table:table-cell table:style-name="ce73" table:formula="of:=&quot;1/&quot; &amp; TEXT(1000/[$'Combined Results (ms)'.G22]; &quot;0&quot;)" office:value-type="string" office:string-value="1/55" calcext:value-type="string">
            <text:p>1/55</text:p>
          </table:table-cell>
          <table:table-cell table:style-name="ce73" table:formula="of:=&quot;1/&quot; &amp; TEXT(1000/[$'Combined Results (ms)'.H22]; &quot;0&quot;)" office:value-type="string" office:string-value="1/44" calcext:value-type="string">
            <text:p>1/44</text:p>
          </table:table-cell>
          <table:table-cell table:style-name="ce73" table:formula="of:=&quot;1/&quot; &amp; TEXT(1000/[$'Combined Results (ms)'.I22]; &quot;0&quot;)" office:value-type="string" office:string-value="1/156" calcext:value-type="string">
            <text:p>1/156</text:p>
          </table:table-cell>
          <table:table-cell table:style-name="ce73" table:formula="of:=&quot;1/&quot; &amp; TEXT(1000/[$'Combined Results (ms)'.J22]; &quot;0&quot;)" office:value-type="string" office:string-value="1/156" calcext:value-type="string">
            <text:p>1/156</text:p>
          </table:table-cell>
          <table:table-cell table:style-name="ce73" table:formula="of:=&quot;1/&quot; &amp; TEXT(1000/[$'Combined Results (ms)'.K22]; &quot;0&quot;)" office:value-type="string" office:string-value="1/156" calcext:value-type="string">
            <text:p>1/156</text:p>
          </table:table-cell>
          <table:table-cell table:style-name="ce79" table:formula="of:=&quot;1/&quot; &amp; TEXT(1000/[$'Combined Results (ms)'.L22]; &quot;0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70" table:formula="of:=[$'Combined Results (ms)'.A23]" office:value-type="string" office:string-value="Sony ZV1" calcext:value-type="string">
            <text:p>Sony ZV1</text:p>
          </table:table-cell>
          <table:table-cell table:style-name="ce75" table:formula="of:=&quot;1/&quot; &amp; TEXT(1000/[$'Combined Results (ms)'.B23]; &quot;0&quot;)" office:value-type="string" office:string-value="1/128" calcext:value-type="string">
            <text:p>1/128</text:p>
          </table:table-cell>
          <table:table-cell table:style-name="ce75" table:number-columns-repeated="4"/>
          <table:table-cell table:style-name="ce75" table:formula="of:=&quot;1/&quot; &amp; TEXT(1000/[$'Combined Results (ms)'.G23]; &quot;0&quot;)" office:value-type="string" office:string-value="1/62" calcext:value-type="string">
            <text:p>1/62</text:p>
          </table:table-cell>
          <table:table-cell table:style-name="ce75" table:formula="of:=&quot;1/&quot; &amp; TEXT(1000/[$'Combined Results (ms)'.H23]; &quot;0&quot;)" office:value-type="string" office:string-value="1/61" calcext:value-type="string">
            <text:p>1/61</text:p>
          </table:table-cell>
          <table:table-cell table:style-name="ce75" table:formula="of:=&quot;1/&quot; &amp; TEXT(1000/[$'Combined Results (ms)'.I23]; &quot;0&quot;)" office:value-type="string" office:string-value="1/125" calcext:value-type="string">
            <text:p>1/125</text:p>
          </table:table-cell>
          <table:table-cell table:style-name="ce75" table:formula="of:=&quot;1/&quot; &amp; TEXT(1000/[$'Combined Results (ms)'.J23]; &quot;0&quot;)" office:value-type="string" office:string-value="1/63" calcext:value-type="string">
            <text:p>1/63</text:p>
          </table:table-cell>
          <table:table-cell table:style-name="ce75" table:formula="of:=&quot;1/&quot; &amp; TEXT(1000/[$'Combined Results (ms)'.K23]; &quot;0&quot;)" office:value-type="string" office:string-value="1/63" calcext:value-type="string">
            <text:p>1/63</text:p>
          </table:table-cell>
          <table:table-cell table:style-name="ce82" table:formula="of:=&quot;1/&quot; &amp; TEXT(1000/[$'Combined Results (ms)'.L23]; &quot;0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83"/>
        </table:table-row>
        <table:table-row table:style-name="ro2" table:number-rows-repeated="104854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106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27"/>
          <table:covered-table-cell table:style-name="ce44"/>
          <table:table-cell table:number-columns-repeated="2"/>
        </table:table-row>
        <table:table-row table:style-name="ro3">
          <table:table-cell table:style-name="ce25"/>
          <table:table-cell table:style-name="ce38" table:number-columns-repeated="11"/>
          <table:table-cell table:number-columns-repeated="2"/>
        </table:table-row>
        <table:table-row table:style-name="ro3">
          <table:table-cell table:style-name="ce46" office:value-type="string" calcext:value-type="string">
            <text:p>Model</text:p>
          </table:table-cell>
          <table:table-cell table:style-name="ce50" office:value-type="string" calcext:value-type="string">
            <text:p>Photo</text:p>
          </table:table-cell>
          <table:table-cell table:style-name="ce50" office:value-type="string" calcext:value-type="string">
            <text:p>8K 30p</text:p>
          </table:table-cell>
          <table:table-cell table:style-name="ce50" office:value-type="string" calcext:value-type="string">
            <text:p>8K 24p</text:p>
          </table:table-cell>
          <table:table-cell table:style-name="ce50" office:value-type="string" calcext:value-type="string">
            <text:p>4K 120p</text:p>
          </table:table-cell>
          <table:table-cell table:style-name="ce50" office:value-type="string" calcext:value-type="string">
            <text:p>4K 60p</text:p>
          </table:table-cell>
          <table:table-cell table:style-name="ce50" office:value-type="string" calcext:value-type="string">
            <text:p>4K 30p</text:p>
          </table:table-cell>
          <table:table-cell table:style-name="ce50" office:value-type="string" calcext:value-type="string">
            <text:p>4K 24p</text:p>
          </table:table-cell>
          <table:table-cell table:style-name="ce50" office:value-type="string" calcext:value-type="string">
            <text:p>1080 120p</text:p>
          </table:table-cell>
          <table:table-cell table:style-name="ce50" office:value-type="string" calcext:value-type="string">
            <text:p>1080 60p</text:p>
          </table:table-cell>
          <table:table-cell table:style-name="ce50" office:value-type="string" calcext:value-type="string">
            <text:p>1080 30p</text:p>
          </table:table-cell>
          <table:table-cell table:style-name="ce5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8" table:formula="of:=[$'Canon M50 II'.A1]" office:value-type="string" office:string-value="Canon M50 II" calcext:value-type="string">
            <text:p>Canon M50 II</text:p>
          </table:table-cell>
          <table:table-cell table:style-name="ce40" table:formula="of:=[$'Canon M50 II'.F6]" office:value-type="float" office:value="78.3929446349829" calcext:value-type="float">
            <text:p>78.39 ms</text:p>
          </table:table-cell>
          <table:table-cell table:style-name="ce40" table:number-columns-repeated="5"/>
          <table:table-cell table:style-name="ce40" table:formula="of:=[$'Canon M50 II'.F7]" office:value-type="float" office:value="32.7935222672065" calcext:value-type="float">
            <text:p>32.79 ms</text:p>
          </table:table-cell>
          <table:table-cell table:style-name="ce40"/>
          <table:table-cell table:style-name="ce40" table:formula="of:=[$'Canon M50 II'.F8]" office:value-type="float" office:value="13.4328358208955" calcext:value-type="float">
            <text:p>13.43 ms</text:p>
          </table:table-cell>
          <table:table-cell table:style-name="ce40" table:formula="of:=[$'Canon M50 II'.F9]" office:value-type="float" office:value="13.374613003096" calcext:value-type="float">
            <text:p>13.37 ms</text:p>
          </table:table-cell>
          <table:table-cell table:style-name="ce52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69" table:formula="of:=[$'Fuji 50S'.A1]" office:value-type="string" office:string-value="Fuji 50S" calcext:value-type="string">
            <text:p>Fuji 50S</text:p>
          </table:table-cell>
          <table:table-cell table:style-name="ce41" table:formula="of:=[$'Fuji 50S'.F6]" office:value-type="float" office:value="299.036220472441" calcext:value-type="float">
            <text:p>299.04 ms</text:p>
          </table:table-cell>
          <table:table-cell table:style-name="ce41" table:number-columns-repeated="8"/>
          <table:table-cell table:style-name="ce41" table:formula="of:=[$'Fuji 50S'.F7]" office:value-type="float" office:value="30.9307875894988" calcext:value-type="float">
            <text:p>30.93 ms</text:p>
          </table:table-cell>
          <table:table-cell table:style-name="ce5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8" table:formula="of:=[$'Leica M11'.A1]" office:value-type="string" office:string-value="Leica M11" calcext:value-type="string">
            <text:p>Leica M11</text:p>
          </table:table-cell>
          <table:table-cell table:style-name="ce40" table:formula="of:=[$'Leica M11'.F6]" office:value-type="float" office:value="102.043415340087" calcext:value-type="float">
            <text:p>102.04 ms</text:p>
          </table:table-cell>
          <table:table-cell table:style-name="ce40" table:number-columns-repeated="9"/>
          <table:table-cell table:style-name="ce52"/>
          <table:table-cell table:number-columns-repeated="2"/>
        </table:table-row>
        <table:table-row table:style-name="ro3">
          <table:table-cell table:style-name="ce69" table:formula="of:=[$'Leica Q2'.A1]" office:value-type="string" office:string-value="Leica Q2" calcext:value-type="string">
            <text:p>Leica Q2</text:p>
          </table:table-cell>
          <table:table-cell table:style-name="ce41" table:formula="of:=[$'Leica Q2'.F6]" office:value-type="float" office:value="38.7105719237435" calcext:value-type="float">
            <text:p>38.71 ms</text:p>
          </table:table-cell>
          <table:table-cell table:style-name="ce41" table:number-columns-repeated="9"/>
          <table:table-cell table:style-name="ce53"/>
          <table:table-cell table:number-columns-repeated="2"/>
        </table:table-row>
        <table:table-row table:style-name="ro3">
          <table:table-cell table:style-name="ce68" table:formula="of:=[$'Leica SL2'.A1]" office:value-type="string" office:string-value="Leica SL2" calcext:value-type="string">
            <text:p>Leica SL2</text:p>
          </table:table-cell>
          <table:table-cell table:style-name="ce40" table:formula="of:=[$'Leica SL2'.F6]" office:value-type="float" office:value="38.8066517746339" calcext:value-type="float">
            <text:p>38.81 ms</text:p>
          </table:table-cell>
          <table:table-cell table:style-name="ce40" table:number-columns-repeated="3"/>
          <table:table-cell table:style-name="ce40" table:formula="of:=[$'Leica SL2'.F15]" office:value-type="float" office:value="15.9057437407953" calcext:value-type="float">
            <text:p>15.91 ms</text:p>
          </table:table-cell>
          <table:table-cell table:style-name="ce40"/>
          <table:table-cell table:style-name="ce40" table:formula="of:=[$'Leica SL2'.F16]" office:value-type="float" office:value="15.9763313609467" calcext:value-type="float">
            <text:p>15.98 ms</text:p>
          </table:table-cell>
          <table:table-cell table:style-name="ce40"/>
          <table:table-cell table:style-name="ce40" table:formula="of:=[$'Leica SL2'.F17]" office:value-type="float" office:value="14.094616639478" calcext:value-type="float">
            <text:p>14.09 ms</text:p>
          </table:table-cell>
          <table:table-cell table:style-name="ce40"/>
          <table:table-cell table:style-name="ce52" table:formula="of:=[$'Leica SL2'.F18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69" table:formula="of:=[$'Nikon Z6'.A1]" office:value-type="string" office:string-value="Nikon Z6" calcext:value-type="string">
            <text:p>Nikon Z6</text:p>
          </table:table-cell>
          <table:table-cell table:style-name="ce41" table:formula="of:=[$'Nikon Z6'.F6]" office:value-type="float" office:value="50.5078232226187" calcext:value-type="float">
            <text:p>50.51 ms</text:p>
          </table:table-cell>
          <table:table-cell table:style-name="ce41" table:number-columns-repeated="4"/>
          <table:table-cell table:style-name="ce41" table:formula="of:=[$'Nikon Z6'.F8]" office:value-type="float" office:value="22.1538461538462" calcext:value-type="float">
            <text:p>22.15 ms</text:p>
          </table:table-cell>
          <table:table-cell table:style-name="ce41" table:formula="of:=[$'Nikon Z6'.F9]" office:value-type="float" office:value="22.1538461538462" calcext:value-type="float">
            <text:p>22.15 ms</text:p>
          </table:table-cell>
          <table:table-cell table:style-name="ce41" table:formula="of:=[$'Nikon Z6'.F10]" office:value-type="float" office:value="5.14898688915376" calcext:value-type="float">
            <text:p>5.15 ms</text:p>
          </table:table-cell>
          <table:table-cell table:style-name="ce41" table:formula="of:=[$'Nikon Z6'.F11]" office:value-type="float" office:value="7.33031674208145" calcext:value-type="float">
            <text:p>7.33 ms</text:p>
          </table:table-cell>
          <table:table-cell table:style-name="ce41" table:formula="of:=[$'Nikon Z6'.F12]" office:value-type="float" office:value="7.33446519524618" calcext:value-type="float">
            <text:p>7.3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Nikon Z7'.A1]" office:value-type="string" office:string-value="Nikon Z7" calcext:value-type="string">
            <text:p>Nikon Z7</text:p>
          </table:table-cell>
          <table:table-cell table:style-name="ce40" table:formula="of:=[$'Nikon Z7'.F6]" office:value-type="float" office:value="65.6671306422748" calcext:value-type="float">
            <text:p>65.67 ms</text:p>
          </table:table-cell>
          <table:table-cell table:style-name="ce40" table:number-columns-repeated="4"/>
          <table:table-cell table:style-name="ce40" table:formula="of:=[$'Nikon Z7'.F8]" office:value-type="float" office:value="30.0596421471173" calcext:value-type="float">
            <text:p>30.06 ms</text:p>
          </table:table-cell>
          <table:table-cell table:style-name="ce40" table:formula="of:=[$'Nikon Z7'.F9]" office:value-type="float" office:value="30.1195219123506" calcext:value-type="float">
            <text:p>30.12 ms</text:p>
          </table:table-cell>
          <table:table-cell table:style-name="ce40" table:formula="of:=[$'Nikon Z7'.F10]" office:value-type="float" office:value="6.94533762057878" calcext:value-type="float">
            <text:p>6.95 ms</text:p>
          </table:table-cell>
          <table:table-cell table:style-name="ce40" table:formula="of:=[$'Nikon Z7'.F11]" office:value-type="float" office:value="10.6930693069307" calcext:value-type="float">
            <text:p>10.69 ms</text:p>
          </table:table-cell>
          <table:table-cell table:style-name="ce40" table:formula="of:=[$'Nikon Z7'.F12]" office:value-type="float" office:value="10.6273062730627" calcext:value-type="float">
            <text:p>10.6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69" table:formula="of:=[$'Nikon Z9'.A1]" office:value-type="string" office:string-value="Nikon Z9" calcext:value-type="string">
            <text:p>Nikon Z9</text:p>
          </table:table-cell>
          <table:table-cell table:style-name="ce41" table:formula="of:=[$'Nikon Z9'.F6]" office:value-type="float" office:value="3.72647257955315" calcext:value-type="float">
            <text:p>3.73 ms</text:p>
          </table:table-cell>
          <table:table-cell table:style-name="ce41" table:formula="of:=[$'Nikon Z9'.F7]" office:value-type="float" office:value="14.4200278164117" calcext:value-type="float">
            <text:p>14.42 ms</text:p>
          </table:table-cell>
          <table:table-cell table:style-name="ce41" table:formula="of:=[$'Nikon Z9'.F8]" office:value-type="float" office:value="14.4401114206128" calcext:value-type="float">
            <text:p>14.44 ms</text:p>
          </table:table-cell>
          <table:table-cell table:style-name="ce41" table:formula="of:=[$'Nikon Z9'.F9]" office:value-type="float" office:value="4.87034949267193" calcext:value-type="float">
            <text:p>4.87 ms</text:p>
          </table:table-cell>
          <table:table-cell table:style-name="ce41" table:formula="of:=[$'Nikon Z9'.F11]" office:value-type="float" office:value="14.4550669216061" calcext:value-type="float">
            <text:p>14.46 ms</text:p>
          </table:table-cell>
          <table:table-cell table:style-name="ce41" table:formula="of:=[$'Nikon Z9'.F12]" office:value-type="float" office:value="14.510556621881" calcext:value-type="float">
            <text:p>14.51 ms</text:p>
          </table:table-cell>
          <table:table-cell table:style-name="ce41" table:formula="of:=[$'Nikon Z9'.F13]" office:value-type="float" office:value="14.4550669216061" calcext:value-type="float">
            <text:p>14.46 ms</text:p>
          </table:table-cell>
          <table:table-cell table:style-name="ce41" table:formula="of:=[$'Nikon Z9'.F14]" office:value-type="float" office:value="4.81069042316258" calcext:value-type="float">
            <text:p>4.81 ms</text:p>
          </table:table-cell>
          <table:table-cell table:style-name="ce41" table:formula="of:=[$'Nikon Z9'.F15]" office:value-type="float" office:value="4.84848484848485" calcext:value-type="float">
            <text:p>4.85 ms</text:p>
          </table:table-cell>
          <table:table-cell table:style-name="ce41" table:formula="of:=[$'Nikon Z9'.F16]" office:value-type="float" office:value="4.85939257592801" calcext:value-type="float">
            <text:p>4.86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Nikon Zf'.A1]" office:value-type="string" office:string-value="Nikon Zf" calcext:value-type="string">
            <text:p>Nikon Zf</text:p>
          </table:table-cell>
          <table:table-cell table:style-name="ce40" table:formula="of:=[$'Nikon Zf'.F6]" office:value-type="float" office:value="50.5078232226187" calcext:value-type="float">
            <text:p>50.51 ms</text:p>
          </table:table-cell>
          <table:table-cell table:style-name="ce40" table:number-columns-repeated="3"/>
          <table:table-cell table:style-name="ce40" table:formula="of:=[$'Nikon Zf'.F9]" office:value-type="float" office:value="14.578177727784" calcext:value-type="float">
            <text:p>14.58 ms</text:p>
          </table:table-cell>
          <table:table-cell table:style-name="ce40" table:formula="of:=[$'Nikon Zf'.F10]" office:value-type="float" office:value="22.1311475409836" calcext:value-type="float">
            <text:p>22.13 ms</text:p>
          </table:table-cell>
          <table:table-cell table:style-name="ce40" table:formula="of:=[$'Nikon Zf'.F11]" office:value-type="float" office:value="22.17659137577" calcext:value-type="float">
            <text:p>22.18 ms</text:p>
          </table:table-cell>
          <table:table-cell table:style-name="ce40" table:formula="of:=[$'Nikon Zf'.F13]" office:value-type="float" office:value="5.19230769230769" calcext:value-type="float">
            <text:p>5.19 ms</text:p>
          </table:table-cell>
          <table:table-cell table:style-name="ce40" table:formula="of:=[$'Nikon Zf'.F14]" office:value-type="float" office:value="7.37201365187713" calcext:value-type="float">
            <text:p>7.37 ms</text:p>
          </table:table-cell>
          <table:table-cell table:style-name="ce40" table:formula="of:=[$'Nikon Zf'.F15]" office:value-type="float" office:value="7.38882554161916" calcext:value-type="float">
            <text:p>7.39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69" table:formula="of:=[$'Olympus E-M5 III'.A1]" office:value-type="string" office:string-value="Olympus E-M5 III" calcext:value-type="string">
            <text:p>Olympus E-M5 III</text:p>
          </table:table-cell>
          <table:table-cell table:style-name="ce41" table:formula="of:=[$'Olympus E-M5 III'.F6]" office:value-type="float" office:value="16.1551246537396" calcext:value-type="float">
            <text:p>16.16 ms</text:p>
          </table:table-cell>
          <table:table-cell table:style-name="ce41" table:number-columns-repeated="4"/>
          <table:table-cell table:style-name="ce41" table:formula="of:=[$'Olympus E-M5 III'.F8]" office:value-type="float" office:value="12.0940649496081" calcext:value-type="float">
            <text:p>12.09 ms</text:p>
          </table:table-cell>
          <table:table-cell table:style-name="ce41" table:formula="of:=[$'Olympus E-M5 III'.F9]" office:value-type="float" office:value="12.1178120617111" calcext:value-type="float">
            <text:p>12.12 ms</text:p>
          </table:table-cell>
          <table:table-cell table:style-name="ce41" table:formula="of:=[$'Olympus E-M5 III'.F11]" office:value-type="float" office:value="7.69596199524941" calcext:value-type="float">
            <text:p>7.70 ms</text:p>
          </table:table-cell>
          <table:table-cell table:style-name="ce41" table:formula="of:=[$'Olympus E-M5 III'.F12]" office:value-type="float" office:value="11.0344827586207" calcext:value-type="float">
            <text:p>11.03 ms</text:p>
          </table:table-cell>
          <table:table-cell table:style-name="ce41" table:formula="of:=[$'Olympus E-M5 III'.F13]" office:value-type="float" office:value="10.9783989834816" calcext:value-type="float">
            <text:p>10.98 ms</text:p>
          </table:table-cell>
          <table:table-cell table:style-name="ce5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8" table:formula="of:=[$'OMS OM-1'.A1]" office:value-type="string" office:string-value="OMS OM-1" calcext:value-type="string">
            <text:p>OMS OM-1</text:p>
          </table:table-cell>
          <table:table-cell table:style-name="ce40" table:formula="of:=[$'OMS OM-1'.F6]" office:value-type="float" office:value="7.9781121751026" calcext:value-type="float">
            <text:p>7.98 ms</text:p>
          </table:table-cell>
          <table:table-cell table:style-name="ce40" table:number-columns-repeated="3"/>
          <table:table-cell table:style-name="ce40" table:formula="of:=[$'OMS OM-1'.F8]" office:value-type="float" office:value="6.99029126213592" calcext:value-type="float">
            <text:p>6.99 ms</text:p>
          </table:table-cell>
          <table:table-cell table:style-name="ce40" table:formula="of:=[$'OMS OM-1'.F9]" office:value-type="float" office:value="6.99029126213592" calcext:value-type="float">
            <text:p>6.99 ms</text:p>
          </table:table-cell>
          <table:table-cell table:style-name="ce40" table:formula="of:=[$'OMS OM-1'.F10]" office:value-type="float" office:value="6.99784017278618" calcext:value-type="float">
            <text:p>7.00 ms</text:p>
          </table:table-cell>
          <table:table-cell table:style-name="ce40" table:formula="of:=[$'OMS OM-1'.F21]" office:value-type="float" office:value="4.64017185821697" calcext:value-type="float">
            <text:p>4.64 ms</text:p>
          </table:table-cell>
          <table:table-cell table:style-name="ce40" table:formula="of:=[$'OMS OM-1'.F22]" office:value-type="float" office:value="6.99029126213592" calcext:value-type="float">
            <text:p>6.99 ms</text:p>
          </table:table-cell>
          <table:table-cell table:style-name="ce40" table:formula="of:=[$'OMS OM-1'.F23]" office:value-type="float" office:value="6.96774193548387" calcext:value-type="float">
            <text:p>6.97 ms</text:p>
          </table:table-cell>
          <table:table-cell table:style-name="ce52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69" table:formula="of:=[$'Panasonic GX85'.A1]" office:value-type="string" office:string-value="Panasonic GX85" calcext:value-type="string">
            <text:p>Panasonic GX85</text:p>
          </table:table-cell>
          <table:table-cell table:style-name="ce41" table:formula="of:=[$'Panasonic GX85'.F6]" office:value-type="float" office:value="40.1175750153092" calcext:value-type="float">
            <text:p>40.12 ms</text:p>
          </table:table-cell>
          <table:table-cell table:style-name="ce41" table:number-columns-repeated="4"/>
          <table:table-cell table:style-name="ce41" table:formula="of:=[$'Panasonic GX85'.F7]" office:value-type="float" office:value="27.0615034168565" calcext:value-type="float">
            <text:p>27.06 ms</text:p>
          </table:table-cell>
          <table:table-cell table:style-name="ce41" table:formula="of:=[$'Panasonic GX85'.F8]" office:value-type="float" office:value="27.0563674321503" calcext:value-type="float">
            <text:p>27.06 ms</text:p>
          </table:table-cell>
          <table:table-cell table:style-name="ce41"/>
          <table:table-cell table:style-name="ce41" table:formula="of:=[$'Panasonic GX85'.F9]" office:value-type="float" office:value="14.3840177580466" calcext:value-type="float">
            <text:p>14.38 ms</text:p>
          </table:table-cell>
          <table:table-cell table:style-name="ce41" table:formula="of:=[$'Panasonic GX85'.F10]" office:value-type="float" office:value="14.4320712694878" calcext:value-type="float">
            <text:p>14.4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Panasonic S1R'.A1]" office:value-type="string" office:string-value="Panasonic S1R" calcext:value-type="string">
            <text:p>Panasonic S1R</text:p>
          </table:table-cell>
          <table:table-cell table:style-name="ce40" table:formula="of:=[$'Panasonic S1R'.F6]" office:value-type="float" office:value="38.2302096705178" calcext:value-type="float">
            <text:p>38.23 ms</text:p>
          </table:table-cell>
          <table:table-cell table:style-name="ce40" table:number-columns-repeated="3"/>
          <table:table-cell table:style-name="ce40" table:formula="of:=[$'Panasonic S1R'.F7]" office:value-type="float" office:value="15.8573675930781" calcext:value-type="float">
            <text:p>15.86 ms</text:p>
          </table:table-cell>
          <table:table-cell table:style-name="ce40" table:formula="of:=[$'Panasonic S1R'.F8]" office:value-type="float" office:value="15.8823529411765" calcext:value-type="float">
            <text:p>15.88 ms</text:p>
          </table:table-cell>
          <table:table-cell table:style-name="ce40" table:formula="of:=[$'Panasonic S1R'.F9]" office:value-type="float" office:value="15.75" calcext:value-type="float">
            <text:p>15.75 ms</text:p>
          </table:table-cell>
          <table:table-cell table:style-name="ce40" table:formula="of:=[$'Panasonic S1R'.F15]" office:value-type="float" office:value="7.10526315789474" calcext:value-type="float">
            <text:p>7.11 ms</text:p>
          </table:table-cell>
          <table:table-cell table:style-name="ce40" table:formula="of:=[$'Panasonic S1R'.F10]" office:value-type="float" office:value="13.8906752411576" calcext:value-type="float">
            <text:p>13.89 ms</text:p>
          </table:table-cell>
          <table:table-cell table:style-name="ce40" table:formula="of:=[$'Panasonic S1R'.F11]" office:value-type="float" office:value="13.9354838709677" calcext:value-type="float">
            <text:p>13.94 ms</text:p>
          </table:table-cell>
          <table:table-cell table:style-name="ce52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69" table:formula="of:=[$'Panasonic S5 IIx'.A1]" office:value-type="string" office:string-value="Panasonic S5 IIx" calcext:value-type="string">
            <text:p>Panasonic S5 IIx</text:p>
          </table:table-cell>
          <table:table-cell table:style-name="ce41" table:formula="of:=[$'Panasonic S5 IIx'.F6]" office:value-type="float" office:value="50.735082156241" calcext:value-type="float">
            <text:p>50.74 ms</text:p>
          </table:table-cell>
          <table:table-cell table:style-name="ce41" table:number-columns-repeated="3"/>
          <table:table-cell table:style-name="ce41" table:formula="of:=[$'Panasonic S5 IIx'.F28]" office:value-type="float" office:value="14.2417582417582" calcext:value-type="float">
            <text:p>14.24 ms</text:p>
          </table:table-cell>
          <table:table-cell table:style-name="ce41" table:formula="of:=[$'Panasonic S5 IIx'.F32]" office:value-type="float" office:value="21.4806629834254" calcext:value-type="float">
            <text:p>21.48 ms</text:p>
          </table:table-cell>
          <table:table-cell table:style-name="ce41" table:formula="of:=[$'Panasonic S5 IIx'.F34]" office:value-type="float" office:value="21.1649428415895" calcext:value-type="float">
            <text:p>21.16 ms</text:p>
          </table:table-cell>
          <table:table-cell table:style-name="ce41" table:formula="of:=[$'Panasonic S5 IIx'.F36]" office:value-type="float" office:value="5.24271844660194" calcext:value-type="float">
            <text:p>5.24 ms</text:p>
          </table:table-cell>
          <table:table-cell table:style-name="ce41" table:formula="of:=[$'Panasonic S5 IIx'.F38]" office:value-type="float" office:value="10.6798516687268" calcext:value-type="float">
            <text:p>10.68 ms</text:p>
          </table:table-cell>
          <table:table-cell table:style-name="ce41" table:formula="of:=[$'Panasonic S5 IIx'.F42]" office:value-type="float" office:value="21.4806629834254" calcext:value-type="float">
            <text:p>21.48 ms</text:p>
          </table:table-cell>
          <table:table-cell table:style-name="ce5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8" table:formula="of:=[$'Sony A1'.A1]" office:value-type="string" office:string-value="Sony A1" calcext:value-type="string">
            <text:p>Sony A1</text:p>
          </table:table-cell>
          <table:table-cell table:style-name="ce40" table:formula="of:=[$'Sony A1'.F6]" office:value-type="float" office:value="3.91171477079796" calcext:value-type="float">
            <text:p>3.91 ms</text:p>
          </table:table-cell>
          <table:table-cell table:style-name="ce40" table:formula="of:=[$'Sony A1'.F13]" office:value-type="float" office:value="15.405646359584" calcext:value-type="float">
            <text:p>15.41 ms</text:p>
          </table:table-cell>
          <table:table-cell table:style-name="ce40" table:formula="of:=[$'Sony A1'.F15]" office:value-type="float" office:value="15.4010695187166" calcext:value-type="float">
            <text:p>15.40 ms</text:p>
          </table:table-cell>
          <table:table-cell table:style-name="ce40" table:formula="of:=[$'Sony A1'.F17]" office:value-type="float" office:value="6.08450704225352" calcext:value-type="float">
            <text:p>6.08 ms</text:p>
          </table:table-cell>
          <table:table-cell table:style-name="ce40" table:formula="of:=[$'Sony A1'.F19]" office:value-type="float" office:value="8.03970223325062" calcext:value-type="float">
            <text:p>8.04 ms</text:p>
          </table:table-cell>
          <table:table-cell table:style-name="ce40" table:formula="of:=[$'Sony A1'.F22]" office:value-type="float" office:value="8.00988875154512" calcext:value-type="float">
            <text:p>8.01 ms</text:p>
          </table:table-cell>
          <table:table-cell table:style-name="ce40" table:formula="of:=[$'Sony A1'.F24]" office:value-type="float" office:value="8.01980198019802" calcext:value-type="float">
            <text:p>8.02 ms</text:p>
          </table:table-cell>
          <table:table-cell table:style-name="ce40" table:formula="of:=[$'Sony A1'.F27]" office:value-type="float" office:value="5.35980148883375" calcext:value-type="float">
            <text:p>5.36 ms</text:p>
          </table:table-cell>
          <table:table-cell table:style-name="ce40" table:formula="of:=[$'Sony A1'.F28]" office:value-type="float" office:value="5.33333333333333" calcext:value-type="float">
            <text:p>5.33 ms</text:p>
          </table:table-cell>
          <table:table-cell table:style-name="ce40" table:formula="of:=[$'Sony A1'.F30]" office:value-type="float" office:value="5.38653366583541" calcext:value-type="float">
            <text:p>5.39 ms</text:p>
          </table:table-cell>
          <table:table-cell table:style-name="ce52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69" table:formula="of:=[$'Sony A7C'.A1]" office:value-type="string" office:string-value="Sony A7C" calcext:value-type="string">
            <text:p>Sony A7C</text:p>
          </table:table-cell>
          <table:table-cell table:style-name="ce41" table:formula="of:=[$'Sony A7C'.F6]" office:value-type="float" office:value="62.2770029192345" calcext:value-type="float">
            <text:p>62.28 ms</text:p>
          </table:table-cell>
          <table:table-cell table:style-name="ce41" table:number-columns-repeated="4"/>
          <table:table-cell table:style-name="ce41" table:formula="of:=[$'Sony A7C'.F14]" office:value-type="float" office:value="17.0246305418719" calcext:value-type="float">
            <text:p>17.02 ms</text:p>
          </table:table-cell>
          <table:table-cell table:style-name="ce41" table:formula="of:=[$'Sony A7C'.F15]" office:value-type="float" office:value="24.1340782122905" calcext:value-type="float">
            <text:p>24.13 ms</text:p>
          </table:table-cell>
          <table:table-cell table:style-name="ce41" table:formula="of:=[$'Sony A7C'.F18]" office:value-type="float" office:value="6.96774193548387" calcext:value-type="float">
            <text:p>6.97 ms</text:p>
          </table:table-cell>
          <table:table-cell table:style-name="ce41" table:formula="of:=[$'Sony A7C'.F19]" office:value-type="float" office:value="6.94533762057878" calcext:value-type="float">
            <text:p>6.95 ms</text:p>
          </table:table-cell>
          <table:table-cell table:style-name="ce41" table:formula="of:=[$'Sony A7C'.F20]" office:value-type="float" office:value="6.96774193548387" calcext:value-type="float">
            <text:p>6.97 ms</text:p>
          </table:table-cell>
          <table:table-cell table:style-name="ce5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68" table:formula="of:=[$'Sony A7M3'.A1]" office:value-type="string" office:string-value="Sony A7M3" calcext:value-type="string">
            <text:p>Sony A7M3</text:p>
          </table:table-cell>
          <table:table-cell table:style-name="ce40" table:formula="of:=[$'Sony A7M3'.F6]" office:value-type="float" office:value="62.3314354210369" calcext:value-type="float">
            <text:p>62.33 ms</text:p>
          </table:table-cell>
          <table:table-cell table:style-name="ce40" table:number-columns-repeated="4"/>
          <table:table-cell table:style-name="ce40" table:formula="of:=[$'Sony A7M3'.F13]" office:value-type="float" office:value="17.2111553784861" calcext:value-type="float">
            <text:p>17.21 ms</text:p>
          </table:table-cell>
          <table:table-cell table:style-name="ce40" table:formula="of:=[$'Sony A7M3'.F14]" office:value-type="float" office:value="24.6473029045643" calcext:value-type="float">
            <text:p>24.65 ms</text:p>
          </table:table-cell>
          <table:table-cell table:style-name="ce40" table:formula="of:=[$'Sony A7M3'.F15]" office:value-type="float" office:value="7.1404958677686" calcext:value-type="float">
            <text:p>7.14 ms</text:p>
          </table:table-cell>
          <table:table-cell table:style-name="ce40" table:formula="of:=[$'Sony A7M3'.F16]" office:value-type="float" office:value="7.0935960591133" calcext:value-type="float">
            <text:p>7.09 ms</text:p>
          </table:table-cell>
          <table:table-cell table:style-name="ce40" table:formula="of:=[$'Sony A7M3'.F17]" office:value-type="float" office:value="7.10526315789474" calcext:value-type="float">
            <text:p>7.11 ms</text:p>
          </table:table-cell>
          <table:table-cell table:style-name="ce52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69" table:formula="of:=[$'Sony A7rIV'.A1]" office:value-type="string" office:string-value="Sony A7rIV" calcext:value-type="string">
            <text:p>Sony A7rIV</text:p>
          </table:table-cell>
          <table:table-cell table:style-name="ce41" table:formula="of:=[$'Sony A7rIV'.F6]" office:value-type="float" office:value="100.298507462687" calcext:value-type="float">
            <text:p>100.30 ms</text:p>
          </table:table-cell>
          <table:table-cell table:style-name="ce41" table:number-columns-repeated="4"/>
          <table:table-cell table:style-name="ce41" table:formula="of:=[$'Sony A7rIV'.F12]" office:value-type="float" office:value="25.0919651500484" calcext:value-type="float">
            <text:p>25.09 ms</text:p>
          </table:table-cell>
          <table:table-cell table:style-name="ce41" table:formula="of:=[$'Sony A7rIV'.F13]" office:value-type="float" office:value="31.8271119842829" calcext:value-type="float">
            <text:p>31.83 ms</text:p>
          </table:table-cell>
          <table:table-cell table:style-name="ce41" table:formula="of:=[$'Sony A7rIV'.F14]" office:value-type="float" office:value="7.30964467005076" calcext:value-type="float">
            <text:p>7.31 ms</text:p>
          </table:table-cell>
          <table:table-cell table:style-name="ce41" table:formula="of:=[$'Sony A7rIV'.F15]" office:value-type="float" office:value="12.9651860744298" calcext:value-type="float">
            <text:p>12.97 ms</text:p>
          </table:table-cell>
          <table:table-cell table:style-name="ce41" table:formula="of:=[$'Sony A7rIV'.F16]" office:value-type="float" office:value="12.9535232383808" calcext:value-type="float">
            <text:p>12.95 ms</text:p>
          </table:table-cell>
          <table:table-cell table:style-name="ce53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68" table:formula="of:=[$'Sony A9'.A1]" office:value-type="string" office:string-value="Sony A9" calcext:value-type="string">
            <text:p>Sony A9</text:p>
          </table:table-cell>
          <table:table-cell table:style-name="ce40" table:formula="of:=[$'Sony A9'.F6]" office:value-type="float" office:value="6.6006600660066" calcext:value-type="float">
            <text:p>6.60 ms</text:p>
          </table:table-cell>
          <table:table-cell table:style-name="ce40" table:number-columns-repeated="4"/>
          <table:table-cell table:style-name="ce40" table:formula="of:=[$'Sony A9'.F8]" office:value-type="float" office:value="18.0861244019139" calcext:value-type="float">
            <text:p>18.09 ms</text:p>
          </table:table-cell>
          <table:table-cell table:style-name="ce40" table:formula="of:=[$'Sony A9'.F9]" office:value-type="float" office:value="22.8209191759113" calcext:value-type="float">
            <text:p>22.82 ms</text:p>
          </table:table-cell>
          <table:table-cell table:style-name="ce40" table:formula="of:=[$'Sony A9'.F10]" office:value-type="float" office:value="6.41901931649331" calcext:value-type="float">
            <text:p>6.42 ms</text:p>
          </table:table-cell>
          <table:table-cell table:style-name="ce40" table:formula="of:=[$'Sony A9'.F11]" office:value-type="float" office:value="6.40949554896142" calcext:value-type="float">
            <text:p>6.41 ms</text:p>
          </table:table-cell>
          <table:table-cell table:style-name="ce40" table:formula="of:=[$'Sony A9'.F12]" office:value-type="float" office:value="6.42857142857143" calcext:value-type="float">
            <text:p>6.43 ms</text:p>
          </table:table-cell>
          <table:table-cell table:style-name="ce52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70" table:formula="of:=[$'Sony ZV1'.A1]" office:value-type="string" office:string-value="Sony ZV1" calcext:value-type="string">
            <text:p>Sony ZV1</text:p>
          </table:table-cell>
          <table:table-cell table:style-name="ce42" table:formula="of:=[$'Sony ZV1'.F6]" office:value-type="float" office:value="7.7824" calcext:value-type="float">
            <text:p>7.78 ms</text:p>
          </table:table-cell>
          <table:table-cell table:style-name="ce42" table:number-columns-repeated="4"/>
          <table:table-cell table:style-name="ce42" table:formula="of:=[$'Sony ZV1'.F7]" office:value-type="float" office:value="16.2101313320826" calcext:value-type="float">
            <text:p>16.21 ms</text:p>
          </table:table-cell>
          <table:table-cell table:style-name="ce42" table:formula="of:=[$'Sony ZV1'.F8]" office:value-type="float" office:value="16.4675984752224" calcext:value-type="float">
            <text:p>16.47 ms</text:p>
          </table:table-cell>
          <table:table-cell table:style-name="ce42" table:formula="of:=[$'Sony ZV1'.F12]" office:value-type="float" office:value="7.97047970479705" calcext:value-type="float">
            <text:p>7.97 ms</text:p>
          </table:table-cell>
          <table:table-cell table:style-name="ce42" table:formula="of:=[$'Sony ZV1'.F9]" office:value-type="float" office:value="15.9213759213759" calcext:value-type="float">
            <text:p>15.92 ms</text:p>
          </table:table-cell>
          <table:table-cell table:style-name="ce42" table:formula="of:=[$'Sony ZV1'.F10]" office:value-type="float" office:value="15.9605911330049" calcext:value-type="float">
            <text:p>15.96 ms</text:p>
          </table:table-cell>
          <table:table-cell table:style-name="ce5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83"/>
        </table:table-row>
        <table:table-row table:style-name="ro2" table:number-rows-repeated="104854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041" calcext:value-type="float">
            <text:p>2041</text:p>
          </table:table-cell>
          <table:table-cell table:style-name="ce122" table:formula="of:=IFERROR([.B6]/[.D6]*[.C6];&quot;&quot;)" office:value-type="float" office:value="39.1964723174914" calcext:value-type="float">
            <text:p>39.1965</text:p>
          </table:table-cell>
          <table:table-cell table:style-name="ce122" table:formula="of:=IFERROR([.E6]*(1000/[.$B$3]);&quot;&quot;)" office:value-type="float" office:value="78.3929446349829" calcext:value-type="float">
            <text:p>78.3929</text:p>
          </table:table-cell>
          <table:table-cell table:style-name="ce123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5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1976" calcext:value-type="float">
            <text:p>1976</text:p>
          </table:table-cell>
          <table:table-cell table:style-name="ce122" table:formula="of:=IFERROR([.B7]/[.D7]*[.C7];&quot;&quot;)" office:value-type="float" office:value="16.3967611336032" calcext:value-type="float">
            <text:p>16.3968</text:p>
          </table:table-cell>
          <table:table-cell table:style-name="ce122" table:formula="of:=IFERROR([.E7]*(1000/[.$B$3]);&quot;&quot;)" office:value-type="float" office:value="32.7935222672065" calcext:value-type="float">
            <text:p>32.7935</text:p>
          </table:table-cell>
          <table:table-cell table:style-name="ce123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04" calcext:value-type="float">
            <text:p>804</text:p>
          </table:table-cell>
          <table:table-cell table:style-name="ce122" table:formula="of:=IFERROR([.B8]/[.D8]*[.C8];&quot;&quot;)" office:value-type="float" office:value="6.71641791044776" calcext:value-type="float">
            <text:p>6.7164</text:p>
          </table:table-cell>
          <table:table-cell table:style-name="ce122" table:formula="of:=IFERROR([.E8]*(1000/[.$B$3]);&quot;&quot;)" office:value-type="float" office:value="13.4328358208955" calcext:value-type="float">
            <text:p>13.4328</text:p>
          </table:table-cell>
          <table:table-cell table:style-name="ce123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46" calcext:value-type="float">
            <text:p>646</text:p>
          </table:table-cell>
          <table:table-cell table:style-name="ce122" table:formula="of:=IFERROR([.B9]/[.D9]*[.C9];&quot;&quot;)" office:value-type="float" office:value="6.68730650154799" calcext:value-type="float">
            <text:p>6.6873</text:p>
          </table:table-cell>
          <table:table-cell table:style-name="ce122" table:formula="of:=IFERROR([.E9]*(1000/[.$B$3]);&quot;&quot;)" office:value-type="float" office:value="13.374613003096" calcext:value-type="float">
            <text:p>13.3746</text:p>
          </table:table-cell>
          <table:table-cell table:style-name="ce123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10]/[.D10]*[.C10];&quot;&quot;)" office:value-type="float" office:value="6.69975186104218" calcext:value-type="float">
            <text:p>6.6998</text:p>
          </table:table-cell>
          <table:table-cell table:style-name="ce122" table:formula="of:=IFERROR([.E10]*(1000/[.$B$3]);&quot;&quot;)" office:value-type="float" office:value="13.3995037220844" calcext:value-type="float">
            <text:p>13.3995</text:p>
          </table:table-cell>
          <table:table-cell table:style-name="ce123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720 60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534" calcext:value-type="float">
            <text:p>534</text:p>
          </table:table-cell>
          <table:table-cell table:style-name="ce122" table:formula="of:=IFERROR([.B11]/[.D11]*[.C11];&quot;&quot;)" office:value-type="float" office:value="6.74157303370787" calcext:value-type="float">
            <text:p>6.7416</text:p>
          </table:table-cell>
          <table:table-cell table:style-name="ce122" table:formula="of:=IFERROR([.E11]*(1000/[.$B$3]);&quot;&quot;)" office:value-type="float" office:value="13.4831460674157" calcext:value-type="float">
            <text:p>13.4831</text:p>
          </table:table-cell>
          <table:table-cell table:style-name="ce123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6192" calcext:value-type="float">
            <text:p>6192</text:p>
          </table:table-cell>
          <table:table-cell table:style-name="ce119" office:value-type="float" office:value="92" calcext:value-type="float">
            <text:p>92</text:p>
          </table:table-cell>
          <table:table-cell table:style-name="ce119" office:value-type="float" office:value="3810" calcext:value-type="float">
            <text:p>3810</text:p>
          </table:table-cell>
          <table:table-cell table:style-name="ce122" table:formula="of:=IFERROR([.B6]/[.D6]*[.C6];&quot;&quot;)" office:value-type="float" office:value="149.51811023622" calcext:value-type="float">
            <text:p>149.5181</text:p>
          </table:table-cell>
          <table:table-cell table:style-name="ce122" table:formula="of:=IFERROR([.E6]*(1000/[.$B$3]);&quot;&quot;)" office:value-type="float" office:value="299.036220472441" calcext:value-type="float">
            <text:p>299.0362</text:p>
          </table:table-cell>
          <table:table-cell table:style-name="ce123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838" calcext:value-type="float">
            <text:p>838</text:p>
          </table:table-cell>
          <table:table-cell table:style-name="ce122" table:formula="of:=IFERROR([.B7]/[.D7]*[.C7];&quot;&quot;)" office:value-type="float" office:value="15.4653937947494" calcext:value-type="float">
            <text:p>15.4654</text:p>
          </table:table-cell>
          <table:table-cell table:style-name="ce122" table:formula="of:=IFERROR([.E7]*(1000/[.$B$3]);&quot;&quot;)" office:value-type="float" office:value="30.9307875894988" calcext:value-type="float">
            <text:p>30.9308</text:p>
          </table:table-cell>
          <table:table-cell table:style-name="ce123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834" calcext:value-type="float">
            <text:p>834</text:p>
          </table:table-cell>
          <table:table-cell table:style-name="ce122" table:formula="of:=IFERROR([.B8]/[.D8]*[.C8];&quot;&quot;)" office:value-type="float" office:value="15.5395683453237" calcext:value-type="float">
            <text:p>15.5396</text:p>
          </table:table-cell>
          <table:table-cell table:style-name="ce122" table:formula="of:=IFERROR([.E8]*(1000/[.$B$3]);&quot;&quot;)" office:value-type="float" office:value="31.0791366906475" calcext:value-type="float">
            <text:p>31.0791</text:p>
          </table:table-cell>
          <table:table-cell table:style-name="ce123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720 30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606" calcext:value-type="float">
            <text:p>606</text:p>
          </table:table-cell>
          <table:table-cell table:style-name="ce122" table:formula="of:=IFERROR([.B9]/[.D9]*[.C9];&quot;&quot;)" office:value-type="float" office:value="15.4455445544554" calcext:value-type="float">
            <text:p>15.4455</text:p>
          </table:table-cell>
          <table:table-cell table:style-name="ce122" table:formula="of:=IFERROR([.E9]*(1000/[.$B$3]);&quot;&quot;)" office:value-type="float" office:value="30.8910891089109" calcext:value-type="float">
            <text:p>30.8911</text:p>
          </table:table-cell>
          <table:table-cell table:style-name="ce123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720 24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651" calcext:value-type="float">
            <text:p>651</text:p>
          </table:table-cell>
          <table:table-cell table:style-name="ce122" table:formula="of:=IFERROR([.B10]/[.D10]*[.C10];&quot;&quot;)" office:value-type="float" office:value="15.4838709677419" calcext:value-type="float">
            <text:p>15.4839</text:p>
          </table:table-cell>
          <table:table-cell table:style-name="ce122" table:formula="of:=IFERROR([.E10]*(1000/[.$B$3]);&quot;&quot;)" office:value-type="float" office:value="30.9677419354839" calcext:value-type="float">
            <text:p>30.9677</text:p>
          </table:table-cell>
          <table:table-cell table:style-name="ce123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M1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2,5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837" calcext:value-type="float">
            <text:p>4837</text:p>
          </table:table-cell>
          <table:table-cell table:style-name="ce122" table:formula="of:=IFERROR([.B6]/[.D6]*[.C6];&quot;&quot;)" office:value-type="float" office:value="51.0217076700434" calcext:value-type="float">
            <text:p>51.0217</text:p>
          </table:table-cell>
          <table:table-cell table:style-name="ce122" table:formula="of:=IFERROR([.E6]*(1000/[.$B$3]);&quot;&quot;)" office:value-type="float" office:value="102.043415340087" calcext:value-type="float">
            <text:p>102.0434</text:p>
          </table:table-cell>
          <table:table-cell table:style-name="ce123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4.5fps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836" calcext:value-type="float">
            <text:p>4836</text:p>
          </table:table-cell>
          <table:table-cell table:style-name="ce122" table:formula="of:=IFERROR([.B7]/[.D7]*[.C7];&quot;&quot;)" office:value-type="float" office:value="51.0322580645161" calcext:value-type="float">
            <text:p>51.0323</text:p>
          </table:table-cell>
          <table:table-cell table:style-name="ce122" table:formula="of:=IFERROR([.E7]*(1000/[.$B$3]);&quot;&quot;)" office:value-type="float" office:value="102.064516129032" calcext:value-type="float">
            <text:p>102.0645</text:p>
          </table:table-cell>
          <table:table-cell table:style-name="ce123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i ISO 16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4970" calcext:value-type="float">
            <text:p>4970</text:p>
          </table:table-cell>
          <table:table-cell table:style-name="ce122" table:formula="of:=IFERROR([.B8]/[.D8]*[.C8];&quot;&quot;)" office:value-type="float" office:value="50.9295774647887" calcext:value-type="float">
            <text:p>50.9296</text:p>
          </table:table-cell>
          <table:table-cell table:style-name="ce122" table:formula="of:=IFERROR([.E8]*(1000/[.$B$3]);&quot;&quot;)" office:value-type="float" office:value="101.859154929577" calcext:value-type="float">
            <text:p>101.8592</text:p>
          </table:table-cell>
          <table:table-cell table:style-name="ce123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50,0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4965" calcext:value-type="float">
            <text:p>4965</text:p>
          </table:table-cell>
          <table:table-cell table:style-name="ce122" table:formula="of:=IFERROR([.B9]/[.D9]*[.C9];&quot;&quot;)" office:value-type="float" office:value="50.9808660624371" calcext:value-type="float">
            <text:p>50.9809</text:p>
          </table:table-cell>
          <table:table-cell table:style-name="ce122" table:formula="of:=IFERROR([.E9]*(1000/[.$B$3]);&quot;&quot;)" office:value-type="float" office:value="101.961732124874" calcext:value-type="float">
            <text:p>101.9617</text:p>
          </table:table-cell>
          <table:table-cell table:style-name="ce123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731" calcext:value-type="float">
            <text:p>1731</text:p>
          </table:table-cell>
          <table:table-cell table:style-name="ce122" table:formula="of:=IFERROR([.B6]/[.D6]*[.C6];&quot;&quot;)" office:value-type="float" office:value="19.3552859618718" calcext:value-type="float">
            <text:p>19.3553</text:p>
          </table:table-cell>
          <table:table-cell table:style-name="ce122" table:formula="of:=IFERROR([.E6]*(1000/[.$B$3]);&quot;&quot;)" office:value-type="float" office:value="38.7105719237435" calcext:value-type="float">
            <text:p>38.7106</text:p>
          </table:table-cell>
          <table:table-cell table:style-name="ce123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SL2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25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4029" calcext:value-type="float">
            <text:p>4029</text:p>
          </table:table-cell>
          <table:table-cell table:style-name="ce122" table:formula="of:=IFERROR([.B6]/[.D6]*[.C6];&quot;&quot;)" office:value-type="float" office:value="19.403325887317" calcext:value-type="float">
            <text:p>19.4033</text:p>
          </table:table-cell>
          <table:table-cell table:style-name="ce122" table:formula="of:=IFERROR([.E6]*(1000/[.$B$3]);&quot;&quot;)" office:value-type="float" office:value="38.8066517746339" calcext:value-type="float">
            <text:p>38.8067</text:p>
          </table:table-cell>
          <table:table-cell table:style-name="ce123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ontinuous Raw 24FPS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16" calcext:value-type="float">
            <text:p>4316</text:p>
          </table:table-cell>
          <table:table-cell table:style-name="ce122" table:formula="of:=IFERROR([.B7]/[.D7]*[.C7];&quot;&quot;)" office:value-type="float" office:value="19.4068582020389" calcext:value-type="float">
            <text:p>19.4069</text:p>
          </table:table-cell>
          <table:table-cell table:style-name="ce122" table:formula="of:=IFERROR([.E7]*(1000/[.$B$3]);&quot;&quot;)" office:value-type="float" office:value="38.8137164040779" calcext:value-type="float">
            <text:p>38.8137</text:p>
          </table:table-cell>
          <table:table-cell table:style-name="ce123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07" calcext:value-type="float">
            <text:p>4307</text:p>
          </table:table-cell>
          <table:table-cell table:style-name="ce122" table:formula="of:=IFERROR([.B8]/[.D8]*[.C8];&quot;&quot;)" office:value-type="float" office:value="19.4474111910843" calcext:value-type="float">
            <text:p>19.4474</text:p>
          </table:table-cell>
          <table:table-cell table:style-name="ce122" table:formula="of:=IFERROR([.E8]*(1000/[.$B$3]);&quot;&quot;)" office:value-type="float" office:value="38.8948223821686" calcext:value-type="float">
            <text:p>38.8948</text:p>
          </table:table-cell>
          <table:table-cell table:style-name="ce123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ISO 500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22" calcext:value-type="float">
            <text:p>4322</text:p>
          </table:table-cell>
          <table:table-cell table:style-name="ce122" table:formula="of:=IFERROR([.B9]/[.D9]*[.C9];&quot;&quot;)" office:value-type="float" office:value="19.3799167052291" calcext:value-type="float">
            <text:p>19.3799</text:p>
          </table:table-cell>
          <table:table-cell table:style-name="ce122" table:formula="of:=IFERROR([.E9]*(1000/[.$B$3]);&quot;&quot;)" office:value-type="float" office:value="38.7598334104581" calcext:value-type="float">
            <text:p>38.7598</text:p>
          </table:table-cell>
          <table:table-cell table:style-name="ce123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4022" calcext:value-type="float">
            <text:p>4022</text:p>
          </table:table-cell>
          <table:table-cell table:style-name="ce122" table:formula="of:=IFERROR([.B10]/[.D10]*[.C10];&quot;&quot;)" office:value-type="float" office:value="19.4370959721532" calcext:value-type="float">
            <text:p>19.4371</text:p>
          </table:table-cell>
          <table:table-cell table:style-name="ce122" table:formula="of:=IFERROR([.E10]*(1000/[.$B$3]);&quot;&quot;)" office:value-type="float" office:value="38.8741919443063" calcext:value-type="float">
            <text:p>38.8742</text:p>
          </table:table-cell>
          <table:table-cell table:style-name="ce123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k 10-bit 4:2:0 30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024" calcext:value-type="float">
            <text:p>2024</text:p>
          </table:table-cell>
          <table:table-cell table:style-name="ce122" table:formula="of:=IFERROR([.B11]/[.D11]*[.C11];&quot;&quot;)" office:value-type="float" office:value="7.39920948616601" calcext:value-type="float">
            <text:p>7.3992</text:p>
          </table:table-cell>
          <table:table-cell table:style-name="ce122" table:formula="of:=IFERROR([.E11]*(1000/[.$B$3]);&quot;&quot;)" office:value-type="float" office:value="14.798418972332" calcext:value-type="float">
            <text:p>14.7984</text:p>
          </table:table-cell>
          <table:table-cell table:style-name="ce123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k 10-bit 4:2:0 24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304" calcext:value-type="float">
            <text:p>2304</text:p>
          </table:table-cell>
          <table:table-cell table:style-name="ce122" table:formula="of:=IFERROR([.B12]/[.D12]*[.C12];&quot;&quot;)" office:value-type="float" office:value="8.125" calcext:value-type="float">
            <text:p>8.1250</text:p>
          </table:table-cell>
          <table:table-cell table:style-name="ce122" table:formula="of:=IFERROR([.E12]*(1000/[.$B$3]);&quot;&quot;)" office:value-type="float" office:value="16.25" calcext:value-type="float">
            <text:p>16.2500</text:p>
          </table:table-cell>
          <table:table-cell table:style-name="ce123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9" calcext:value-type="float">
            <text:p>1359</text:p>
          </table:table-cell>
          <table:table-cell table:style-name="ce122" table:formula="of:=IFERROR([.B13]/[.D13]*[.C13];&quot;&quot;)" office:value-type="float" office:value="7.94701986754967" calcext:value-type="float">
            <text:p>7.9470</text:p>
          </table:table-cell>
          <table:table-cell table:style-name="ce122" table:formula="of:=IFERROR([.E13]*(1000/[.$B$3]);&quot;&quot;)" office:value-type="float" office:value="15.8940397350993" calcext:value-type="float">
            <text:p>15.8940</text:p>
          </table:table-cell>
          <table:table-cell table:style-name="ce123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10-bit 4:2: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7" calcext:value-type="float">
            <text:p>1357</text:p>
          </table:table-cell>
          <table:table-cell table:style-name="ce122" table:formula="of:=IFERROR([.B14]/[.D14]*[.C14];&quot;&quot;)" office:value-type="float" office:value="7.9587324981577" calcext:value-type="float">
            <text:p>7.9587</text:p>
          </table:table-cell>
          <table:table-cell table:style-name="ce122" table:formula="of:=IFERROR([.E14]*(1000/[.$B$3]);&quot;&quot;)" office:value-type="float" office:value="15.9174649963154" calcext:value-type="float">
            <text:p>15.9175</text:p>
          </table:table-cell>
          <table:table-cell table:style-name="ce123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8" calcext:value-type="float">
            <text:p>1358</text:p>
          </table:table-cell>
          <table:table-cell table:style-name="ce122" table:formula="of:=IFERROR([.B15]/[.D15]*[.C15];&quot;&quot;)" office:value-type="float" office:value="7.95287187039764" calcext:value-type="float">
            <text:p>7.9529</text:p>
          </table:table-cell>
          <table:table-cell table:style-name="ce122" table:formula="of:=IFERROR([.E15]*(1000/[.$B$3]);&quot;&quot;)" office:value-type="float" office:value="15.9057437407953" calcext:value-type="float">
            <text:p>15.9057</text:p>
          </table:table-cell>
          <table:table-cell table:style-name="ce123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2" calcext:value-type="float">
            <text:p>1352</text:p>
          </table:table-cell>
          <table:table-cell table:style-name="ce122" table:formula="of:=IFERROR([.B16]/[.D16]*[.C16];&quot;&quot;)" office:value-type="float" office:value="7.98816568047337" calcext:value-type="float">
            <text:p>7.9882</text:p>
          </table:table-cell>
          <table:table-cell table:style-name="ce122" table:formula="of:=IFERROR([.E16]*(1000/[.$B$3]);&quot;&quot;)" office:value-type="float" office:value="15.9763313609467" calcext:value-type="float">
            <text:p>15.9763</text:p>
          </table:table-cell>
          <table:table-cell table:style-name="ce123" table:formula="of:=IFERROR(&quot;1/&quot; &amp; TEXT(1000/[.F16]; &quot;0.00&quot;);&quot;&quot;)" office:value-type="string" office:string-value="1/62.59" calcext:value-type="string">
            <text:p>1/62.5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13" calcext:value-type="float">
            <text:p>613</text:p>
          </table:table-cell>
          <table:table-cell table:style-name="ce122" table:formula="of:=IFERROR([.B17]/[.D17]*[.C17];&quot;&quot;)" office:value-type="float" office:value="7.04730831973899" calcext:value-type="float">
            <text:p>7.0473</text:p>
          </table:table-cell>
          <table:table-cell table:style-name="ce122" table:formula="of:=IFERROR([.E17]*(1000/[.$B$3]);&quot;&quot;)" office:value-type="float" office:value="14.094616639478" calcext:value-type="float">
            <text:p>14.0946</text:p>
          </table:table-cell>
          <table:table-cell table:style-name="ce123" table:formula="of:=IFERROR(&quot;1/&quot; &amp; TEXT(1000/[.F17]; &quot;0.00&quot;);&quot;&quot;)" office:value-type="string" office:string-value="1/70.95" calcext:value-type="string">
            <text:p>1/70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62" calcext:value-type="float">
            <text:p>762</text:p>
          </table:table-cell>
          <table:table-cell table:style-name="ce122" table:formula="of:=IFERROR([.B18]/[.D18]*[.C18];&quot;&quot;)" office:value-type="float" office:value="7.08661417322835" calcext:value-type="float">
            <text:p>7.0866</text:p>
          </table:table-cell>
          <table:table-cell table:style-name="ce122" table:formula="of:=IFERROR([.E18]*(1000/[.$B$3]);&quot;&quot;)" office:value-type="float" office:value="14.1732283464567" calcext:value-type="float">
            <text:p>14.1732</text:p>
          </table:table-cell>
          <table:table-cell table:style-name="ce123" table:formula="of:=IFERROR(&quot;1/&quot; &amp; TEXT(1000/[.F18]; &quot;0.00&quot;);&quot;&quot;)" office:value-type="string" office:string-value="1/70.56" calcext:value-type="string">
            <text:p>1/70.5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3643" calcext:value-type="float">
            <text:p>3643</text:p>
          </table:table-cell>
          <table:table-cell table:style-name="ce122" table:formula="of:=IFERROR([.B6]/[.D6]*[.C6];&quot;&quot;)" office:value-type="float" office:value="25.2539116113094" calcext:value-type="float">
            <text:p>25.2539</text:p>
          </table:table-cell>
          <table:table-cell table:style-name="ce122" table:formula="of:=IFERROR([.E6]*(1000/[.$B$3]);&quot;&quot;)" office:value-type="float" office:value="50.5078232226187" calcext:value-type="float">
            <text:p>50.5078</text:p>
          </table:table-cell>
          <table:table-cell table:style-name="ce123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376" calcext:value-type="float">
            <text:p>3376</text:p>
          </table:table-cell>
          <table:table-cell table:style-name="ce122" table:formula="of:=IFERROR([.B7]/[.D7]*[.C7];&quot;&quot;)" office:value-type="float" office:value="13.0331753554502" calcext:value-type="float">
            <text:p>13.0332</text:p>
          </table:table-cell>
          <table:table-cell table:style-name="ce122" table:formula="of:=IFERROR([.E7]*(1000/[.$B$3]);&quot;&quot;)" office:value-type="float" office:value="26.0663507109005" calcext:value-type="float">
            <text:p>26.0664</text:p>
          </table:table-cell>
          <table:table-cell table:style-name="ce123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0" calcext:value-type="float">
            <text:p>1950</text:p>
          </table:table-cell>
          <table:table-cell table:style-name="ce122" table:formula="of:=IFERROR([.B8]/[.D8]*[.C8];&quot;&quot;)" office:value-type="float" office:value="11.0769230769231" calcext:value-type="float">
            <text:p>11.0769</text:p>
          </table:table-cell>
          <table:table-cell table:style-name="ce122" table:formula="of:=IFERROR([.E8]*(1000/[.$B$3]);&quot;&quot;)" office:value-type="float" office:value="22.1538461538462" calcext:value-type="float">
            <text:p>22.1538</text:p>
          </table:table-cell>
          <table:table-cell table:style-name="ce123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0" calcext:value-type="float">
            <text:p>1950</text:p>
          </table:table-cell>
          <table:table-cell table:style-name="ce122" table:formula="of:=IFERROR([.B9]/[.D9]*[.C9];&quot;&quot;)" office:value-type="float" office:value="11.0769230769231" calcext:value-type="float">
            <text:p>11.0769</text:p>
          </table:table-cell>
          <table:table-cell table:style-name="ce122" table:formula="of:=IFERROR([.E9]*(1000/[.$B$3]);&quot;&quot;)" office:value-type="float" office:value="22.1538461538462" calcext:value-type="float">
            <text:p>22.1538</text:p>
          </table:table-cell>
          <table:table-cell table:style-name="ce123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9" calcext:value-type="float">
            <text:p>839</text:p>
          </table:table-cell>
          <table:table-cell table:style-name="ce122" table:formula="of:=IFERROR([.B10]/[.D10]*[.C10];&quot;&quot;)" office:value-type="float" office:value="2.57449344457688" calcext:value-type="float">
            <text:p>2.5745</text:p>
          </table:table-cell>
          <table:table-cell table:style-name="ce122" table:formula="of:=IFERROR([.E10]*(1000/[.$B$3]);&quot;&quot;)" office:value-type="float" office:value="5.14898688915376" calcext:value-type="float">
            <text:p>5.1490</text:p>
          </table:table-cell>
          <table:table-cell table:style-name="ce123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84" calcext:value-type="float">
            <text:p>884</text:p>
          </table:table-cell>
          <table:table-cell table:style-name="ce122" table:formula="of:=IFERROR([.B11]/[.D11]*[.C11];&quot;&quot;)" office:value-type="float" office:value="3.66515837104072" calcext:value-type="float">
            <text:p>3.6652</text:p>
          </table:table-cell>
          <table:table-cell table:style-name="ce122" table:formula="of:=IFERROR([.E11]*(1000/[.$B$3]);&quot;&quot;)" office:value-type="float" office:value="7.33031674208145" calcext:value-type="float">
            <text:p>7.3303</text:p>
          </table:table-cell>
          <table:table-cell table:style-name="ce123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89" calcext:value-type="float">
            <text:p>589</text:p>
          </table:table-cell>
          <table:table-cell table:style-name="ce122" table:formula="of:=IFERROR([.B12]/[.D12]*[.C12];&quot;&quot;)" office:value-type="float" office:value="3.66723259762309" calcext:value-type="float">
            <text:p>3.6672</text:p>
          </table:table-cell>
          <table:table-cell table:style-name="ce122" table:formula="of:=IFERROR([.E12]*(1000/[.$B$3]);&quot;&quot;)" office:value-type="float" office:value="7.33446519524618" calcext:value-type="float">
            <text:p>7.3345</text:p>
          </table:table-cell>
          <table:table-cell table:style-name="ce123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5029" calcext:value-type="float">
            <text:p>5029</text:p>
          </table:table-cell>
          <table:table-cell table:style-name="ce122" table:formula="of:=IFERROR([.B6]/[.D6]*[.C6];&quot;&quot;)" office:value-type="float" office:value="32.8335653211374" calcext:value-type="float">
            <text:p>32.8336</text:p>
          </table:table-cell>
          <table:table-cell table:style-name="ce122" table:formula="of:=IFERROR([.E6]*(1000/[.$B$3]);&quot;&quot;)" office:value-type="float" office:value="65.6671306422748" calcext:value-type="float">
            <text:p>65.6671</text:p>
          </table:table-cell>
          <table:table-cell table:style-name="ce123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4969" calcext:value-type="float">
            <text:p>4969</text:p>
          </table:table-cell>
          <table:table-cell table:style-name="ce122" table:formula="of:=IFERROR([.B7]/[.D7]*[.C7];&quot;&quot;)" office:value-type="float" office:value="25.4763533910243" calcext:value-type="float">
            <text:p>25.4764</text:p>
          </table:table-cell>
          <table:table-cell table:style-name="ce122" table:formula="of:=IFERROR([.E7]*(1000/[.$B$3]);&quot;&quot;)" office:value-type="float" office:value="50.9527067820487" calcext:value-type="float">
            <text:p>50.9527</text:p>
          </table:table-cell>
          <table:table-cell table:style-name="ce123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012" calcext:value-type="float">
            <text:p>2012</text:p>
          </table:table-cell>
          <table:table-cell table:style-name="ce122" table:formula="of:=IFERROR([.B8]/[.D8]*[.C8];&quot;&quot;)" office:value-type="float" office:value="15.0298210735586" calcext:value-type="float">
            <text:p>15.0298</text:p>
          </table:table-cell>
          <table:table-cell table:style-name="ce122" table:formula="of:=IFERROR([.E8]*(1000/[.$B$3]);&quot;&quot;)" office:value-type="float" office:value="30.0596421471173" calcext:value-type="float">
            <text:p>30.0596</text:p>
          </table:table-cell>
          <table:table-cell table:style-name="ce123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008" calcext:value-type="float">
            <text:p>2008</text:p>
          </table:table-cell>
          <table:table-cell table:style-name="ce122" table:formula="of:=IFERROR([.B9]/[.D9]*[.C9];&quot;&quot;)" office:value-type="float" office:value="15.0597609561753" calcext:value-type="float">
            <text:p>15.0598</text:p>
          </table:table-cell>
          <table:table-cell table:style-name="ce122" table:formula="of:=IFERROR([.E9]*(1000/[.$B$3]);&quot;&quot;)" office:value-type="float" office:value="30.1195219123506" calcext:value-type="float">
            <text:p>30.1195</text:p>
          </table:table-cell>
          <table:table-cell table:style-name="ce123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10]/[.D10]*[.C10];&quot;&quot;)" office:value-type="float" office:value="3.47266881028939" calcext:value-type="float">
            <text:p>3.4727</text:p>
          </table:table-cell>
          <table:table-cell table:style-name="ce122" table:formula="of:=IFERROR([.E10]*(1000/[.$B$3]);&quot;&quot;)" office:value-type="float" office:value="6.94533762057878" calcext:value-type="float">
            <text:p>6.9453</text:p>
          </table:table-cell>
          <table:table-cell table:style-name="ce123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8" calcext:value-type="float">
            <text:p>808</text:p>
          </table:table-cell>
          <table:table-cell table:style-name="ce122" table:formula="of:=IFERROR([.B11]/[.D11]*[.C11];&quot;&quot;)" office:value-type="float" office:value="5.34653465346535" calcext:value-type="float">
            <text:p>5.3465</text:p>
          </table:table-cell>
          <table:table-cell table:style-name="ce122" table:formula="of:=IFERROR([.E11]*(1000/[.$B$3]);&quot;&quot;)" office:value-type="float" office:value="10.6930693069307" calcext:value-type="float">
            <text:p>10.6931</text:p>
          </table:table-cell>
          <table:table-cell table:style-name="ce123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3" calcext:value-type="float">
            <text:p>813</text:p>
          </table:table-cell>
          <table:table-cell table:style-name="ce122" table:formula="of:=IFERROR([.B12]/[.D12]*[.C12];&quot;&quot;)" office:value-type="float" office:value="5.31365313653137" calcext:value-type="float">
            <text:p>5.3137</text:p>
          </table:table-cell>
          <table:table-cell table:style-name="ce122" table:formula="of:=IFERROR([.E12]*(1000/[.$B$3]);&quot;&quot;)" office:value-type="float" office:value="10.6273062730627" calcext:value-type="float">
            <text:p>10.6273</text:p>
          </table:table-cell>
          <table:table-cell table:style-name="ce123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Z9 (any image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4" calcext:value-type="float">
            <text:p>2954</text:p>
          </table:table-cell>
          <table:table-cell table:style-name="ce122" table:formula="of:=IFERROR([.B6]/[.D6]*[.C6];&quot;&quot;)" office:value-type="float" office:value="1.86323628977657" calcext:value-type="float">
            <text:p>1.8632</text:p>
          </table:table-cell>
          <table:table-cell table:style-name="ce122" table:formula="of:=IFERROR([.E6]*(1000/[.$B$3]);&quot;&quot;)" office:value-type="float" office:value="3.72647257955315" calcext:value-type="float">
            <text:p>3.7265</text:p>
          </table:table-cell>
          <table:table-cell table:style-name="ce123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8k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595" calcext:value-type="float">
            <text:p>3595</text:p>
          </table:table-cell>
          <table:table-cell table:style-name="ce122" table:formula="of:=IFERROR([.B7]/[.D7]*[.C7];&quot;&quot;)" office:value-type="float" office:value="7.21001390820584" calcext:value-type="float">
            <text:p>7.2100</text:p>
          </table:table-cell>
          <table:table-cell table:style-name="ce122" table:formula="of:=IFERROR([.E7]*(1000/[.$B$3]);&quot;&quot;)" office:value-type="float" office:value="14.4200278164117" calcext:value-type="float">
            <text:p>14.4200</text:p>
          </table:table-cell>
          <table:table-cell table:style-name="ce123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590" calcext:value-type="float">
            <text:p>3590</text:p>
          </table:table-cell>
          <table:table-cell table:style-name="ce122" table:formula="of:=IFERROR([.B8]/[.D8]*[.C8];&quot;&quot;)" office:value-type="float" office:value="7.22005571030641" calcext:value-type="float">
            <text:p>7.2201</text:p>
          </table:table-cell>
          <table:table-cell table:style-name="ce122" table:formula="of:=IFERROR([.E8]*(1000/[.$B$3]);&quot;&quot;)" office:value-type="float" office:value="14.4401114206128" calcext:value-type="float">
            <text:p>14.4401</text:p>
          </table:table-cell>
          <table:table-cell table:style-name="ce123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774" calcext:value-type="float">
            <text:p>1774</text:p>
          </table:table-cell>
          <table:table-cell table:style-name="ce122" table:formula="of:=IFERROR([.B9]/[.D9]*[.C9];&quot;&quot;)" office:value-type="float" office:value="2.43517474633596" calcext:value-type="float">
            <text:p>2.4352</text:p>
          </table:table-cell>
          <table:table-cell table:style-name="ce122" table:formula="of:=IFERROR([.E9]*(1000/[.$B$3]);&quot;&quot;)" office:value-type="float" office:value="4.87034949267193" calcext:value-type="float">
            <text:p>4.8703</text:p>
          </table:table-cell>
          <table:table-cell table:style-name="ce123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 oversampling = OFF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780" calcext:value-type="float">
            <text:p>1780</text:p>
          </table:table-cell>
          <table:table-cell table:style-name="ce122" table:formula="of:=IFERROR([.B10]/[.D10]*[.C10];&quot;&quot;)" office:value-type="float" office:value="2.42696629213483" calcext:value-type="float">
            <text:p>2.4270</text:p>
          </table:table-cell>
          <table:table-cell table:style-name="ce122" table:formula="of:=IFERROR([.E10]*(1000/[.$B$3]);&quot;&quot;)" office:value-type="float" office:value="4.85393258426966" calcext:value-type="float">
            <text:p>4.8539</text:p>
          </table:table-cell>
          <table:table-cell table:style-name="ce123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 oversampling = ON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2" calcext:value-type="float">
            <text:p>2092</text:p>
          </table:table-cell>
          <table:table-cell table:style-name="ce122" table:formula="of:=IFERROR([.B11]/[.D11]*[.C11];&quot;&quot;)" office:value-type="float" office:value="7.22753346080306" calcext:value-type="float">
            <text:p>7.2275</text:p>
          </table:table-cell>
          <table:table-cell table:style-name="ce122" table:formula="of:=IFERROR([.E11]*(1000/[.$B$3]);&quot;&quot;)" office:value-type="float" office:value="14.4550669216061" calcext:value-type="float">
            <text:p>14.4551</text:p>
          </table:table-cell>
          <table:table-cell table:style-name="ce123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84" calcext:value-type="float">
            <text:p>2084</text:p>
          </table:table-cell>
          <table:table-cell table:style-name="ce122" table:formula="of:=IFERROR([.B12]/[.D12]*[.C12];&quot;&quot;)" office:value-type="float" office:value="7.2552783109405" calcext:value-type="float">
            <text:p>7.2553</text:p>
          </table:table-cell>
          <table:table-cell table:style-name="ce122" table:formula="of:=IFERROR([.E12]*(1000/[.$B$3]);&quot;&quot;)" office:value-type="float" office:value="14.510556621881" calcext:value-type="float">
            <text:p>14.5106</text:p>
          </table:table-cell>
          <table:table-cell table:style-name="ce123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2" calcext:value-type="float">
            <text:p>2092</text:p>
          </table:table-cell>
          <table:table-cell table:style-name="ce122" table:formula="of:=IFERROR([.B13]/[.D13]*[.C13];&quot;&quot;)" office:value-type="float" office:value="7.22753346080306" calcext:value-type="float">
            <text:p>7.2275</text:p>
          </table:table-cell>
          <table:table-cell table:style-name="ce122" table:formula="of:=IFERROR([.E13]*(1000/[.$B$3]);&quot;&quot;)" office:value-type="float" office:value="14.4550669216061" calcext:value-type="float">
            <text:p>14.4551</text:p>
          </table:table-cell>
          <table:table-cell table:style-name="ce123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98" calcext:value-type="float">
            <text:p>898</text:p>
          </table:table-cell>
          <table:table-cell table:style-name="ce122" table:formula="of:=IFERROR([.B14]/[.D14]*[.C14];&quot;&quot;)" office:value-type="float" office:value="2.40534521158129" calcext:value-type="float">
            <text:p>2.4053</text:p>
          </table:table-cell>
          <table:table-cell table:style-name="ce122" table:formula="of:=IFERROR([.E14]*(1000/[.$B$3]);&quot;&quot;)" office:value-type="float" office:value="4.81069042316258" calcext:value-type="float">
            <text:p>4.8107</text:p>
          </table:table-cell>
          <table:table-cell table:style-name="ce123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91" calcext:value-type="float">
            <text:p>891</text:p>
          </table:table-cell>
          <table:table-cell table:style-name="ce122" table:formula="of:=IFERROR([.B15]/[.D15]*[.C15];&quot;&quot;)" office:value-type="float" office:value="2.42424242424242" calcext:value-type="float">
            <text:p>2.4242</text:p>
          </table:table-cell>
          <table:table-cell table:style-name="ce122" table:formula="of:=IFERROR([.E15]*(1000/[.$B$3]);&quot;&quot;)" office:value-type="float" office:value="4.84848484848485" calcext:value-type="float">
            <text:p>4.8485</text:p>
          </table:table-cell>
          <table:table-cell table:style-name="ce123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89" calcext:value-type="float">
            <text:p>889</text:p>
          </table:table-cell>
          <table:table-cell table:style-name="ce122" table:formula="of:=IFERROR([.B16]/[.D16]*[.C16];&quot;&quot;)" office:value-type="float" office:value="2.429696287964" calcext:value-type="float">
            <text:p>2.4297</text:p>
          </table:table-cell>
          <table:table-cell table:style-name="ce122" table:formula="of:=IFERROR([.E16]*(1000/[.$B$3]);&quot;&quot;)" office:value-type="float" office:value="4.85939257592801" calcext:value-type="float">
            <text:p>4.8594</text:p>
          </table:table-cell>
          <table:table-cell table:style-name="ce123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3643" calcext:value-type="float">
            <text:p>3643</text:p>
          </table:table-cell>
          <table:table-cell table:style-name="ce122" table:formula="of:=IFERROR([.B6]/[.D6]*[.C6];&quot;&quot;)" office:value-type="float" office:value="25.2539116113094" calcext:value-type="float">
            <text:p>25.2539</text:p>
          </table:table-cell>
          <table:table-cell table:style-name="ce122" table:formula="of:=IFERROR([.E6]*(1000/[.$B$3]);&quot;&quot;)" office:value-type="float" office:value="50.5078232226187" calcext:value-type="float">
            <text:p>50.5078</text:p>
          </table:table-cell>
          <table:table-cell table:style-name="ce123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384" calcext:value-type="float">
            <text:p>3384</text:p>
          </table:table-cell>
          <table:table-cell table:style-name="ce122" table:formula="of:=IFERROR([.B7]/[.D7]*[.C7];&quot;&quot;)" office:value-type="float" office:value="13.0023640661939" calcext:value-type="float">
            <text:p>13.0024</text:p>
          </table:table-cell>
          <table:table-cell table:style-name="ce122" table:formula="of:=IFERROR([.E7]*(1000/[.$B$3]);&quot;&quot;)" office:value-type="float" office:value="26.0047281323877" calcext:value-type="float">
            <text:p>26.0047</text:p>
          </table:table-cell>
          <table:table-cell table:style-name="ce123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Mechanical shutter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256" calcext:value-type="float">
            <text:p>2256</text:p>
          </table:table-cell>
          <table:table-cell table:style-name="ce122" table:formula="of:=IFERROR([.B8]/[.D8]*[.C8];&quot;&quot;)" office:value-type="float" office:value="1.77304964539007" calcext:value-type="float">
            <text:p>1.7730</text:p>
          </table:table-cell>
          <table:table-cell table:style-name="ce122" table:formula="of:=IFERROR([.E8]*(1000/[.$B$3]);&quot;&quot;)" office:value-type="float" office:value="3.54609929078014" calcext:value-type="float">
            <text:p>3.5461</text:p>
          </table:table-cell>
          <table:table-cell table:style-name="ce123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778" calcext:value-type="float">
            <text:p>1778</text:p>
          </table:table-cell>
          <table:table-cell table:style-name="ce122" table:formula="of:=IFERROR([.B9]/[.D9]*[.C9];&quot;&quot;)" office:value-type="float" office:value="7.28908886389201" calcext:value-type="float">
            <text:p>7.2891</text:p>
          </table:table-cell>
          <table:table-cell table:style-name="ce122" table:formula="of:=IFERROR([.E9]*(1000/[.$B$3]);&quot;&quot;)" office:value-type="float" office:value="14.578177727784" calcext:value-type="float">
            <text:p>14.5782</text:p>
          </table:table-cell>
          <table:table-cell table:style-name="ce123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2" calcext:value-type="float">
            <text:p>1952</text:p>
          </table:table-cell>
          <table:table-cell table:style-name="ce122" table:formula="of:=IFERROR([.B10]/[.D10]*[.C10];&quot;&quot;)" office:value-type="float" office:value="11.0655737704918" calcext:value-type="float">
            <text:p>11.0656</text:p>
          </table:table-cell>
          <table:table-cell table:style-name="ce122" table:formula="of:=IFERROR([.E10]*(1000/[.$B$3]);&quot;&quot;)" office:value-type="float" office:value="22.1311475409836" calcext:value-type="float">
            <text:p>22.1311</text:p>
          </table:table-cell>
          <table:table-cell table:style-name="ce123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48" calcext:value-type="float">
            <text:p>1948</text:p>
          </table:table-cell>
          <table:table-cell table:style-name="ce122" table:formula="of:=IFERROR([.B11]/[.D11]*[.C11];&quot;&quot;)" office:value-type="float" office:value="11.088295687885" calcext:value-type="float">
            <text:p>11.0883</text:p>
          </table:table-cell>
          <table:table-cell table:style-name="ce122" table:formula="of:=IFERROR([.E11]*(1000/[.$B$3]);&quot;&quot;)" office:value-type="float" office:value="22.17659137577" calcext:value-type="float">
            <text:p>22.1766</text:p>
          </table:table-cell>
          <table:table-cell table:style-name="ce123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48" calcext:value-type="float">
            <text:p>1948</text:p>
          </table:table-cell>
          <table:table-cell table:style-name="ce122" table:formula="of:=IFERROR([.B12]/[.D12]*[.C12];&quot;&quot;)" office:value-type="float" office:value="11.088295687885" calcext:value-type="float">
            <text:p>11.0883</text:p>
          </table:table-cell>
          <table:table-cell table:style-name="ce122" table:formula="of:=IFERROR([.E12]*(1000/[.$B$3]);&quot;&quot;)" office:value-type="float" office:value="22.17659137577" calcext:value-type="float">
            <text:p>22.1766</text:p>
          </table:table-cell>
          <table:table-cell table:style-name="ce123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2" calcext:value-type="float">
            <text:p>832</text:p>
          </table:table-cell>
          <table:table-cell table:style-name="ce122" table:formula="of:=IFERROR([.B13]/[.D13]*[.C13];&quot;&quot;)" office:value-type="float" office:value="2.59615384615385" calcext:value-type="float">
            <text:p>2.5962</text:p>
          </table:table-cell>
          <table:table-cell table:style-name="ce122" table:formula="of:=IFERROR([.E13]*(1000/[.$B$3]);&quot;&quot;)" office:value-type="float" office:value="5.19230769230769" calcext:value-type="float">
            <text:p>5.1923</text:p>
          </table:table-cell>
          <table:table-cell table:style-name="ce123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79" calcext:value-type="float">
            <text:p>879</text:p>
          </table:table-cell>
          <table:table-cell table:style-name="ce122" table:formula="of:=IFERROR([.B14]/[.D14]*[.C14];&quot;&quot;)" office:value-type="float" office:value="3.68600682593857" calcext:value-type="float">
            <text:p>3.6860</text:p>
          </table:table-cell>
          <table:table-cell table:style-name="ce122" table:formula="of:=IFERROR([.E14]*(1000/[.$B$3]);&quot;&quot;)" office:value-type="float" office:value="7.37201365187713" calcext:value-type="float">
            <text:p>7.3720</text:p>
          </table:table-cell>
          <table:table-cell table:style-name="ce123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77" calcext:value-type="float">
            <text:p>877</text:p>
          </table:table-cell>
          <table:table-cell table:style-name="ce122" table:formula="of:=IFERROR([.B15]/[.D15]*[.C15];&quot;&quot;)" office:value-type="float" office:value="3.69441277080958" calcext:value-type="float">
            <text:p>3.6944</text:p>
          </table:table-cell>
          <table:table-cell table:style-name="ce122" table:formula="of:=IFERROR([.E15]*(1000/[.$B$3]);&quot;&quot;)" office:value-type="float" office:value="7.38882554161916" calcext:value-type="float">
            <text:p>7.3888</text:p>
          </table:table-cell>
          <table:table-cell table:style-name="ce123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lt; 8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888" calcext:value-type="float">
            <text:p>2888</text:p>
          </table:table-cell>
          <table:table-cell table:style-name="ce122" table:formula="of:=IFERROR([.B6]/[.D6]*[.C6];&quot;&quot;)" office:value-type="float" office:value="8.07756232686981" calcext:value-type="float">
            <text:p>8.0776</text:p>
          </table:table-cell>
          <table:table-cell table:style-name="ce122" table:formula="of:=IFERROR([.E6]*(1000/[.$B$3]);&quot;&quot;)" office:value-type="float" office:value="16.1551246537396" calcext:value-type="float">
            <text:p>16.1551</text:p>
          </table:table-cell>
          <table:table-cell table:style-name="ce123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gt;= 8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360" calcext:value-type="float">
            <text:p>3360</text:p>
          </table:table-cell>
          <table:table-cell table:style-name="ce122" table:formula="of:=IFERROR([.B7]/[.D7]*[.C7];&quot;&quot;)" office:value-type="float" office:value="16.2" calcext:value-type="float">
            <text:p>16.2000</text:p>
          </table:table-cell>
          <table:table-cell table:style-name="ce122" table:formula="of:=IFERROR([.E7]*(1000/[.$B$3]);&quot;&quot;)" office:value-type="float" office:value="32.4" calcext:value-type="float">
            <text:p>32.4000</text:p>
          </table:table-cell>
          <table:table-cell table:style-name="ce123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786" calcext:value-type="float">
            <text:p>1786</text:p>
          </table:table-cell>
          <table:table-cell table:style-name="ce122" table:formula="of:=IFERROR([.B8]/[.D8]*[.C8];&quot;&quot;)" office:value-type="float" office:value="6.04703247480403" calcext:value-type="float">
            <text:p>6.0470</text:p>
          </table:table-cell>
          <table:table-cell table:style-name="ce122" table:formula="of:=IFERROR([.E8]*(1000/[.$B$3]);&quot;&quot;)" office:value-type="float" office:value="12.0940649496081" calcext:value-type="float">
            <text:p>12.0941</text:p>
          </table:table-cell>
          <table:table-cell table:style-name="ce123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426" calcext:value-type="float">
            <text:p>1426</text:p>
          </table:table-cell>
          <table:table-cell table:style-name="ce122" table:formula="of:=IFERROR([.B9]/[.D9]*[.C9];&quot;&quot;)" office:value-type="float" office:value="6.05890603085554" calcext:value-type="float">
            <text:p>6.0589</text:p>
          </table:table-cell>
          <table:table-cell table:style-name="ce122" table:formula="of:=IFERROR([.E9]*(1000/[.$B$3]);&quot;&quot;)" office:value-type="float" office:value="12.1178120617111" calcext:value-type="float">
            <text:p>12.1178</text:p>
          </table:table-cell>
          <table:table-cell table:style-name="ce123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541" calcext:value-type="float">
            <text:p>1541</text:p>
          </table:table-cell>
          <table:table-cell table:style-name="ce122" table:formula="of:=IFERROR([.B10]/[.D10]*[.C10];&quot;&quot;)" office:value-type="float" office:value="5.60674886437378" calcext:value-type="float">
            <text:p>5.6067</text:p>
          </table:table-cell>
          <table:table-cell table:style-name="ce122" table:formula="of:=IFERROR([.E10]*(1000/[.$B$3]);&quot;&quot;)" office:value-type="float" office:value="11.2134977287476" calcext:value-type="float">
            <text:p>11.2135</text:p>
          </table:table-cell>
          <table:table-cell table:style-name="ce123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42" calcext:value-type="float">
            <text:p>842</text:p>
          </table:table-cell>
          <table:table-cell table:style-name="ce122" table:formula="of:=IFERROR([.B11]/[.D11]*[.C11];&quot;&quot;)" office:value-type="float" office:value="3.8479809976247" calcext:value-type="float">
            <text:p>3.8480</text:p>
          </table:table-cell>
          <table:table-cell table:style-name="ce122" table:formula="of:=IFERROR([.E11]*(1000/[.$B$3]);&quot;&quot;)" office:value-type="float" office:value="7.69596199524941" calcext:value-type="float">
            <text:p>7.6960</text:p>
          </table:table-cell>
          <table:table-cell table:style-name="ce123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3" calcext:value-type="float">
            <text:p>783</text:p>
          </table:table-cell>
          <table:table-cell table:style-name="ce122" table:formula="of:=IFERROR([.B12]/[.D12]*[.C12];&quot;&quot;)" office:value-type="float" office:value="5.51724137931035" calcext:value-type="float">
            <text:p>5.5172</text:p>
          </table:table-cell>
          <table:table-cell table:style-name="ce122" table:formula="of:=IFERROR([.E12]*(1000/[.$B$3]);&quot;&quot;)" office:value-type="float" office:value="11.0344827586207" calcext:value-type="float">
            <text:p>11.0345</text:p>
          </table:table-cell>
          <table:table-cell table:style-name="ce123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7" calcext:value-type="float">
            <text:p>787</text:p>
          </table:table-cell>
          <table:table-cell table:style-name="ce122" table:formula="of:=IFERROR([.B13]/[.D13]*[.C13];&quot;&quot;)" office:value-type="float" office:value="5.48919949174079" calcext:value-type="float">
            <text:p>5.4892</text:p>
          </table:table-cell>
          <table:table-cell table:style-name="ce122" table:formula="of:=IFERROR([.E13]*(1000/[.$B$3]);&quot;&quot;)" office:value-type="float" office:value="10.9783989834816" calcext:value-type="float">
            <text:p>10.9784</text:p>
          </table:table-cell>
          <table:table-cell table:style-name="ce123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4" calcext:value-type="float">
            <text:p>784</text:p>
          </table:table-cell>
          <table:table-cell table:style-name="ce122" table:formula="of:=IFERROR([.B14]/[.D14]*[.C14];&quot;&quot;)" office:value-type="float" office:value="5.51020408163265" calcext:value-type="float">
            <text:p>5.5102</text:p>
          </table:table-cell>
          <table:table-cell table:style-name="ce122" table:formula="of:=IFERROR([.E14]*(1000/[.$B$3]);&quot;&quot;)" office:value-type="float" office:value="11.0204081632653" calcext:value-type="float">
            <text:p>11.0204</text:p>
          </table:table-cell>
          <table:table-cell table:style-name="ce123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lt; 16,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924" calcext:value-type="float">
            <text:p>2924</text:p>
          </table:table-cell>
          <table:table-cell table:style-name="ce122" table:formula="of:=IFERROR([.B6]/[.D6]*[.C6];&quot;&quot;)" office:value-type="float" office:value="3.9890560875513" calcext:value-type="float">
            <text:p>3.9891</text:p>
          </table:table-cell>
          <table:table-cell table:style-name="ce122" table:formula="of:=IFERROR([.E6]*(1000/[.$B$3]);&quot;&quot;)" office:value-type="float" office:value="7.9781121751026" calcext:value-type="float">
            <text:p>7.9781</text:p>
          </table:table-cell>
          <table:table-cell table:style-name="ce123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gt;= 16,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436" calcext:value-type="float">
            <text:p>3436</text:p>
          </table:table-cell>
          <table:table-cell table:style-name="ce122" table:formula="of:=IFERROR([.B7]/[.D7]*[.C7];&quot;&quot;)" office:value-type="float" office:value="7.92083818393481" calcext:value-type="float">
            <text:p>7.9208</text:p>
          </table:table-cell>
          <table:table-cell table:style-name="ce122" table:formula="of:=IFERROR([.E7]*(1000/[.$B$3]);&quot;&quot;)" office:value-type="float" office:value="15.8416763678696" calcext:value-type="float">
            <text:p>15.8417</text:p>
          </table:table-cell>
          <table:table-cell table:style-name="ce123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854" calcext:value-type="float">
            <text:p>1854</text:p>
          </table:table-cell>
          <table:table-cell table:style-name="ce122" table:formula="of:=IFERROR([.B8]/[.D8]*[.C8];&quot;&quot;)" office:value-type="float" office:value="3.49514563106796" calcext:value-type="float">
            <text:p>3.4951</text:p>
          </table:table-cell>
          <table:table-cell table:style-name="ce122" table:formula="of:=IFERROR([.E8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236" calcext:value-type="float">
            <text:p>1236</text:p>
          </table:table-cell>
          <table:table-cell table:style-name="ce122" table:formula="of:=IFERROR([.B9]/[.D9]*[.C9];&quot;&quot;)" office:value-type="float" office:value="3.49514563106796" calcext:value-type="float">
            <text:p>3.4951</text:p>
          </table:table-cell>
          <table:table-cell table:style-name="ce122" table:formula="of:=IFERROR([.E9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852" calcext:value-type="float">
            <text:p>1852</text:p>
          </table:table-cell>
          <table:table-cell table:style-name="ce122" table:formula="of:=IFERROR([.B10]/[.D10]*[.C10];&quot;&quot;)" office:value-type="float" office:value="3.49892008639309" calcext:value-type="float">
            <text:p>3.4989</text:p>
          </table:table-cell>
          <table:table-cell table:style-name="ce122" table:formula="of:=IFERROR([.E10]*(1000/[.$B$3]);&quot;&quot;)" office:value-type="float" office:value="6.99784017278618" calcext:value-type="float">
            <text:p>6.9978</text:p>
          </table:table-cell>
          <table:table-cell table:style-name="ce123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38" calcext:value-type="float">
            <text:p>1538</text:p>
          </table:table-cell>
          <table:table-cell table:style-name="ce122" table:formula="of:=IFERROR([.B11]/[.D11]*[.C11];&quot;&quot;)" office:value-type="float" office:value="2.80884265279584" calcext:value-type="float">
            <text:p>2.8088</text:p>
          </table:table-cell>
          <table:table-cell table:style-name="ce122" table:formula="of:=IFERROR([.E11]*(1000/[.$B$3]);&quot;&quot;)" office:value-type="float" office:value="5.61768530559168" calcext:value-type="float">
            <text:p>5.6177</text:p>
          </table:table-cell>
          <table:table-cell table:style-name="ce123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28" calcext:value-type="float">
            <text:p>1528</text:p>
          </table:table-cell>
          <table:table-cell table:style-name="ce122" table:formula="of:=IFERROR([.B12]/[.D12]*[.C12];&quot;&quot;)" office:value-type="float" office:value="2.82722513089005" calcext:value-type="float">
            <text:p>2.8272</text:p>
          </table:table-cell>
          <table:table-cell table:style-name="ce122" table:formula="of:=IFERROR([.E12]*(1000/[.$B$3]);&quot;&quot;)" office:value-type="float" office:value="5.65445026178011" calcext:value-type="float">
            <text:p>5.6545</text:p>
          </table:table-cell>
          <table:table-cell table:style-name="ce123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18" calcext:value-type="float">
            <text:p>1518</text:p>
          </table:table-cell>
          <table:table-cell table:style-name="ce122" table:formula="of:=IFERROR([.B13]/[.D13]*[.C13];&quot;&quot;)" office:value-type="float" office:value="2.84584980237154" calcext:value-type="float">
            <text:p>2.8458</text:p>
          </table:table-cell>
          <table:table-cell table:style-name="ce122" table:formula="of:=IFERROR([.E13]*(1000/[.$B$3]);&quot;&quot;)" office:value-type="float" office:value="5.69169960474308" calcext:value-type="float">
            <text:p>5.6917</text:p>
          </table:table-cell>
          <table:table-cell table:style-name="ce123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17" calcext:value-type="float">
            <text:p>1317</text:p>
          </table:table-cell>
          <table:table-cell table:style-name="ce122" table:formula="of:=IFERROR([.B14]/[.D14]*[.C14];&quot;&quot;)" office:value-type="float" office:value="3.28018223234624" calcext:value-type="float">
            <text:p>3.2802</text:p>
          </table:table-cell>
          <table:table-cell table:style-name="ce122" table:formula="of:=IFERROR([.E14]*(1000/[.$B$3]);&quot;&quot;)" office:value-type="float" office:value="6.56036446469248" calcext:value-type="float">
            <text:p>6.5604</text:p>
          </table:table-cell>
          <table:table-cell table:style-name="ce123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23" calcext:value-type="float">
            <text:p>1323</text:p>
          </table:table-cell>
          <table:table-cell table:style-name="ce122" table:formula="of:=IFERROR([.B15]/[.D15]*[.C15];&quot;&quot;)" office:value-type="float" office:value="3.26530612244898" calcext:value-type="float">
            <text:p>3.2653</text:p>
          </table:table-cell>
          <table:table-cell table:style-name="ce122" table:formula="of:=IFERROR([.E15]*(1000/[.$B$3]);&quot;&quot;)" office:value-type="float" office:value="6.53061224489796" calcext:value-type="float">
            <text:p>6.5306</text:p>
          </table:table-cell>
          <table:table-cell table:style-name="ce123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26" calcext:value-type="float">
            <text:p>1326</text:p>
          </table:table-cell>
          <table:table-cell table:style-name="ce122" table:formula="of:=IFERROR([.B16]/[.D16]*[.C16];&quot;&quot;)" office:value-type="float" office:value="3.2579185520362" calcext:value-type="float">
            <text:p>3.2579</text:p>
          </table:table-cell>
          <table:table-cell table:style-name="ce122" table:formula="of:=IFERROR([.E16]*(1000/[.$B$3]);&quot;&quot;)" office:value-type="float" office:value="6.5158371040724" calcext:value-type="float">
            <text:p>6.5158</text:p>
          </table:table-cell>
          <table:table-cell table:style-name="ce123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20" calcext:value-type="float">
            <text:p>1620</text:p>
          </table:table-cell>
          <table:table-cell table:style-name="ce122" table:formula="of:=IFERROR([.B17]/[.D17]*[.C17];&quot;&quot;)" office:value-type="float" office:value="2.66666666666667" calcext:value-type="float">
            <text:p>2.6667</text:p>
          </table:table-cell>
          <table:table-cell table:style-name="ce122" table:formula="of:=IFERROR([.E17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32" calcext:value-type="float">
            <text:p>1632</text:p>
          </table:table-cell>
          <table:table-cell table:style-name="ce122" table:formula="of:=IFERROR([.B18]/[.D18]*[.C18];&quot;&quot;)" office:value-type="float" office:value="2.64705882352941" calcext:value-type="float">
            <text:p>2.6471</text:p>
          </table:table-cell>
          <table:table-cell table:style-name="ce122" table:formula="of:=IFERROR([.E18]*(1000/[.$B$3]);&quot;&quot;)" office:value-type="float" office:value="5.29411764705882" calcext:value-type="float">
            <text:p>5.2941</text:p>
          </table:table-cell>
          <table:table-cell table:style-name="ce123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29" calcext:value-type="float">
            <text:p>1629</text:p>
          </table:table-cell>
          <table:table-cell table:style-name="ce122" table:formula="of:=IFERROR([.B19]/[.D19]*[.C19];&quot;&quot;)" office:value-type="float" office:value="2.65193370165746" calcext:value-type="float">
            <text:p>2.6519</text:p>
          </table:table-cell>
          <table:table-cell table:style-name="ce122" table:formula="of:=IFERROR([.E19]*(1000/[.$B$3]);&quot;&quot;)" office:value-type="float" office:value="5.30386740331492" calcext:value-type="float">
            <text:p>5.3039</text:p>
          </table:table-cell>
          <table:table-cell table:style-name="ce123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26" calcext:value-type="float">
            <text:p>926</text:p>
          </table:table-cell>
          <table:table-cell table:style-name="ce122" table:formula="of:=IFERROR([.B20]/[.D20]*[.C20];&quot;&quot;)" office:value-type="float" office:value="2.33261339092873" calcext:value-type="float">
            <text:p>2.3326</text:p>
          </table:table-cell>
          <table:table-cell table:style-name="ce122" table:formula="of:=IFERROR([.E20]*(1000/[.$B$3]);&quot;&quot;)" office:value-type="float" office:value="4.66522678185745" calcext:value-type="float">
            <text:p>4.6652</text:p>
          </table:table-cell>
          <table:table-cell table:style-name="ce123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31" calcext:value-type="float">
            <text:p>931</text:p>
          </table:table-cell>
          <table:table-cell table:style-name="ce122" table:formula="of:=IFERROR([.B21]/[.D21]*[.C21];&quot;&quot;)" office:value-type="float" office:value="2.32008592910849" calcext:value-type="float">
            <text:p>2.3201</text:p>
          </table:table-cell>
          <table:table-cell table:style-name="ce122" table:formula="of:=IFERROR([.E21]*(1000/[.$B$3]);&quot;&quot;)" office:value-type="float" office:value="4.64017185821697" calcext:value-type="float">
            <text:p>4.6402</text:p>
          </table:table-cell>
          <table:table-cell table:style-name="ce123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27" calcext:value-type="float">
            <text:p>927</text:p>
          </table:table-cell>
          <table:table-cell table:style-name="ce122" table:formula="of:=IFERROR([.B22]/[.D22]*[.C22];&quot;&quot;)" office:value-type="float" office:value="3.49514563106796" calcext:value-type="float">
            <text:p>3.4951</text:p>
          </table:table-cell>
          <table:table-cell table:style-name="ce122" table:formula="of:=IFERROR([.E22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3]/[.D23]*[.C23];&quot;&quot;)" office:value-type="float" office:value="3.48387096774194" calcext:value-type="float">
            <text:p>3.4839</text:p>
          </table:table-cell>
          <table:table-cell table:style-name="ce122" table:formula="of:=IFERROR([.E23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28" calcext:value-type="float">
            <text:p>928</text:p>
          </table:table-cell>
          <table:table-cell table:style-name="ce122" table:formula="of:=IFERROR([.B24]/[.D24]*[.C24];&quot;&quot;)" office:value-type="float" office:value="3.49137931034483" calcext:value-type="float">
            <text:p>3.4914</text:p>
          </table:table-cell>
          <table:table-cell table:style-name="ce122" table:formula="of:=IFERROR([.E24]*(1000/[.$B$3]);&quot;&quot;)" office:value-type="float" office:value="6.98275862068966" calcext:value-type="float">
            <text:p>6.9828</text:p>
          </table:table-cell>
          <table:table-cell table:style-name="ce123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08" calcext:value-type="float">
            <text:p>608</text:p>
          </table:table-cell>
          <table:table-cell table:style-name="ce122" table:formula="of:=IFERROR([.B25]/[.D25]*[.C25];&quot;&quot;)" office:value-type="float" office:value="1.77631578947368" calcext:value-type="float">
            <text:p>1.7763</text:p>
          </table:table-cell>
          <table:table-cell table:style-name="ce122" table:formula="of:=IFERROR([.E25]*(1000/[.$B$3]);&quot;&quot;)" office:value-type="float" office:value="3.55263157894737" calcext:value-type="float">
            <text:p>3.5526</text:p>
          </table:table-cell>
          <table:table-cell table:style-name="ce123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14" calcext:value-type="float">
            <text:p>614</text:p>
          </table:table-cell>
          <table:table-cell table:style-name="ce122" table:formula="of:=IFERROR([.B26]/[.D26]*[.C26];&quot;&quot;)" office:value-type="float" office:value="1.75895765472313" calcext:value-type="float">
            <text:p>1.7590</text:p>
          </table:table-cell>
          <table:table-cell table:style-name="ce122" table:formula="of:=IFERROR([.E26]*(1000/[.$B$3]);&quot;&quot;)" office:value-type="float" office:value="3.51791530944625" calcext:value-type="float">
            <text:p>3.5179</text:p>
          </table:table-cell>
          <table:table-cell table:style-name="ce123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4" calcext:value-type="float">
            <text:p>804</text:p>
          </table:table-cell>
          <table:table-cell table:style-name="ce122" table:formula="of:=IFERROR([.B27]/[.D27]*[.C27];&quot;&quot;)" office:value-type="float" office:value="2.6865671641791" calcext:value-type="float">
            <text:p>2.6866</text:p>
          </table:table-cell>
          <table:table-cell table:style-name="ce122" table:formula="of:=IFERROR([.E27]*(1000/[.$B$3]);&quot;&quot;)" office:value-type="float" office:value="5.37313432835821" calcext:value-type="float">
            <text:p>5.3731</text:p>
          </table:table-cell>
          <table:table-cell table:style-name="ce123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0" calcext:value-type="float">
            <text:p>800</text:p>
          </table:table-cell>
          <table:table-cell table:style-name="ce122" table:formula="of:=IFERROR([.B28]/[.D28]*[.C28];&quot;&quot;)" office:value-type="float" office:value="2.7" calcext:value-type="float">
            <text:p>2.7000</text:p>
          </table:table-cell>
          <table:table-cell table:style-name="ce122" table:formula="of:=IFERROR([.E28]*(1000/[.$B$3]);&quot;&quot;)" office:value-type="float" office:value="5.4" calcext:value-type="float">
            <text:p>5.4000</text:p>
          </table:table-cell>
          <table:table-cell table:style-name="ce123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5" calcext:value-type="float">
            <text:p>805</text:p>
          </table:table-cell>
          <table:table-cell table:style-name="ce122" table:formula="of:=IFERROR([.B29]/[.D29]*[.C29];&quot;&quot;)" office:value-type="float" office:value="2.6832298136646" calcext:value-type="float">
            <text:p>2.6832</text:p>
          </table:table-cell>
          <table:table-cell table:style-name="ce122" table:formula="of:=IFERROR([.E29]*(1000/[.$B$3]);&quot;&quot;)" office:value-type="float" office:value="5.36645962732919" calcext:value-type="float">
            <text:p>5.3665</text:p>
          </table:table-cell>
          <table:table-cell table:style-name="ce123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3448" calcext:value-type="float">
            <text:p>3448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3266" calcext:value-type="float">
            <text:p>3266</text:p>
          </table:table-cell>
          <table:table-cell table:style-name="ce122" table:formula="of:=IFERROR([.B6]/[.D6]*[.C6];&quot;&quot;)" office:value-type="float" office:value="20.0587875076546" calcext:value-type="float">
            <text:p>20.0588</text:p>
          </table:table-cell>
          <table:table-cell table:style-name="ce122" table:formula="of:=IFERROR([.E6]*(1000/[.$B$3]);&quot;&quot;)" office:value-type="float" office:value="40.1175750153092" calcext:value-type="float">
            <text:p>40.1176</text:p>
          </table:table-cell>
          <table:table-cell table:style-name="ce123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756" calcext:value-type="float">
            <text:p>1756</text:p>
          </table:table-cell>
          <table:table-cell table:style-name="ce122" table:formula="of:=IFERROR([.B7]/[.D7]*[.C7];&quot;&quot;)" office:value-type="float" office:value="13.5307517084282" calcext:value-type="float">
            <text:p>13.5308</text:p>
          </table:table-cell>
          <table:table-cell table:style-name="ce122" table:formula="of:=IFERROR([.E7]*(1000/[.$B$3]);&quot;&quot;)" office:value-type="float" office:value="27.0615034168565" calcext:value-type="float">
            <text:p>27.0615</text:p>
          </table:table-cell>
          <table:table-cell table:style-name="ce123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8]/[.D8]*[.C8];&quot;&quot;)" office:value-type="float" office:value="13.5281837160752" calcext:value-type="float">
            <text:p>13.5282</text:p>
          </table:table-cell>
          <table:table-cell table:style-name="ce122" table:formula="of:=IFERROR([.E8]*(1000/[.$B$3]);&quot;&quot;)" office:value-type="float" office:value="27.0563674321503" calcext:value-type="float">
            <text:p>27.0564</text:p>
          </table:table-cell>
          <table:table-cell table:style-name="ce123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01" calcext:value-type="float">
            <text:p>901</text:p>
          </table:table-cell>
          <table:table-cell table:style-name="ce122" table:formula="of:=IFERROR([.B9]/[.D9]*[.C9];&quot;&quot;)" office:value-type="float" office:value="7.19200887902331" calcext:value-type="float">
            <text:p>7.1920</text:p>
          </table:table-cell>
          <table:table-cell table:style-name="ce122" table:formula="of:=IFERROR([.E9]*(1000/[.$B$3]);&quot;&quot;)" office:value-type="float" office:value="14.3840177580466" calcext:value-type="float">
            <text:p>14.3840</text:p>
          </table:table-cell>
          <table:table-cell table:style-name="ce123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98" calcext:value-type="float">
            <text:p>898</text:p>
          </table:table-cell>
          <table:table-cell table:style-name="ce122" table:formula="of:=IFERROR([.B10]/[.D10]*[.C10];&quot;&quot;)" office:value-type="float" office:value="7.21603563474388" calcext:value-type="float">
            <text:p>7.2160</text:p>
          </table:table-cell>
          <table:table-cell table:style-name="ce122" table:formula="of:=IFERROR([.E10]*(1000/[.$B$3]);&quot;&quot;)" office:value-type="float" office:value="14.4320712694878" calcext:value-type="float">
            <text:p>14.4321</text:p>
          </table:table-cell>
          <table:table-cell table:style-name="ce123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VGA 30p</text:p>
          </table:table-cell>
          <table:table-cell table:style-name="ce119" office:value-type="float" office:value="480" calcext:value-type="float">
            <text:p>4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422" calcext:value-type="float">
            <text:p>422</text:p>
          </table:table-cell>
          <table:table-cell table:style-name="ce122" table:formula="of:=IFERROR([.B11]/[.D11]*[.C11];&quot;&quot;)" office:value-type="float" office:value="5.68720379146919" calcext:value-type="float">
            <text:p>5.6872</text:p>
          </table:table-cell>
          <table:table-cell table:style-name="ce122" table:formula="of:=IFERROR([.E11]*(1000/[.$B$3]);&quot;&quot;)" office:value-type="float" office:value="11.3744075829384" calcext:value-type="float">
            <text:p>11.3744</text:p>
          </table:table-cell>
          <table:table-cell table:style-name="ce123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4674" calcext:value-type="float">
            <text:p>4674</text:p>
          </table:table-cell>
          <table:table-cell table:style-name="ce122" table:formula="of:=IFERROR([.B6]/[.D6]*[.C6];&quot;&quot;)" office:value-type="float" office:value="19.1151048352589" calcext:value-type="float">
            <text:p>19.1151</text:p>
          </table:table-cell>
          <table:table-cell table:style-name="ce122" table:formula="of:=IFERROR([.E6]*(1000/[.$B$3]);&quot;&quot;)" office:value-type="float" office:value="38.2302096705178" calcext:value-type="float">
            <text:p>38.2302</text:p>
          </table:table-cell>
          <table:table-cell table:style-name="ce123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907" calcext:value-type="float">
            <text:p>1907</text:p>
          </table:table-cell>
          <table:table-cell table:style-name="ce122" table:formula="of:=IFERROR([.B7]/[.D7]*[.C7];&quot;&quot;)" office:value-type="float" office:value="7.92868379653907" calcext:value-type="float">
            <text:p>7.9287</text:p>
          </table:table-cell>
          <table:table-cell table:style-name="ce122" table:formula="of:=IFERROR([.E7]*(1000/[.$B$3]);&quot;&quot;)" office:value-type="float" office:value="15.8573675930781" calcext:value-type="float">
            <text:p>15.8574</text:p>
          </table:table-cell>
          <table:table-cell table:style-name="ce123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632" calcext:value-type="float">
            <text:p>1632</text:p>
          </table:table-cell>
          <table:table-cell table:style-name="ce122" table:formula="of:=IFERROR([.B8]/[.D8]*[.C8];&quot;&quot;)" office:value-type="float" office:value="7.94117647058824" calcext:value-type="float">
            <text:p>7.9412</text:p>
          </table:table-cell>
          <table:table-cell table:style-name="ce122" table:formula="of:=IFERROR([.E8]*(1000/[.$B$3]);&quot;&quot;)" office:value-type="float" office:value="15.8823529411765" calcext:value-type="float">
            <text:p>15.8824</text:p>
          </table:table-cell>
          <table:table-cell table:style-name="ce123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920" calcext:value-type="float">
            <text:p>1920</text:p>
          </table:table-cell>
          <table:table-cell table:style-name="ce122" table:formula="of:=IFERROR([.B9]/[.D9]*[.C9];&quot;&quot;)" office:value-type="float" office:value="7.875" calcext:value-type="float">
            <text:p>7.8750</text:p>
          </table:table-cell>
          <table:table-cell table:style-name="ce122" table:formula="of:=IFERROR([.E9]*(1000/[.$B$3]);&quot;&quot;)" office:value-type="float" office:value="15.75" calcext:value-type="float">
            <text:p>15.7500</text:p>
          </table:table-cell>
          <table:table-cell table:style-name="ce123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10]/[.D10]*[.C10];&quot;&quot;)" office:value-type="float" office:value="6.94533762057878" calcext:value-type="float">
            <text:p>6.9453</text:p>
          </table:table-cell>
          <table:table-cell table:style-name="ce122" table:formula="of:=IFERROR([.E10]*(1000/[.$B$3]);&quot;&quot;)" office:value-type="float" office:value="13.8906752411576" calcext:value-type="float">
            <text:p>13.8907</text:p>
          </table:table-cell>
          <table:table-cell table:style-name="ce123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30" calcext:value-type="float">
            <text:p>930</text:p>
          </table:table-cell>
          <table:table-cell table:style-name="ce122" table:formula="of:=IFERROR([.B11]/[.D11]*[.C11];&quot;&quot;)" office:value-type="float" office:value="6.96774193548387" calcext:value-type="float">
            <text:p>6.9677</text:p>
          </table:table-cell>
          <table:table-cell table:style-name="ce122" table:formula="of:=IFERROR([.E11]*(1000/[.$B$3]);&quot;&quot;)" office:value-type="float" office:value="13.9354838709677" calcext:value-type="float">
            <text:p>13.9355</text:p>
          </table:table-cell>
          <table:table-cell table:style-name="ce123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5k 30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072" calcext:value-type="float">
            <text:p>3072</text:p>
          </table:table-cell>
          <table:table-cell table:style-name="ce122" table:formula="of:=IFERROR([.B12]/[.D12]*[.C12];&quot;&quot;)" office:value-type="float" office:value="7.3125" calcext:value-type="float">
            <text:p>7.3125</text:p>
          </table:table-cell>
          <table:table-cell table:style-name="ce122" table:formula="of:=IFERROR([.E12]*(1000/[.$B$3]);&quot;&quot;)" office:value-type="float" office:value="14.625" calcext:value-type="float">
            <text:p>14.6250</text:p>
          </table:table-cell>
          <table:table-cell table:style-name="ce123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5k 24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972" calcext:value-type="float">
            <text:p>2972</text:p>
          </table:table-cell>
          <table:table-cell table:style-name="ce122" table:formula="of:=IFERROR([.B13]/[.D13]*[.C13];&quot;&quot;)" office:value-type="float" office:value="7.5585464333782" calcext:value-type="float">
            <text:p>7.5585</text:p>
          </table:table-cell>
          <table:table-cell table:style-name="ce122" table:formula="of:=IFERROR([.E13]*(1000/[.$B$3]);&quot;&quot;)" office:value-type="float" office:value="15.1170928667564" calcext:value-type="float">
            <text:p>15.1171</text:p>
          </table:table-cell>
          <table:table-cell table:style-name="ce123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65" calcext:value-type="float">
            <text:p>465</text:p>
          </table:table-cell>
          <table:table-cell table:style-name="ce122" table:formula="of:=IFERROR([.B14]/[.D14]*[.C14];&quot;&quot;)" office:value-type="float" office:value="2.32258064516129" calcext:value-type="float">
            <text:p>2.3226</text:p>
          </table:table-cell>
          <table:table-cell table:style-name="ce122" table:formula="of:=IFERROR([.E14]*(1000/[.$B$3]);&quot;&quot;)" office:value-type="float" office:value="4.64516129032258" calcext:value-type="float">
            <text:p>4.6452</text:p>
          </table:table-cell>
          <table:table-cell table:style-name="ce123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12" calcext:value-type="float">
            <text:p>912</text:p>
          </table:table-cell>
          <table:table-cell table:style-name="ce122" table:formula="of:=IFERROR([.B15]/[.D15]*[.C15];&quot;&quot;)" office:value-type="float" office:value="3.55263157894737" calcext:value-type="float">
            <text:p>3.5526</text:p>
          </table:table-cell>
          <table:table-cell table:style-name="ce122" table:formula="of:=IFERROR([.E15]*(1000/[.$B$3]);&quot;&quot;)" office:value-type="float" office:value="7.10526315789474" calcext:value-type="float">
            <text:p>7.1053</text:p>
          </table:table-cell>
          <table:table-cell table:style-name="ce123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, single-shot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3469" calcext:value-type="float">
            <text:p>3469</text:p>
          </table:table-cell>
          <table:table-cell table:style-name="ce122" table:formula="of:=IFERROR([.B6]/[.D6]*[.C6];&quot;&quot;)" office:value-type="float" office:value="25.3675410781205" calcext:value-type="float">
            <text:p>25.3675</text:p>
          </table:table-cell>
          <table:table-cell table:style-name="ce122" table:formula="of:=IFERROR([.E6]*(1000/[.$B$3]);&quot;&quot;)" office:value-type="float" office:value="50.735082156241" calcext:value-type="float">
            <text:p>50.7351</text:p>
          </table:table-cell>
          <table:table-cell table:style-name="ce123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, L/M/H/SH continuous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3039" calcext:value-type="float">
            <text:p>3039</text:p>
          </table:table-cell>
          <table:table-cell table:style-name="ce122" table:formula="of:=IFERROR([.B7]/[.D7]*[.C7];&quot;&quot;)" office:value-type="float" office:value="13.1622244159263" calcext:value-type="float">
            <text:p>13.1622</text:p>
          </table:table-cell>
          <table:table-cell table:style-name="ce122" table:formula="of:=IFERROR([.E7]*(1000/[.$B$3]);&quot;&quot;)" office:value-type="float" office:value="26.3244488318526" calcext:value-type="float">
            <text:p>26.3244</text:p>
          </table:table-cell>
          <table:table-cell table:style-name="ce123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3:2 30p</text:p>
          </table:table-cell>
          <table:table-cell table:style-name="ce119" office:value-type="float" office:value="3968" calcext:value-type="float">
            <text:p>3968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3154" calcext:value-type="float">
            <text:p>3154</text:p>
          </table:table-cell>
          <table:table-cell table:style-name="ce122" table:formula="of:=IFERROR([.B8]/[.D8]*[.C8];&quot;&quot;)" office:value-type="float" office:value="12.5808497146481" calcext:value-type="float">
            <text:p>12.5808</text:p>
          </table:table-cell>
          <table:table-cell table:style-name="ce122" table:formula="of:=IFERROR([.E8]*(1000/[.$B$3]);&quot;&quot;)" office:value-type="float" office:value="25.1616994292961" calcext:value-type="float">
            <text:p>25.1617</text:p>
          </table:table-cell>
          <table:table-cell table:style-name="ce123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3:2 24p</text:p>
          </table:table-cell>
          <table:table-cell table:style-name="ce119" office:value-type="float" office:value="3968" calcext:value-type="float">
            <text:p>3968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468" calcext:value-type="float">
            <text:p>3468</text:p>
          </table:table-cell>
          <table:table-cell table:style-name="ce122" table:formula="of:=IFERROR([.B9]/[.D9]*[.C9];&quot;&quot;)" office:value-type="float" office:value="12.5859284890427" calcext:value-type="float">
            <text:p>12.5859</text:p>
          </table:table-cell>
          <table:table-cell table:style-name="ce122" table:formula="of:=IFERROR([.E9]*(1000/[.$B$3]);&quot;&quot;)" office:value-type="float" office:value="25.1718569780853" calcext:value-type="float">
            <text:p>25.1719</text:p>
          </table:table-cell>
          <table:table-cell table:style-name="ce123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17:9 30p</text:p>
          </table:table-cell>
          <table:table-cell table:style-name="ce119" office:value-type="float" office:value="3136" calcext:value-type="float">
            <text:p>3136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41" calcext:value-type="float">
            <text:p>2841</text:p>
          </table:table-cell>
          <table:table-cell table:style-name="ce122" table:formula="of:=IFERROR([.B10]/[.D10]*[.C10];&quot;&quot;)" office:value-type="float" office:value="9.93453009503696" calcext:value-type="float">
            <text:p>9.9345</text:p>
          </table:table-cell>
          <table:table-cell table:style-name="ce122" table:formula="of:=IFERROR([.E10]*(1000/[.$B$3]);&quot;&quot;)" office:value-type="float" office:value="19.8690601900739" calcext:value-type="float">
            <text:p>19.8691</text:p>
          </table:table-cell>
          <table:table-cell table:style-name="ce123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17:9 30p</text:p>
          </table:table-cell>
          <table:table-cell table:style-name="ce119" office:value-type="float" office:value="3136" calcext:value-type="float">
            <text:p>3136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48" calcext:value-type="float">
            <text:p>2848</text:p>
          </table:table-cell>
          <table:table-cell table:style-name="ce122" table:formula="of:=IFERROR([.B11]/[.D11]*[.C11];&quot;&quot;)" office:value-type="float" office:value="9.91011235955056" calcext:value-type="float">
            <text:p>9.9101</text:p>
          </table:table-cell>
          <table:table-cell table:style-name="ce122" table:formula="of:=IFERROR([.E11]*(1000/[.$B$3]);&quot;&quot;)" office:value-type="float" office:value="19.8202247191011" calcext:value-type="float">
            <text:p>19.8202</text:p>
          </table:table-cell>
          <table:table-cell table:style-name="ce123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.9K 4:2:0 16:9 30p</text:p>
          </table:table-cell>
          <table:table-cell table:style-name="ce119" office:value-type="float" office:value="3312" calcext:value-type="float">
            <text:p>3312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32" calcext:value-type="float">
            <text:p>2832</text:p>
          </table:table-cell>
          <table:table-cell table:style-name="ce122" table:formula="of:=IFERROR([.B12]/[.D12]*[.C12];&quot;&quot;)" office:value-type="float" office:value="10.5254237288136" calcext:value-type="float">
            <text:p>10.5254</text:p>
          </table:table-cell>
          <table:table-cell table:style-name="ce122" table:formula="of:=IFERROR([.E12]*(1000/[.$B$3]);&quot;&quot;)" office:value-type="float" office:value="21.0508474576271" calcext:value-type="float">
            <text:p>21.0508</text:p>
          </table:table-cell>
          <table:table-cell table:style-name="ce123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.9K 4:2:0 16:9 24p</text:p>
          </table:table-cell>
          <table:table-cell table:style-name="ce119" office:value-type="float" office:value="3312" calcext:value-type="float">
            <text:p>3312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27" calcext:value-type="float">
            <text:p>2827</text:p>
          </table:table-cell>
          <table:table-cell table:style-name="ce122" table:formula="of:=IFERROR([.B13]/[.D13]*[.C13];&quot;&quot;)" office:value-type="float" office:value="10.5440396179696" calcext:value-type="float">
            <text:p>10.5440</text:p>
          </table:table-cell>
          <table:table-cell table:style-name="ce122" table:formula="of:=IFERROR([.E13]*(1000/[.$B$3]);&quot;&quot;)" office:value-type="float" office:value="21.0880792359392" calcext:value-type="float">
            <text:p>21.0881</text:p>
          </table:table-cell>
          <table:table-cell table:style-name="ce123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48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88" calcext:value-type="float">
            <text:p>2088</text:p>
          </table:table-cell>
          <table:table-cell table:style-name="ce122" table:formula="of:=IFERROR([.B14]/[.D14]*[.C14];&quot;&quot;)" office:value-type="float" office:value="8.36781609195402" calcext:value-type="float">
            <text:p>8.3678</text:p>
          </table:table-cell>
          <table:table-cell table:style-name="ce122" table:formula="of:=IFERROR([.E14]*(1000/[.$B$3]);&quot;&quot;)" office:value-type="float" office:value="16.7356321839081" calcext:value-type="float">
            <text:p>16.7356</text:p>
          </table:table-cell>
          <table:table-cell table:style-name="ce123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48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3" calcext:value-type="float">
            <text:p>2093</text:p>
          </table:table-cell>
          <table:table-cell table:style-name="ce122" table:formula="of:=IFERROR([.B15]/[.D15]*[.C15];&quot;&quot;)" office:value-type="float" office:value="8.34782608695652" calcext:value-type="float">
            <text:p>8.3478</text:p>
          </table:table-cell>
          <table:table-cell table:style-name="ce122" table:formula="of:=IFERROR([.E15]*(1000/[.$B$3]);&quot;&quot;)" office:value-type="float" office:value="16.695652173913" calcext:value-type="float">
            <text:p>16.6957</text:p>
          </table:table-cell>
          <table:table-cell table:style-name="ce123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30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6]/[.D16]*[.C16];&quot;&quot;)" office:value-type="float" office:value="8.41618497109827" calcext:value-type="float">
            <text:p>8.4162</text:p>
          </table:table-cell>
          <table:table-cell table:style-name="ce122" table:formula="of:=IFERROR([.E16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30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2" calcext:value-type="float">
            <text:p>2072</text:p>
          </table:table-cell>
          <table:table-cell table:style-name="ce122" table:formula="of:=IFERROR([.B17]/[.D17]*[.C17];&quot;&quot;)" office:value-type="float" office:value="8.43243243243243" calcext:value-type="float">
            <text:p>8.4324</text:p>
          </table:table-cell>
          <table:table-cell table:style-name="ce122" table:formula="of:=IFERROR([.E17]*(1000/[.$B$3]);&quot;&quot;)" office:value-type="float" office:value="16.8648648648649" calcext:value-type="float">
            <text:p>16.8649</text:p>
          </table:table-cell>
          <table:table-cell table:style-name="ce123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24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8]/[.D18]*[.C18];&quot;&quot;)" office:value-type="float" office:value="8.41618497109827" calcext:value-type="float">
            <text:p>8.4162</text:p>
          </table:table-cell>
          <table:table-cell table:style-name="ce122" table:formula="of:=IFERROR([.E18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24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9]/[.D19]*[.C19];&quot;&quot;)" office:value-type="float" office:value="8.41618497109827" calcext:value-type="float">
            <text:p>8.4162</text:p>
          </table:table-cell>
          <table:table-cell table:style-name="ce122" table:formula="of:=IFERROR([.E19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2 17:9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1" calcext:value-type="float">
            <text:p>1881</text:p>
          </table:table-cell>
          <table:table-cell table:style-name="ce122" table:formula="of:=IFERROR([.B20]/[.D20]*[.C20];&quot;&quot;)" office:value-type="float" office:value="6.88995215311005" calcext:value-type="float">
            <text:p>6.8900</text:p>
          </table:table-cell>
          <table:table-cell table:style-name="ce122" table:formula="of:=IFERROR([.E20]*(1000/[.$B$3]);&quot;&quot;)" office:value-type="float" office:value="13.7799043062201" calcext:value-type="float">
            <text:p>13.7799</text:p>
          </table:table-cell>
          <table:table-cell table:style-name="ce123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0 17:9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7" calcext:value-type="float">
            <text:p>1887</text:p>
          </table:table-cell>
          <table:table-cell table:style-name="ce122" table:formula="of:=IFERROR([.B21]/[.D21]*[.C21];&quot;&quot;)" office:value-type="float" office:value="6.86804451510334" calcext:value-type="float">
            <text:p>6.8680</text:p>
          </table:table-cell>
          <table:table-cell table:style-name="ce122" table:formula="of:=IFERROR([.E21]*(1000/[.$B$3]);&quot;&quot;)" office:value-type="float" office:value="13.7360890302067" calcext:value-type="float">
            <text:p>13.7361</text:p>
          </table:table-cell>
          <table:table-cell table:style-name="ce123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2 17:9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78" calcext:value-type="float">
            <text:p>1878</text:p>
          </table:table-cell>
          <table:table-cell table:style-name="ce122" table:formula="of:=IFERROR([.B22]/[.D22]*[.C22];&quot;&quot;)" office:value-type="float" office:value="6.90095846645368" calcext:value-type="float">
            <text:p>6.9010</text:p>
          </table:table-cell>
          <table:table-cell table:style-name="ce122" table:formula="of:=IFERROR([.E22]*(1000/[.$B$3]);&quot;&quot;)" office:value-type="float" office:value="13.8019169329074" calcext:value-type="float">
            <text:p>13.8019</text:p>
          </table:table-cell>
          <table:table-cell table:style-name="ce123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0 17:9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78" calcext:value-type="float">
            <text:p>1878</text:p>
          </table:table-cell>
          <table:table-cell table:style-name="ce122" table:formula="of:=IFERROR([.B23]/[.D23]*[.C23];&quot;&quot;)" office:value-type="float" office:value="6.90095846645368" calcext:value-type="float">
            <text:p>6.9010</text:p>
          </table:table-cell>
          <table:table-cell table:style-name="ce122" table:formula="of:=IFERROR([.E23]*(1000/[.$B$3]);&quot;&quot;)" office:value-type="float" office:value="13.8019169329074" calcext:value-type="float">
            <text:p>13.8019</text:p>
          </table:table-cell>
          <table:table-cell table:style-name="ce123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2 17:9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35" calcext:value-type="float">
            <text:p>1935</text:p>
          </table:table-cell>
          <table:table-cell table:style-name="ce122" table:formula="of:=IFERROR([.B24]/[.D24]*[.C24];&quot;&quot;)" office:value-type="float" office:value="10.046511627907" calcext:value-type="float">
            <text:p>10.0465</text:p>
          </table:table-cell>
          <table:table-cell table:style-name="ce122" table:formula="of:=IFERROR([.E24]*(1000/[.$B$3]);&quot;&quot;)" office:value-type="float" office:value="20.093023255814" calcext:value-type="float">
            <text:p>20.0930</text:p>
          </table:table-cell>
          <table:table-cell table:style-name="ce123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0 17:9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41" calcext:value-type="float">
            <text:p>1941</text:p>
          </table:table-cell>
          <table:table-cell table:style-name="ce122" table:formula="of:=IFERROR([.B25]/[.D25]*[.C25];&quot;&quot;)" office:value-type="float" office:value="10.015455950541" calcext:value-type="float">
            <text:p>10.0155</text:p>
          </table:table-cell>
          <table:table-cell table:style-name="ce122" table:formula="of:=IFERROR([.E25]*(1000/[.$B$3]);&quot;&quot;)" office:value-type="float" office:value="20.0309119010819" calcext:value-type="float">
            <text:p>20.0309</text:p>
          </table:table-cell>
          <table:table-cell table:style-name="ce123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2 17:9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37" calcext:value-type="float">
            <text:p>1937</text:p>
          </table:table-cell>
          <table:table-cell table:style-name="ce122" table:formula="of:=IFERROR([.B26]/[.D26]*[.C26];&quot;&quot;)" office:value-type="float" office:value="10.036138358286" calcext:value-type="float">
            <text:p>10.0361</text:p>
          </table:table-cell>
          <table:table-cell table:style-name="ce122" table:formula="of:=IFERROR([.E26]*(1000/[.$B$3]);&quot;&quot;)" office:value-type="float" office:value="20.072276716572" calcext:value-type="float">
            <text:p>20.0723</text:p>
          </table:table-cell>
          <table:table-cell table:style-name="ce123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0 17:9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26" calcext:value-type="float">
            <text:p>1926</text:p>
          </table:table-cell>
          <table:table-cell table:style-name="ce122" table:formula="of:=IFERROR([.B27]/[.D27]*[.C27];&quot;&quot;)" office:value-type="float" office:value="10.0934579439252" calcext:value-type="float">
            <text:p>10.0935</text:p>
          </table:table-cell>
          <table:table-cell table:style-name="ce122" table:formula="of:=IFERROR([.E27]*(1000/[.$B$3]);&quot;&quot;)" office:value-type="float" office:value="20.1869158878505" calcext:value-type="float">
            <text:p>20.1869</text:p>
          </table:table-cell>
          <table:table-cell table:style-name="ce123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2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28]/[.D28]*[.C28];&quot;&quot;)" office:value-type="float" office:value="7.12087912087912" calcext:value-type="float">
            <text:p>7.1209</text:p>
          </table:table-cell>
          <table:table-cell table:style-name="ce122" table:formula="of:=IFERROR([.E28]*(1000/[.$B$3]);&quot;&quot;)" office:value-type="float" office:value="14.2417582417582" calcext:value-type="float">
            <text:p>14.2418</text:p>
          </table:table-cell>
          <table:table-cell table:style-name="ce123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00" calcext:value-type="float">
            <text:p>1800</text:p>
          </table:table-cell>
          <table:table-cell table:style-name="ce122" table:formula="of:=IFERROR([.B29]/[.D29]*[.C29];&quot;&quot;)" office:value-type="float" office:value="7.2" calcext:value-type="float">
            <text:p>7.2000</text:p>
          </table:table-cell>
          <table:table-cell table:style-name="ce122" table:formula="of:=IFERROR([.E29]*(1000/[.$B$3]);&quot;&quot;)" office:value-type="float" office:value="14.4" calcext:value-type="float">
            <text:p>14.4000</text:p>
          </table:table-cell>
          <table:table-cell table:style-name="ce123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2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12" calcext:value-type="float">
            <text:p>1812</text:p>
          </table:table-cell>
          <table:table-cell table:style-name="ce122" table:formula="of:=IFERROR([.B30]/[.D30]*[.C30];&quot;&quot;)" office:value-type="float" office:value="7.1523178807947" calcext:value-type="float">
            <text:p>7.1523</text:p>
          </table:table-cell>
          <table:table-cell table:style-name="ce122" table:formula="of:=IFERROR([.E30]*(1000/[.$B$3]);&quot;&quot;)" office:value-type="float" office:value="14.3046357615894" calcext:value-type="float">
            <text:p>14.3046</text:p>
          </table:table-cell>
          <table:table-cell table:style-name="ce123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0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4" calcext:value-type="float">
            <text:p>1824</text:p>
          </table:table-cell>
          <table:table-cell table:style-name="ce122" table:formula="of:=IFERROR([.B31]/[.D31]*[.C31];&quot;&quot;)" office:value-type="float" office:value="7.10526315789474" calcext:value-type="float">
            <text:p>7.1053</text:p>
          </table:table-cell>
          <table:table-cell table:style-name="ce122" table:formula="of:=IFERROR([.E31]*(1000/[.$B$3]);&quot;&quot;)" office:value-type="float" office:value="14.2105263157895" calcext:value-type="float">
            <text:p>14.2105</text:p>
          </table:table-cell>
          <table:table-cell table:style-name="ce123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10" calcext:value-type="float">
            <text:p>1810</text:p>
          </table:table-cell>
          <table:table-cell table:style-name="ce122" table:formula="of:=IFERROR([.B32]/[.D32]*[.C32];&quot;&quot;)" office:value-type="float" office:value="10.7403314917127" calcext:value-type="float">
            <text:p>10.7403</text:p>
          </table:table-cell>
          <table:table-cell table:style-name="ce122" table:formula="of:=IFERROR([.E32]*(1000/[.$B$3]);&quot;&quot;)" office:value-type="float" office:value="21.4806629834254" calcext:value-type="float">
            <text:p>21.4807</text:p>
          </table:table-cell>
          <table:table-cell table:style-name="ce123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0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33]/[.D33]*[.C33];&quot;&quot;)" office:value-type="float" office:value="10.6813186813187" calcext:value-type="float">
            <text:p>10.6813</text:p>
          </table:table-cell>
          <table:table-cell table:style-name="ce122" table:formula="of:=IFERROR([.E33]*(1000/[.$B$3]);&quot;&quot;)" office:value-type="float" office:value="21.3626373626374" calcext:value-type="float">
            <text:p>21.3626</text:p>
          </table:table-cell>
          <table:table-cell table:style-name="ce123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37" calcext:value-type="float">
            <text:p>1837</text:p>
          </table:table-cell>
          <table:table-cell table:style-name="ce122" table:formula="of:=IFERROR([.B34]/[.D34]*[.C34];&quot;&quot;)" office:value-type="float" office:value="10.5824714207948" calcext:value-type="float">
            <text:p>10.5825</text:p>
          </table:table-cell>
          <table:table-cell table:style-name="ce122" table:formula="of:=IFERROR([.E34]*(1000/[.$B$3]);&quot;&quot;)" office:value-type="float" office:value="21.1649428415895" calcext:value-type="float">
            <text:p>21.1649</text:p>
          </table:table-cell>
          <table:table-cell table:style-name="ce123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7" calcext:value-type="float">
            <text:p>1827</text:p>
          </table:table-cell>
          <table:table-cell table:style-name="ce122" table:formula="of:=IFERROR([.B35]/[.D35]*[.C35];&quot;&quot;)" office:value-type="float" office:value="10.64039408867" calcext:value-type="float">
            <text:p>10.6404</text:p>
          </table:table-cell>
          <table:table-cell table:style-name="ce122" table:formula="of:=IFERROR([.E35]*(1000/[.$B$3]);&quot;&quot;)" office:value-type="float" office:value="21.2807881773399" calcext:value-type="float">
            <text:p>21.2808</text:p>
          </table:table-cell>
          <table:table-cell table:style-name="ce123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4" calcext:value-type="float">
            <text:p>824</text:p>
          </table:table-cell>
          <table:table-cell table:style-name="ce122" table:formula="of:=IFERROR([.B36]/[.D36]*[.C36];&quot;&quot;)" office:value-type="float" office:value="2.62135922330097" calcext:value-type="float">
            <text:p>2.6214</text:p>
          </table:table-cell>
          <table:table-cell table:style-name="ce122" table:formula="of:=IFERROR([.E36]*(1000/[.$B$3]);&quot;&quot;)" office:value-type="float" office:value="5.24271844660194" calcext:value-type="float">
            <text:p>5.2427</text:p>
          </table:table-cell>
          <table:table-cell table:style-name="ce123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8" calcext:value-type="float">
            <text:p>828</text:p>
          </table:table-cell>
          <table:table-cell table:style-name="ce122" table:formula="of:=IFERROR([.B37]/[.D37]*[.C37];&quot;&quot;)" office:value-type="float" office:value="2.60869565217391" calcext:value-type="float">
            <text:p>2.6087</text:p>
          </table:table-cell>
          <table:table-cell table:style-name="ce122" table:formula="of:=IFERROR([.E37]*(1000/[.$B$3]);&quot;&quot;)" office:value-type="float" office:value="5.21739130434783" calcext:value-type="float">
            <text:p>5.2174</text:p>
          </table:table-cell>
          <table:table-cell table:style-name="ce123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38]/[.D38]*[.C38];&quot;&quot;)" office:value-type="float" office:value="5.33992583436341" calcext:value-type="float">
            <text:p>5.3399</text:p>
          </table:table-cell>
          <table:table-cell table:style-name="ce122" table:formula="of:=IFERROR([.E38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1" calcext:value-type="float">
            <text:p>811</text:p>
          </table:table-cell>
          <table:table-cell table:style-name="ce122" table:formula="of:=IFERROR([.B39]/[.D39]*[.C39];&quot;&quot;)" office:value-type="float" office:value="5.32675709001233" calcext:value-type="float">
            <text:p>5.3268</text:p>
          </table:table-cell>
          <table:table-cell table:style-name="ce122" table:formula="of:=IFERROR([.E39]*(1000/[.$B$3]);&quot;&quot;)" office:value-type="float" office:value="10.6535141800247" calcext:value-type="float">
            <text:p>10.6535</text:p>
          </table:table-cell>
          <table:table-cell table:style-name="ce123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48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40]/[.D40]*[.C40];&quot;&quot;)" office:value-type="float" office:value="5.35980148883375" calcext:value-type="float">
            <text:p>5.3598</text:p>
          </table:table-cell>
          <table:table-cell table:style-name="ce122" table:formula="of:=IFERROR([.E40]*(1000/[.$B$3]);&quot;&quot;)" office:value-type="float" office:value="10.7196029776675" calcext:value-type="float">
            <text:p>10.7196</text:p>
          </table:table-cell>
          <table:table-cell table:style-name="ce123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48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41]/[.D41]*[.C41];&quot;&quot;)" office:value-type="float" office:value="5.33992583436341" calcext:value-type="float">
            <text:p>5.3399</text:p>
          </table:table-cell>
          <table:table-cell table:style-name="ce122" table:formula="of:=IFERROR([.E41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5" calcext:value-type="float">
            <text:p>905</text:p>
          </table:table-cell>
          <table:table-cell table:style-name="ce122" table:formula="of:=IFERROR([.B42]/[.D42]*[.C42];&quot;&quot;)" office:value-type="float" office:value="10.7403314917127" calcext:value-type="float">
            <text:p>10.7403</text:p>
          </table:table-cell>
          <table:table-cell table:style-name="ce122" table:formula="of:=IFERROR([.E42]*(1000/[.$B$3]);&quot;&quot;)" office:value-type="float" office:value="21.4806629834254" calcext:value-type="float">
            <text:p>21.4807</text:p>
          </table:table-cell>
          <table:table-cell table:style-name="ce123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8" calcext:value-type="float">
            <text:p>908</text:p>
          </table:table-cell>
          <table:table-cell table:style-name="ce122" table:formula="of:=IFERROR([.B43]/[.D43]*[.C43];&quot;&quot;)" office:value-type="float" office:value="10.704845814978" calcext:value-type="float">
            <text:p>10.7048</text:p>
          </table:table-cell>
          <table:table-cell table:style-name="ce122" table:formula="of:=IFERROR([.E43]*(1000/[.$B$3]);&quot;&quot;)" office:value-type="float" office:value="21.4096916299559" calcext:value-type="float">
            <text:p>21.4097</text:p>
          </table:table-cell>
          <table:table-cell table:style-name="ce123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7" calcext:value-type="float">
            <text:p>907</text:p>
          </table:table-cell>
          <table:table-cell table:style-name="ce122" table:formula="of:=IFERROR([.B44]/[.D44]*[.C44];&quot;&quot;)" office:value-type="float" office:value="10.7166482910695" calcext:value-type="float">
            <text:p>10.7166</text:p>
          </table:table-cell>
          <table:table-cell table:style-name="ce122" table:formula="of:=IFERROR([.E44]*(1000/[.$B$3]);&quot;&quot;)" office:value-type="float" office:value="21.4332965821389" calcext:value-type="float">
            <text:p>21.4333</text:p>
          </table:table-cell>
          <table:table-cell table:style-name="ce123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4" calcext:value-type="float">
            <text:p>904</text:p>
          </table:table-cell>
          <table:table-cell table:style-name="ce122" table:formula="of:=IFERROR([.B45]/[.D45]*[.C45];&quot;&quot;)" office:value-type="float" office:value="10.7522123893805" calcext:value-type="float">
            <text:p>10.7522</text:p>
          </table:table-cell>
          <table:table-cell table:style-name="ce122" table:formula="of:=IFERROR([.E45]*(1000/[.$B$3]);&quot;&quot;)" office:value-type="float" office:value="21.5044247787611" calcext:value-type="float">
            <text:p>21.5044</text:p>
          </table:table-cell>
          <table:table-cell table:style-name="ce123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46]/[.D46]*[.C46];&quot;&quot;)" office:value-type="float" office:value="2.31511254019293" calcext:value-type="float">
            <text:p>2.3151</text:p>
          </table:table-cell>
          <table:table-cell table:style-name="ce122" table:formula="of:=IFERROR([.E46]*(1000/[.$B$3]);&quot;&quot;)" office:value-type="float" office:value="4.63022508038585" calcext:value-type="float">
            <text:p>4.6302</text:p>
          </table:table-cell>
          <table:table-cell table:style-name="ce123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5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3" calcext:value-type="float">
            <text:p>833</text:p>
          </table:table-cell>
          <table:table-cell table:style-name="ce122" table:formula="of:=IFERROR([.B47]/[.D47]*[.C47];&quot;&quot;)" office:value-type="float" office:value="2.59303721488595" calcext:value-type="float">
            <text:p>2.5930</text:p>
          </table:table-cell>
          <table:table-cell table:style-name="ce122" table:formula="of:=IFERROR([.E47]*(1000/[.$B$3]);&quot;&quot;)" office:value-type="float" office:value="5.18607442977191" calcext:value-type="float">
            <text:p>5.1861</text:p>
          </table:table-cell>
          <table:table-cell table:style-name="ce123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5" calcext:value-type="float">
            <text:p>825</text:p>
          </table:table-cell>
          <table:table-cell table:style-name="ce122" table:formula="of:=IFERROR([.B48]/[.D48]*[.C48];&quot;&quot;)" office:value-type="float" office:value="2.61818181818182" calcext:value-type="float">
            <text:p>2.6182</text:p>
          </table:table-cell>
          <table:table-cell table:style-name="ce122" table:formula="of:=IFERROR([.E48]*(1000/[.$B$3]);&quot;&quot;)" office:value-type="float" office:value="5.23636363636364" calcext:value-type="float">
            <text:p>5.2364</text:p>
          </table:table-cell>
          <table:table-cell table:style-name="ce123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0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773" calcext:value-type="float">
            <text:p>773</text:p>
          </table:table-cell>
          <table:table-cell table:style-name="ce122" table:formula="of:=IFERROR([.B49]/[.D49]*[.C49];&quot;&quot;)" office:value-type="float" office:value="2.79430789133247" calcext:value-type="float">
            <text:p>2.7943</text:p>
          </table:table-cell>
          <table:table-cell table:style-name="ce122" table:formula="of:=IFERROR([.E49]*(1000/[.$B$3]);&quot;&quot;)" office:value-type="float" office:value="5.58861578266494" calcext:value-type="float">
            <text:p>5.5886</text:p>
          </table:table-cell>
          <table:table-cell table:style-name="ce123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931" calcext:value-type="float">
            <text:p>931</text:p>
          </table:table-cell>
          <table:table-cell table:style-name="ce122" table:formula="of:=IFERROR([.B50]/[.D50]*[.C50];&quot;&quot;)" office:value-type="float" office:value="5.80021482277121" calcext:value-type="float">
            <text:p>5.8002</text:p>
          </table:table-cell>
          <table:table-cell table:style-name="ce122" table:formula="of:=IFERROR([.E50]*(1000/[.$B$3]);&quot;&quot;)" office:value-type="float" office:value="11.6004296455424" calcext:value-type="float">
            <text:p>11.6004</text:p>
          </table:table-cell>
          <table:table-cell table:style-name="ce123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5" calcext:value-type="float">
            <text:p>815</text:p>
          </table:table-cell>
          <table:table-cell table:style-name="ce122" table:formula="of:=IFERROR([.B51]/[.D51]*[.C51];&quot;&quot;)" office:value-type="float" office:value="5.30061349693252" calcext:value-type="float">
            <text:p>5.3006</text:p>
          </table:table-cell>
          <table:table-cell table:style-name="ce122" table:formula="of:=IFERROR([.E51]*(1000/[.$B$3]);&quot;&quot;)" office:value-type="float" office:value="10.601226993865" calcext:value-type="float">
            <text:p>10.6012</text:p>
          </table:table-cell>
          <table:table-cell table:style-name="ce123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5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52]/[.D52]*[.C52];&quot;&quot;)" office:value-type="float" office:value="5.33992583436341" calcext:value-type="float">
            <text:p>5.3399</text:p>
          </table:table-cell>
          <table:table-cell table:style-name="ce122" table:formula="of:=IFERROR([.E52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53]/[.D53]*[.C53];&quot;&quot;)" office:value-type="float" office:value="5.33992583436341" calcext:value-type="float">
            <text:p>5.3399</text:p>
          </table:table-cell>
          <table:table-cell table:style-name="ce122" table:formula="of:=IFERROR([.E53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Full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54]/[.D54]*[.C54];&quot;&quot;)" office:value-type="float" office:value="10.6813186813187" calcext:value-type="float">
            <text:p>10.6813</text:p>
          </table:table-cell>
          <table:table-cell table:style-name="ce122" table:formula="of:=IFERROR([.E54]*(1000/[.$B$3]);&quot;&quot;)" office:value-type="float" office:value="21.3626373626374" calcext:value-type="float">
            <text:p>21.3626</text:p>
          </table:table-cell>
          <table:table-cell table:style-name="ce123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APS-C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6" calcext:value-type="float">
            <text:p>1826</text:p>
          </table:table-cell>
          <table:table-cell table:style-name="ce122" table:formula="of:=IFERROR([.B55]/[.D55]*[.C55];&quot;&quot;)" office:value-type="float" office:value="7.09748083242059" calcext:value-type="float">
            <text:p>7.0975</text:p>
          </table:table-cell>
          <table:table-cell table:style-name="ce122" table:formula="of:=IFERROR([.E55]*(1000/[.$B$3]);&quot;&quot;)" office:value-type="float" office:value="14.1949616648412" calcext:value-type="float">
            <text:p>14.1950</text:p>
          </table:table-cell>
          <table:table-cell table:style-name="ce123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1:1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6" calcext:value-type="float">
            <text:p>1886</text:p>
          </table:table-cell>
          <table:table-cell table:style-name="ce122" table:formula="of:=IFERROR([.B56]/[.D56]*[.C56];&quot;&quot;)" office:value-type="float" office:value="6.87168610816543" calcext:value-type="float">
            <text:p>6.8717</text:p>
          </table:table-cell>
          <table:table-cell table:style-name="ce122" table:formula="of:=IFERROR([.E56]*(1000/[.$B$3]);&quot;&quot;)" office:value-type="float" office:value="13.7433722163309" calcext:value-type="float">
            <text:p>13.7434</text:p>
          </table:table-cell>
          <table:table-cell table:style-name="ce123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128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45" calcext:value-type="float">
            <text:p>2945</text:p>
          </table:table-cell>
          <table:table-cell table:style-name="ce122" table:formula="of:=IFERROR([.B6]/[.D6]*[.C6];&quot;&quot;)" office:value-type="float" office:value="1.95585738539898" calcext:value-type="float">
            <text:p>1.9559</text:p>
          </table:table-cell>
          <table:table-cell table:style-name="ce122" table:formula="of:=IFERROR([.E6]*(1000/[.$B$3]);&quot;&quot;)" office:value-type="float" office:value="3.91171477079796" calcext:value-type="float">
            <text:p>3.9117</text:p>
          </table:table-cell>
          <table:table-cell table:style-name="ce123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16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65" calcext:value-type="float">
            <text:p>2965</text:p>
          </table:table-cell>
          <table:table-cell table:style-name="ce122" table:formula="of:=IFERROR([.B7]/[.D7]*[.C7];&quot;&quot;)" office:value-type="float" office:value="1.94266441821248" calcext:value-type="float">
            <text:p>1.9427</text:p>
          </table:table-cell>
          <table:table-cell table:style-name="ce122" table:formula="of:=IFERROR([.E7]*(1000/[.$B$3]);&quot;&quot;)" office:value-type="float" office:value="3.88532883642496" calcext:value-type="float">
            <text:p>3.8853</text:p>
          </table:table-cell>
          <table:table-cell table:style-name="ce123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320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3" calcext:value-type="float">
            <text:p>2953</text:p>
          </table:table-cell>
          <table:table-cell table:style-name="ce122" table:formula="of:=IFERROR([.B8]/[.D8]*[.C8];&quot;&quot;)" office:value-type="float" office:value="1.95055875380969" calcext:value-type="float">
            <text:p>1.9506</text:p>
          </table:table-cell>
          <table:table-cell table:style-name="ce122" table:formula="of:=IFERROR([.E8]*(1000/[.$B$3]);&quot;&quot;)" office:value-type="float" office:value="3.90111750761937" calcext:value-type="float">
            <text:p>3.9011</text:p>
          </table:table-cell>
          <table:table-cell table:style-name="ce123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5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9" calcext:value-type="float">
            <text:p>2959</text:p>
          </table:table-cell>
          <table:table-cell table:style-name="ce122" table:formula="of:=IFERROR([.B9]/[.D9]*[.C9];&quot;&quot;)" office:value-type="float" office:value="1.94660358229131" calcext:value-type="float">
            <text:p>1.9466</text:p>
          </table:table-cell>
          <table:table-cell table:style-name="ce122" table:formula="of:=IFERROR([.E9]*(1000/[.$B$3]);&quot;&quot;)" office:value-type="float" office:value="3.89320716458263" calcext:value-type="float">
            <text:p>3.8932</text:p>
          </table:table-cell>
          <table:table-cell table:style-name="ce123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 5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48" calcext:value-type="float">
            <text:p>2948</text:p>
          </table:table-cell>
          <table:table-cell table:style-name="ce122" table:formula="of:=IFERROR([.B10]/[.D10]*[.C10];&quot;&quot;)" office:value-type="float" office:value="1.95386702849389" calcext:value-type="float">
            <text:p>1.9539</text:p>
          </table:table-cell>
          <table:table-cell table:style-name="ce122" table:formula="of:=IFERROR([.E10]*(1000/[.$B$3]);&quot;&quot;)" office:value-type="float" office:value="3.90773405698779" calcext:value-type="float">
            <text:p>3.9077</text:p>
          </table:table-cell>
          <table:table-cell table:style-name="ce123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 30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9" calcext:value-type="float">
            <text:p>2959</text:p>
          </table:table-cell>
          <table:table-cell table:style-name="ce122" table:formula="of:=IFERROR([.B11]/[.D11]*[.C11];&quot;&quot;)" office:value-type="float" office:value="1.94660358229131" calcext:value-type="float">
            <text:p>1.9466</text:p>
          </table:table-cell>
          <table:table-cell table:style-name="ce122" table:formula="of:=IFERROR([.E11]*(1000/[.$B$3]);&quot;&quot;)" office:value-type="float" office:value="3.89320716458263" calcext:value-type="float">
            <text:p>3.8932</text:p>
          </table:table-cell>
          <table:table-cell table:style-name="ce123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2" calcext:value-type="float">
            <text:p>2952</text:p>
          </table:table-cell>
          <table:table-cell table:style-name="ce122" table:formula="of:=IFERROR([.B12]/[.D12]*[.C12];&quot;&quot;)" office:value-type="float" office:value="1.95121951219512" calcext:value-type="float">
            <text:p>1.9512</text:p>
          </table:table-cell>
          <table:table-cell table:style-name="ce122" table:formula="of:=IFERROR([.E12]*(1000/[.$B$3]);&quot;&quot;)" office:value-type="float" office:value="3.90243902439024" calcext:value-type="float">
            <text:p>3.9024</text:p>
          </table:table-cell>
          <table:table-cell table:style-name="ce123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2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5" calcext:value-type="float">
            <text:p>3365</text:p>
          </table:table-cell>
          <table:table-cell table:style-name="ce122" table:formula="of:=IFERROR([.B13]/[.D13]*[.C13];&quot;&quot;)" office:value-type="float" office:value="7.70282317979198" calcext:value-type="float">
            <text:p>7.7028</text:p>
          </table:table-cell>
          <table:table-cell table:style-name="ce122" table:formula="of:=IFERROR([.E13]*(1000/[.$B$3]);&quot;&quot;)" office:value-type="float" office:value="15.405646359584" calcext:value-type="float">
            <text:p>15.4056</text:p>
          </table:table-cell>
          <table:table-cell table:style-name="ce123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0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4" calcext:value-type="float">
            <text:p>3364</text:p>
          </table:table-cell>
          <table:table-cell table:style-name="ce122" table:formula="of:=IFERROR([.B14]/[.D14]*[.C14];&quot;&quot;)" office:value-type="float" office:value="7.705112960761" calcext:value-type="float">
            <text:p>7.7051</text:p>
          </table:table-cell>
          <table:table-cell table:style-name="ce122" table:formula="of:=IFERROR([.E14]*(1000/[.$B$3]);&quot;&quot;)" office:value-type="float" office:value="15.410225921522" calcext:value-type="float">
            <text:p>15.4102</text:p>
          </table:table-cell>
          <table:table-cell table:style-name="ce123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2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6" calcext:value-type="float">
            <text:p>3366</text:p>
          </table:table-cell>
          <table:table-cell table:style-name="ce122" table:formula="of:=IFERROR([.B15]/[.D15]*[.C15];&quot;&quot;)" office:value-type="float" office:value="7.70053475935829" calcext:value-type="float">
            <text:p>7.7005</text:p>
          </table:table-cell>
          <table:table-cell table:style-name="ce122" table:formula="of:=IFERROR([.E15]*(1000/[.$B$3]);&quot;&quot;)" office:value-type="float" office:value="15.4010695187166" calcext:value-type="float">
            <text:p>15.4011</text:p>
          </table:table-cell>
          <table:table-cell table:style-name="ce123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0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920" calcext:value-type="float">
            <text:p>3920</text:p>
          </table:table-cell>
          <table:table-cell table:style-name="ce122" table:formula="of:=IFERROR([.B16]/[.D16]*[.C16];&quot;&quot;)" office:value-type="float" office:value="7.71428571428571" calcext:value-type="float">
            <text:p>7.7143</text:p>
          </table:table-cell>
          <table:table-cell table:style-name="ce122" table:formula="of:=IFERROR([.E16]*(1000/[.$B$3]);&quot;&quot;)" office:value-type="float" office:value="15.4285714285714" calcext:value-type="float">
            <text:p>15.4286</text:p>
          </table:table-cell>
          <table:table-cell table:style-name="ce123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420" calcext:value-type="float">
            <text:p>1420</text:p>
          </table:table-cell>
          <table:table-cell table:style-name="ce122" table:formula="of:=IFERROR([.B17]/[.D17]*[.C17];&quot;&quot;)" office:value-type="float" office:value="3.04225352112676" calcext:value-type="float">
            <text:p>3.0423</text:p>
          </table:table-cell>
          <table:table-cell table:style-name="ce122" table:formula="of:=IFERROR([.E17]*(1000/[.$B$3]);&quot;&quot;)" office:value-type="float" office:value="6.08450704225352" calcext:value-type="float">
            <text:p>6.0845</text:p>
          </table:table-cell>
          <table:table-cell table:style-name="ce123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424" calcext:value-type="float">
            <text:p>1424</text:p>
          </table:table-cell>
          <table:table-cell table:style-name="ce122" table:formula="of:=IFERROR([.B18]/[.D18]*[.C18];&quot;&quot;)" office:value-type="float" office:value="3.03370786516854" calcext:value-type="float">
            <text:p>3.0337</text:p>
          </table:table-cell>
          <table:table-cell table:style-name="ce122" table:formula="of:=IFERROR([.E18]*(1000/[.$B$3]);&quot;&quot;)" office:value-type="float" office:value="6.06741573033708" calcext:value-type="float">
            <text:p>6.0674</text:p>
          </table:table-cell>
          <table:table-cell table:style-name="ce123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2" calcext:value-type="float">
            <text:p>1612</text:p>
          </table:table-cell>
          <table:table-cell table:style-name="ce122" table:formula="of:=IFERROR([.B19]/[.D19]*[.C19];&quot;&quot;)" office:value-type="float" office:value="4.01985111662531" calcext:value-type="float">
            <text:p>4.0199</text:p>
          </table:table-cell>
          <table:table-cell table:style-name="ce122" table:formula="of:=IFERROR([.E19]*(1000/[.$B$3]);&quot;&quot;)" office:value-type="float" office:value="8.03970223325062" calcext:value-type="float">
            <text:p>8.0397</text:p>
          </table:table-cell>
          <table:table-cell table:style-name="ce123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0]/[.D20]*[.C20];&quot;&quot;)" office:value-type="float" office:value="4.00990099009901" calcext:value-type="float">
            <text:p>4.0099</text:p>
          </table:table-cell>
          <table:table-cell table:style-name="ce122" table:formula="of:=IFERROR([.E20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1]/[.D21]*[.C21];&quot;&quot;)" office:value-type="float" office:value="4.00990099009901" calcext:value-type="float">
            <text:p>4.0099</text:p>
          </table:table-cell>
          <table:table-cell table:style-name="ce122" table:formula="of:=IFERROR([.E21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8" calcext:value-type="float">
            <text:p>1618</text:p>
          </table:table-cell>
          <table:table-cell table:style-name="ce122" table:formula="of:=IFERROR([.B22]/[.D22]*[.C22];&quot;&quot;)" office:value-type="float" office:value="4.00494437577256" calcext:value-type="float">
            <text:p>4.0049</text:p>
          </table:table-cell>
          <table:table-cell table:style-name="ce122" table:formula="of:=IFERROR([.E22]*(1000/[.$B$3]);&quot;&quot;)" office:value-type="float" office:value="8.00988875154512" calcext:value-type="float">
            <text:p>8.0099</text:p>
          </table:table-cell>
          <table:table-cell table:style-name="ce123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3]/[.D23]*[.C23];&quot;&quot;)" office:value-type="float" office:value="4.00990099009901" calcext:value-type="float">
            <text:p>4.0099</text:p>
          </table:table-cell>
          <table:table-cell table:style-name="ce122" table:formula="of:=IFERROR([.E23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4]/[.D24]*[.C24];&quot;&quot;)" office:value-type="float" office:value="4.00990099009901" calcext:value-type="float">
            <text:p>4.0099</text:p>
          </table:table-cell>
          <table:table-cell table:style-name="ce122" table:formula="of:=IFERROR([.E24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4" calcext:value-type="float">
            <text:p>1614</text:p>
          </table:table-cell>
          <table:table-cell table:style-name="ce122" table:formula="of:=IFERROR([.B25]/[.D25]*[.C25];&quot;&quot;)" office:value-type="float" office:value="4.01486988847584" calcext:value-type="float">
            <text:p>4.0149</text:p>
          </table:table-cell>
          <table:table-cell table:style-name="ce122" table:formula="of:=IFERROR([.E25]*(1000/[.$B$3]);&quot;&quot;)" office:value-type="float" office:value="8.02973977695167" calcext:value-type="float">
            <text:p>8.0297</text:p>
          </table:table-cell>
          <table:table-cell table:style-name="ce123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2" calcext:value-type="float">
            <text:p>1612</text:p>
          </table:table-cell>
          <table:table-cell table:style-name="ce122" table:formula="of:=IFERROR([.B26]/[.D26]*[.C26];&quot;&quot;)" office:value-type="float" office:value="4.01985111662531" calcext:value-type="float">
            <text:p>4.0199</text:p>
          </table:table-cell>
          <table:table-cell table:style-name="ce122" table:formula="of:=IFERROR([.E26]*(1000/[.$B$3]);&quot;&quot;)" office:value-type="float" office:value="8.03970223325062" calcext:value-type="float">
            <text:p>8.0397</text:p>
          </table:table-cell>
          <table:table-cell table:style-name="ce123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27]/[.D27]*[.C27];&quot;&quot;)" office:value-type="float" office:value="2.67990074441687" calcext:value-type="float">
            <text:p>2.6799</text:p>
          </table:table-cell>
          <table:table-cell table:style-name="ce122" table:formula="of:=IFERROR([.E27]*(1000/[.$B$3]);&quot;&quot;)" office:value-type="float" office:value="5.35980148883375" calcext:value-type="float">
            <text:p>5.3598</text:p>
          </table:table-cell>
          <table:table-cell table:style-name="ce123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5" calcext:value-type="float">
            <text:p>405</text:p>
          </table:table-cell>
          <table:table-cell table:style-name="ce122" table:formula="of:=IFERROR([.B28]/[.D28]*[.C28];&quot;&quot;)" office:value-type="float" office:value="2.66666666666667" calcext:value-type="float">
            <text:p>2.6667</text:p>
          </table:table-cell>
          <table:table-cell table:style-name="ce122" table:formula="of:=IFERROR([.E28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7" calcext:value-type="float">
            <text:p>807</text:p>
          </table:table-cell>
          <table:table-cell table:style-name="ce122" table:formula="of:=IFERROR([.B29]/[.D29]*[.C29];&quot;&quot;)" office:value-type="float" office:value="2.67657992565056" calcext:value-type="float">
            <text:p>2.6766</text:p>
          </table:table-cell>
          <table:table-cell table:style-name="ce122" table:formula="of:=IFERROR([.E29]*(1000/[.$B$3]);&quot;&quot;)" office:value-type="float" office:value="5.35315985130112" calcext:value-type="float">
            <text:p>5.3532</text:p>
          </table:table-cell>
          <table:table-cell table:style-name="ce123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1" calcext:value-type="float">
            <text:p>401</text:p>
          </table:table-cell>
          <table:table-cell table:style-name="ce122" table:formula="of:=IFERROR([.B30]/[.D30]*[.C30];&quot;&quot;)" office:value-type="float" office:value="2.69326683291771" calcext:value-type="float">
            <text:p>2.6933</text:p>
          </table:table-cell>
          <table:table-cell table:style-name="ce122" table:formula="of:=IFERROR([.E30]*(1000/[.$B$3]);&quot;&quot;)" office:value-type="float" office:value="5.38653366583541" calcext:value-type="float">
            <text:p>5.3865</text:p>
          </table:table-cell>
          <table:table-cell table:style-name="ce123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8" calcext:value-type="float">
            <text:p>808</text:p>
          </table:table-cell>
          <table:table-cell table:style-name="ce122" table:formula="of:=IFERROR([.B31]/[.D31]*[.C31];&quot;&quot;)" office:value-type="float" office:value="2.67326732673267" calcext:value-type="float">
            <text:p>2.6733</text:p>
          </table:table-cell>
          <table:table-cell table:style-name="ce122" table:formula="of:=IFERROR([.E31]*(1000/[.$B$3]);&quot;&quot;)" office:value-type="float" office:value="5.34653465346535" calcext:value-type="float">
            <text:p>5.3465</text:p>
          </table:table-cell>
          <table:table-cell table:style-name="ce123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10" calcext:value-type="float">
            <text:p>810</text:p>
          </table:table-cell>
          <table:table-cell table:style-name="ce122" table:formula="of:=IFERROR([.B32]/[.D32]*[.C32];&quot;&quot;)" office:value-type="float" office:value="2.66666666666667" calcext:value-type="float">
            <text:p>2.6667</text:p>
          </table:table-cell>
          <table:table-cell table:style-name="ce122" table:formula="of:=IFERROR([.E32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5" calcext:value-type="float">
            <text:p>405</text:p>
          </table:table-cell>
          <table:table-cell table:style-name="ce122" table:formula="of:=IFERROR([.B33]/[.D33]*[.C33];&quot;&quot;)" office:value-type="float" office:value="2.66666666666667" calcext:value-type="float">
            <text:p>2.6667</text:p>
          </table:table-cell>
          <table:table-cell table:style-name="ce122" table:formula="of:=IFERROR([.E33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C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3" calcext:value-type="float">
            <text:p>3083</text:p>
          </table:table-cell>
          <table:table-cell table:style-name="ce122" table:formula="of:=IFERROR([.B6]/[.D6]*[.C6];&quot;&quot;)" office:value-type="float" office:value="31.1385014596173" calcext:value-type="float">
            <text:p>31.1385</text:p>
          </table:table-cell>
          <table:table-cell table:style-name="ce122" table:formula="of:=IFERROR([.E6]*(1000/[.$B$3]);&quot;&quot;)" office:value-type="float" office:value="62.2770029192345" calcext:value-type="float">
            <text:p>62.2770</text:p>
          </table:table-cell>
          <table:table-cell table:style-name="ce123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8" calcext:value-type="float">
            <text:p>3088</text:p>
          </table:table-cell>
          <table:table-cell table:style-name="ce122" table:formula="of:=IFERROR([.B7]/[.D7]*[.C7];&quot;&quot;)" office:value-type="float" office:value="31.0880829015544" calcext:value-type="float">
            <text:p>31.0881</text:p>
          </table:table-cell>
          <table:table-cell table:style-name="ce122" table:formula="of:=IFERROR([.E7]*(1000/[.$B$3]);&quot;&quot;)" office:value-type="float" office:value="62.1761658031088" calcext:value-type="float">
            <text:p>62.1762</text:p>
          </table:table-cell>
          <table:table-cell table:style-name="ce123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3" calcext:value-type="float">
            <text:p>3083</text:p>
          </table:table-cell>
          <table:table-cell table:style-name="ce122" table:formula="of:=IFERROR([.B8]/[.D8]*[.C8];&quot;&quot;)" office:value-type="float" office:value="31.1385014596173" calcext:value-type="float">
            <text:p>31.1385</text:p>
          </table:table-cell>
          <table:table-cell table:style-name="ce122" table:formula="of:=IFERROR([.E8]*(1000/[.$B$3]);&quot;&quot;)" office:value-type="float" office:value="62.2770029192345" calcext:value-type="float">
            <text:p>62.2770</text:p>
          </table:table-cell>
          <table:table-cell table:style-name="ce123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2939" calcext:value-type="float">
            <text:p>2939</text:p>
          </table:table-cell>
          <table:table-cell table:style-name="ce122" table:formula="of:=IFERROR([.B9]/[.D9]*[.C9];&quot;&quot;)" office:value-type="float" office:value="17.6930928887377" calcext:value-type="float">
            <text:p>17.6931</text:p>
          </table:table-cell>
          <table:table-cell table:style-name="ce122" table:formula="of:=IFERROR([.E9]*(1000/[.$B$3]);&quot;&quot;)" office:value-type="float" office:value="35.3861857774753" calcext:value-type="float">
            <text:p>35.3862</text:p>
          </table:table-cell>
          <table:table-cell table:style-name="ce123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0" calcext:value-type="float">
            <text:p>3080</text:p>
          </table:table-cell>
          <table:table-cell table:style-name="ce122" table:formula="of:=IFERROR([.B10]/[.D10]*[.C10];&quot;&quot;)" office:value-type="float" office:value="31.1688311688312" calcext:value-type="float">
            <text:p>31.1688</text:p>
          </table:table-cell>
          <table:table-cell table:style-name="ce122" table:formula="of:=IFERROR([.E10]*(1000/[.$B$3]);&quot;&quot;)" office:value-type="float" office:value="62.3376623376623" calcext:value-type="float">
            <text:p>62.3377</text:p>
          </table:table-cell>
          <table:table-cell table:style-name="ce123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65536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6" calcext:value-type="float">
            <text:p>3086</text:p>
          </table:table-cell>
          <table:table-cell table:style-name="ce122" table:formula="of:=IFERROR([.B11]/[.D11]*[.C11];&quot;&quot;)" office:value-type="float" office:value="31.1082307193778" calcext:value-type="float">
            <text:p>31.1082</text:p>
          </table:table-cell>
          <table:table-cell table:style-name="ce122" table:formula="of:=IFERROR([.E11]*(1000/[.$B$3]);&quot;&quot;)" office:value-type="float" office:value="62.2164614387557" calcext:value-type="float">
            <text:p>62.2165</text:p>
          </table:table-cell>
          <table:table-cell table:style-name="ce123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APS-C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571" calcext:value-type="float">
            <text:p>2571</text:p>
          </table:table-cell>
          <table:table-cell table:style-name="ce122" table:formula="of:=IFERROR([.B12]/[.D12]*[.C12];&quot;&quot;)" office:value-type="float" office:value="20.4122909373784" calcext:value-type="float">
            <text:p>20.4123</text:p>
          </table:table-cell>
          <table:table-cell table:style-name="ce122" table:formula="of:=IFERROR([.E12]*(1000/[.$B$3]);&quot;&quot;)" office:value-type="float" office:value="40.8245818747569" calcext:value-type="float">
            <text:p>40.8246</text:p>
          </table:table-cell>
          <table:table-cell table:style-name="ce123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APS-C Continuous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525" calcext:value-type="float">
            <text:p>2525</text:p>
          </table:table-cell>
          <table:table-cell table:style-name="ce122" table:formula="of:=IFERROR([.B13]/[.D13]*[.C13];&quot;&quot;)" office:value-type="float" office:value="14.5489108910891" calcext:value-type="float">
            <text:p>14.5489</text:p>
          </table:table-cell>
          <table:table-cell table:style-name="ce122" table:formula="of:=IFERROR([.E13]*(1000/[.$B$3]);&quot;&quot;)" office:value-type="float" office:value="29.0978217821782" calcext:value-type="float">
            <text:p>29.0978</text:p>
          </table:table-cell>
          <table:table-cell table:style-name="ce123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030" calcext:value-type="float">
            <text:p>2030</text:p>
          </table:table-cell>
          <table:table-cell table:style-name="ce122" table:formula="of:=IFERROR([.B14]/[.D14]*[.C14];&quot;&quot;)" office:value-type="float" office:value="8.51231527093596" calcext:value-type="float">
            <text:p>8.5123</text:p>
          </table:table-cell>
          <table:table-cell table:style-name="ce122" table:formula="of:=IFERROR([.E14]*(1000/[.$B$3]);&quot;&quot;)" office:value-type="float" office:value="17.0246305418719" calcext:value-type="float">
            <text:p>17.0246</text:p>
          </table:table-cell>
          <table:table-cell table:style-name="ce123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611" calcext:value-type="float">
            <text:p>1611</text:p>
          </table:table-cell>
          <table:table-cell table:style-name="ce122" table:formula="of:=IFERROR([.B15]/[.D15]*[.C15];&quot;&quot;)" office:value-type="float" office:value="12.0670391061453" calcext:value-type="float">
            <text:p>12.0670</text:p>
          </table:table-cell>
          <table:table-cell table:style-name="ce122" table:formula="of:=IFERROR([.E15]*(1000/[.$B$3]);&quot;&quot;)" office:value-type="float" office:value="24.1340782122905" calcext:value-type="float">
            <text:p>24.1341</text:p>
          </table:table-cell>
          <table:table-cell table:style-name="ce123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APS-C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16]/[.D16]*[.C16];&quot;&quot;)" office:value-type="float" office:value="6.76409185803758" calcext:value-type="float">
            <text:p>6.7641</text:p>
          </table:table-cell>
          <table:table-cell table:style-name="ce122" table:formula="of:=IFERROR([.E16]*(1000/[.$B$3]);&quot;&quot;)" office:value-type="float" office:value="13.5281837160752" calcext:value-type="float">
            <text:p>13.5282</text:p>
          </table:table-cell>
          <table:table-cell table:style-name="ce123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APS-C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17]/[.D17]*[.C17];&quot;&quot;)" office:value-type="float" office:value="6.76409185803758" calcext:value-type="float">
            <text:p>6.7641</text:p>
          </table:table-cell>
          <table:table-cell table:style-name="ce122" table:formula="of:=IFERROR([.E17]*(1000/[.$B$3]);&quot;&quot;)" office:value-type="float" office:value="13.5281837160752" calcext:value-type="float">
            <text:p>13.5282</text:p>
          </table:table-cell>
          <table:table-cell table:style-name="ce123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18]/[.D18]*[.C18];&quot;&quot;)" office:value-type="float" office:value="3.48387096774194" calcext:value-type="float">
            <text:p>3.4839</text:p>
          </table:table-cell>
          <table:table-cell table:style-name="ce122" table:formula="of:=IFERROR([.E18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2" calcext:value-type="float">
            <text:p>622</text:p>
          </table:table-cell>
          <table:table-cell table:style-name="ce122" table:formula="of:=IFERROR([.B19]/[.D19]*[.C19];&quot;&quot;)" office:value-type="float" office:value="3.47266881028939" calcext:value-type="float">
            <text:p>3.4727</text:p>
          </table:table-cell>
          <table:table-cell table:style-name="ce122" table:formula="of:=IFERROR([.E19]*(1000/[.$B$3]);&quot;&quot;)" office:value-type="float" office:value="6.94533762057878" calcext:value-type="float">
            <text:p>6.9453</text:p>
          </table:table-cell>
          <table:table-cell table:style-name="ce123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0]/[.D20]*[.C20];&quot;&quot;)" office:value-type="float" office:value="3.48387096774194" calcext:value-type="float">
            <text:p>3.4839</text:p>
          </table:table-cell>
          <table:table-cell table:style-name="ce122" table:formula="of:=IFERROR([.E20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1]/[.D21]*[.C21];&quot;&quot;)" office:value-type="float" office:value="3.48387096774194" calcext:value-type="float">
            <text:p>3.4839</text:p>
          </table:table-cell>
          <table:table-cell table:style-name="ce122" table:formula="of:=IFERROR([.E21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2]/[.D22]*[.C22];&quot;&quot;)" office:value-type="float" office:value="3.38557993730408" calcext:value-type="float">
            <text:p>3.3856</text:p>
          </table:table-cell>
          <table:table-cell table:style-name="ce122" table:formula="of:=IFERROR([.E22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3]/[.D23]*[.C23];&quot;&quot;)" office:value-type="float" office:value="3.38557993730408" calcext:value-type="float">
            <text:p>3.3856</text:p>
          </table:table-cell>
          <table:table-cell table:style-name="ce122" table:formula="of:=IFERROR([.E23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4]/[.D24]*[.C24];&quot;&quot;)" office:value-type="float" office:value="3.38557993730408" calcext:value-type="float">
            <text:p>3.3856</text:p>
          </table:table-cell>
          <table:table-cell table:style-name="ce122" table:formula="of:=IFERROR([.E24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9" calcext:value-type="float">
            <text:p>639</text:p>
          </table:table-cell>
          <table:table-cell table:style-name="ce122" table:formula="of:=IFERROR([.B25]/[.D25]*[.C25];&quot;&quot;)" office:value-type="float" office:value="3.38028169014084" calcext:value-type="float">
            <text:p>3.3803</text:p>
          </table:table-cell>
          <table:table-cell table:style-name="ce122" table:formula="of:=IFERROR([.E25]*(1000/[.$B$3]);&quot;&quot;)" office:value-type="float" office:value="6.76056338028169" calcext:value-type="float">
            <text:p>6.7606</text:p>
          </table:table-cell>
          <table:table-cell table:style-name="ce123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M3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float" office:value="3337" calcext:value-type="float">
            <text:p>3337</text:p>
          </table:table-cell>
          <table:table-cell table:style-name="ce122" table:formula="of:=IFERROR([.B6]/[.D6]*[.C6];&quot;&quot;)" office:value-type="float" office:value="31.1657177105184" calcext:value-type="float">
            <text:p>31.1657</text:p>
          </table:table-cell>
          <table:table-cell table:style-name="ce122" table:formula="of:=IFERROR([.E6]*(1000/[.$B$3]);&quot;&quot;)" office:value-type="float" office:value="62.3314354210369" calcext:value-type="float">
            <text:p>62.3314</text:p>
          </table:table-cell>
          <table:table-cell table:style-name="ce123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float" office:value="3328" calcext:value-type="float">
            <text:p>3328</text:p>
          </table:table-cell>
          <table:table-cell table:style-name="ce122" table:formula="of:=IFERROR([.B7]/[.D7]*[.C7];&quot;&quot;)" office:value-type="float" office:value="31.25" calcext:value-type="float">
            <text:p>31.2500</text:p>
          </table:table-cell>
          <table:table-cell table:style-name="ce122" table:formula="of:=IFERROR([.E7]*(1000/[.$B$3]);&quot;&quot;)" office:value-type="float" office:value="62.5" calcext:value-type="float">
            <text:p>62.5000</text:p>
          </table:table-cell>
          <table:table-cell table:style-name="ce123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3216" calcext:value-type="float">
            <text:p>3216</text:p>
          </table:table-cell>
          <table:table-cell table:style-name="ce122" table:formula="of:=IFERROR([.B8]/[.D8]*[.C8];&quot;&quot;)" office:value-type="float" office:value="31.0945273631841" calcext:value-type="float">
            <text:p>31.0945</text:p>
          </table:table-cell>
          <table:table-cell table:style-name="ce122" table:formula="of:=IFERROR([.E8]*(1000/[.$B$3]);&quot;&quot;)" office:value-type="float" office:value="62.1890547263682" calcext:value-type="float">
            <text:p>62.1891</text:p>
          </table:table-cell>
          <table:table-cell table:style-name="ce123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165" calcext:value-type="float">
            <text:p>3165</text:p>
          </table:table-cell>
          <table:table-cell table:style-name="ce122" table:formula="of:=IFERROR([.B9]/[.D9]*[.C9];&quot;&quot;)" office:value-type="float" office:value="17.693522906793" calcext:value-type="float">
            <text:p>17.6935</text:p>
          </table:table-cell>
          <table:table-cell table:style-name="ce122" table:formula="of:=IFERROR([.E9]*(1000/[.$B$3]);&quot;&quot;)" office:value-type="float" office:value="35.3870458135861" calcext:value-type="float">
            <text:p>35.3870</text:p>
          </table:table-cell>
          <table:table-cell table:style-name="ce123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0" calcext:value-type="float">
            <text:p>3080</text:p>
          </table:table-cell>
          <table:table-cell table:style-name="ce122" table:formula="of:=IFERROR([.B10]/[.D10]*[.C10];&quot;&quot;)" office:value-type="float" office:value="31.1688311688312" calcext:value-type="float">
            <text:p>31.1688</text:p>
          </table:table-cell>
          <table:table-cell table:style-name="ce122" table:formula="of:=IFERROR([.E10]*(1000/[.$B$3]);&quot;&quot;)" office:value-type="float" office:value="62.3376623376623" calcext:value-type="float">
            <text:p>62.3377</text:p>
          </table:table-cell>
          <table:table-cell table:style-name="ce123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51.2k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3212" calcext:value-type="float">
            <text:p>3212</text:p>
          </table:table-cell>
          <table:table-cell table:style-name="ce122" table:formula="of:=IFERROR([.B11]/[.D11]*[.C11];&quot;&quot;)" office:value-type="float" office:value="31.1332503113325" calcext:value-type="float">
            <text:p>31.1333</text:p>
          </table:table-cell>
          <table:table-cell table:style-name="ce122" table:formula="of:=IFERROR([.E11]*(1000/[.$B$3]);&quot;&quot;)" office:value-type="float" office:value="62.266500622665" calcext:value-type="float">
            <text:p>62.2665</text:p>
          </table:table-cell>
          <table:table-cell table:style-name="ce123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164" calcext:value-type="float">
            <text:p>3164</text:p>
          </table:table-cell>
          <table:table-cell table:style-name="ce122" table:formula="of:=IFERROR([.B12]/[.D12]*[.C12];&quot;&quot;)" office:value-type="float" office:value="17.6991150442478" calcext:value-type="float">
            <text:p>17.6991</text:p>
          </table:table-cell>
          <table:table-cell table:style-name="ce122" table:formula="of:=IFERROR([.E12]*(1000/[.$B$3]);&quot;&quot;)" office:value-type="float" office:value="35.3982300884956" calcext:value-type="float">
            <text:p>35.3982</text:p>
          </table:table-cell>
          <table:table-cell table:style-name="ce123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008" calcext:value-type="float">
            <text:p>2008</text:p>
          </table:table-cell>
          <table:table-cell table:style-name="ce122" table:formula="of:=IFERROR([.B13]/[.D13]*[.C13];&quot;&quot;)" office:value-type="float" office:value="8.60557768924303" calcext:value-type="float">
            <text:p>8.6056</text:p>
          </table:table-cell>
          <table:table-cell table:style-name="ce122" table:formula="of:=IFERROR([.E13]*(1000/[.$B$3]);&quot;&quot;)" office:value-type="float" office:value="17.2111553784861" calcext:value-type="float">
            <text:p>17.2112</text:p>
          </table:table-cell>
          <table:table-cell table:style-name="ce123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928" calcext:value-type="float">
            <text:p>1928</text:p>
          </table:table-cell>
          <table:table-cell table:style-name="ce122" table:formula="of:=IFERROR([.B14]/[.D14]*[.C14];&quot;&quot;)" office:value-type="float" office:value="12.3236514522822" calcext:value-type="float">
            <text:p>12.3237</text:p>
          </table:table-cell>
          <table:table-cell table:style-name="ce122" table:formula="of:=IFERROR([.E14]*(1000/[.$B$3]);&quot;&quot;)" office:value-type="float" office:value="24.6473029045643" calcext:value-type="float">
            <text:p>24.6473</text:p>
          </table:table-cell>
          <table:table-cell table:style-name="ce123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5" calcext:value-type="float">
            <text:p>605</text:p>
          </table:table-cell>
          <table:table-cell table:style-name="ce122" table:formula="of:=IFERROR([.B15]/[.D15]*[.C15];&quot;&quot;)" office:value-type="float" office:value="3.5702479338843" calcext:value-type="float">
            <text:p>3.5702</text:p>
          </table:table-cell>
          <table:table-cell table:style-name="ce122" table:formula="of:=IFERROR([.E15]*(1000/[.$B$3]);&quot;&quot;)" office:value-type="float" office:value="7.1404958677686" calcext:value-type="float">
            <text:p>7.1405</text:p>
          </table:table-cell>
          <table:table-cell table:style-name="ce123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9" calcext:value-type="float">
            <text:p>609</text:p>
          </table:table-cell>
          <table:table-cell table:style-name="ce122" table:formula="of:=IFERROR([.B16]/[.D16]*[.C16];&quot;&quot;)" office:value-type="float" office:value="3.54679802955665" calcext:value-type="float">
            <text:p>3.5468</text:p>
          </table:table-cell>
          <table:table-cell table:style-name="ce122" table:formula="of:=IFERROR([.E16]*(1000/[.$B$3]);&quot;&quot;)" office:value-type="float" office:value="7.0935960591133" calcext:value-type="float">
            <text:p>7.0936</text:p>
          </table:table-cell>
          <table:table-cell table:style-name="ce123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8" calcext:value-type="float">
            <text:p>608</text:p>
          </table:table-cell>
          <table:table-cell table:style-name="ce122" table:formula="of:=IFERROR([.B17]/[.D17]*[.C17];&quot;&quot;)" office:value-type="float" office:value="3.55263157894737" calcext:value-type="float">
            <text:p>3.5526</text:p>
          </table:table-cell>
          <table:table-cell table:style-name="ce122" table:formula="of:=IFERROR([.E17]*(1000/[.$B$3]);&quot;&quot;)" office:value-type="float" office:value="7.10526315789474" calcext:value-type="float">
            <text:p>7.1053</text:p>
          </table:table-cell>
          <table:table-cell table:style-name="ce123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6" calcext:value-type="float">
            <text:p>606</text:p>
          </table:table-cell>
          <table:table-cell table:style-name="ce122" table:formula="of:=IFERROR([.B18]/[.D18]*[.C18];&quot;&quot;)" office:value-type="float" office:value="3.56435643564356" calcext:value-type="float">
            <text:p>3.5644</text:p>
          </table:table-cell>
          <table:table-cell table:style-name="ce122" table:formula="of:=IFERROR([.E18]*(1000/[.$B$3]);&quot;&quot;)" office:value-type="float" office:value="7.12871287128713" calcext:value-type="float">
            <text:p>7.1287</text:p>
          </table:table-cell>
          <table:table-cell table:style-name="ce123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2" calcext:value-type="float">
            <text:p>4422</text:p>
          </table:table-cell>
          <table:table-cell table:style-name="ce122" table:formula="of:=IFERROR([.B6]/[.D6]*[.C6];&quot;&quot;)" office:value-type="float" office:value="50.1492537313433" calcext:value-type="float">
            <text:p>50.1493</text:p>
          </table:table-cell>
          <table:table-cell table:style-name="ce122" table:formula="of:=IFERROR([.E6]*(1000/[.$B$3]);&quot;&quot;)" office:value-type="float" office:value="100.298507462687" calcext:value-type="float">
            <text:p>100.2985</text:p>
          </table:table-cell>
          <table:table-cell table:style-name="ce123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6" calcext:value-type="float">
            <text:p>4426</text:p>
          </table:table-cell>
          <table:table-cell table:style-name="ce122" table:formula="of:=IFERROR([.B7]/[.D7]*[.C7];&quot;&quot;)" office:value-type="float" office:value="50.1039313149571" calcext:value-type="float">
            <text:p>50.1039</text:p>
          </table:table-cell>
          <table:table-cell table:style-name="ce122" table:formula="of:=IFERROR([.E7]*(1000/[.$B$3]);&quot;&quot;)" office:value-type="float" office:value="100.207862629914" calcext:value-type="float">
            <text:p>100.2079</text:p>
          </table:table-cell>
          <table:table-cell table:style-name="ce123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18" calcext:value-type="float">
            <text:p>18</text:p>
          </table:table-cell>
          <table:table-cell table:style-name="ce119" office:value-type="float" office:value="4165" calcext:value-type="float">
            <text:p>4165</text:p>
          </table:table-cell>
          <table:table-cell table:style-name="ce122" table:formula="of:=IFERROR([.B8]/[.D8]*[.C8];&quot;&quot;)" office:value-type="float" office:value="27.3824729891957" calcext:value-type="float">
            <text:p>27.3825</text:p>
          </table:table-cell>
          <table:table-cell table:style-name="ce122" table:formula="of:=IFERROR([.E8]*(1000/[.$B$3]);&quot;&quot;)" office:value-type="float" office:value="54.7649459783914" calcext:value-type="float">
            <text:p>54.7649</text:p>
          </table:table-cell>
          <table:table-cell table:style-name="ce123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4298" calcext:value-type="float">
            <text:p>4298</text:p>
          </table:table-cell>
          <table:table-cell table:style-name="ce122" table:formula="of:=IFERROR([.B9]/[.D9]*[.C9];&quot;&quot;)" office:value-type="float" office:value="50.1219171707771" calcext:value-type="float">
            <text:p>50.1219</text:p>
          </table:table-cell>
          <table:table-cell table:style-name="ce122" table:formula="of:=IFERROR([.E9]*(1000/[.$B$3]);&quot;&quot;)" office:value-type="float" office:value="100.243834341554" calcext:value-type="float">
            <text:p>100.2438</text:p>
          </table:table-cell>
          <table:table-cell table:style-name="ce123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64k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8" calcext:value-type="float">
            <text:p>4428</text:p>
          </table:table-cell>
          <table:table-cell table:style-name="ce122" table:formula="of:=IFERROR([.B10]/[.D10]*[.C10];&quot;&quot;)" office:value-type="float" office:value="50.0813008130081" calcext:value-type="float">
            <text:p>50.0813</text:p>
          </table:table-cell>
          <table:table-cell table:style-name="ce122" table:formula="of:=IFERROR([.E10]*(1000/[.$B$3]);&quot;&quot;)" office:value-type="float" office:value="100.162601626016" calcext:value-type="float">
            <text:p>100.1626</text:p>
          </table:table-cell>
          <table:table-cell table:style-name="ce123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18" calcext:value-type="float">
            <text:p>18</text:p>
          </table:table-cell>
          <table:table-cell table:style-name="ce119" office:value-type="float" office:value="4161" calcext:value-type="float">
            <text:p>4161</text:p>
          </table:table-cell>
          <table:table-cell table:style-name="ce122" table:formula="of:=IFERROR([.B11]/[.D11]*[.C11];&quot;&quot;)" office:value-type="float" office:value="27.408795962509" calcext:value-type="float">
            <text:p>27.4088</text:p>
          </table:table-cell>
          <table:table-cell table:style-name="ce122" table:formula="of:=IFERROR([.E11]*(1000/[.$B$3]);&quot;&quot;)" office:value-type="float" office:value="54.817591925018" calcext:value-type="float">
            <text:p>54.8176</text:p>
          </table:table-cell>
          <table:table-cell table:style-name="ce123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066" calcext:value-type="float">
            <text:p>2066</text:p>
          </table:table-cell>
          <table:table-cell table:style-name="ce122" table:formula="of:=IFERROR([.B12]/[.D12]*[.C12];&quot;&quot;)" office:value-type="float" office:value="12.5459825750242" calcext:value-type="float">
            <text:p>12.5460</text:p>
          </table:table-cell>
          <table:table-cell table:style-name="ce122" table:formula="of:=IFERROR([.E12]*(1000/[.$B$3]);&quot;&quot;)" office:value-type="float" office:value="25.0919651500484" calcext:value-type="float">
            <text:p>25.0920</text:p>
          </table:table-cell>
          <table:table-cell table:style-name="ce123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036" calcext:value-type="float">
            <text:p>2036</text:p>
          </table:table-cell>
          <table:table-cell table:style-name="ce122" table:formula="of:=IFERROR([.B13]/[.D13]*[.C13];&quot;&quot;)" office:value-type="float" office:value="15.9135559921415" calcext:value-type="float">
            <text:p>15.9136</text:p>
          </table:table-cell>
          <table:table-cell table:style-name="ce122" table:formula="of:=IFERROR([.E13]*(1000/[.$B$3]);&quot;&quot;)" office:value-type="float" office:value="31.8271119842829" calcext:value-type="float">
            <text:p>31.8271</text:p>
          </table:table-cell>
          <table:table-cell table:style-name="ce123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91" calcext:value-type="float">
            <text:p>591</text:p>
          </table:table-cell>
          <table:table-cell table:style-name="ce122" table:formula="of:=IFERROR([.B14]/[.D14]*[.C14];&quot;&quot;)" office:value-type="float" office:value="3.65482233502538" calcext:value-type="float">
            <text:p>3.6548</text:p>
          </table:table-cell>
          <table:table-cell table:style-name="ce122" table:formula="of:=IFERROR([.E14]*(1000/[.$B$3]);&quot;&quot;)" office:value-type="float" office:value="7.30964467005076" calcext:value-type="float">
            <text:p>7.3096</text:p>
          </table:table-cell>
          <table:table-cell table:style-name="ce123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33" calcext:value-type="float">
            <text:p>833</text:p>
          </table:table-cell>
          <table:table-cell table:style-name="ce122" table:formula="of:=IFERROR([.B15]/[.D15]*[.C15];&quot;&quot;)" office:value-type="float" office:value="6.48259303721489" calcext:value-type="float">
            <text:p>6.4826</text:p>
          </table:table-cell>
          <table:table-cell table:style-name="ce122" table:formula="of:=IFERROR([.E15]*(1000/[.$B$3]);&quot;&quot;)" office:value-type="float" office:value="12.9651860744298" calcext:value-type="float">
            <text:p>12.9652</text:p>
          </table:table-cell>
          <table:table-cell table:style-name="ce123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7" calcext:value-type="float">
            <text:p>667</text:p>
          </table:table-cell>
          <table:table-cell table:style-name="ce122" table:formula="of:=IFERROR([.B16]/[.D16]*[.C16];&quot;&quot;)" office:value-type="float" office:value="6.4767616191904" calcext:value-type="float">
            <text:p>6.4768</text:p>
          </table:table-cell>
          <table:table-cell table:style-name="ce122" table:formula="of:=IFERROR([.E16]*(1000/[.$B$3]);&quot;&quot;)" office:value-type="float" office:value="12.9535232383808" calcext:value-type="float">
            <text:p>12.9535</text:p>
          </table:table-cell>
          <table:table-cell table:style-name="ce123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7" calcext:value-type="float">
            <text:p>667</text:p>
          </table:table-cell>
          <table:table-cell table:style-name="ce122" table:formula="of:=IFERROR([.B17]/[.D17]*[.C17];&quot;&quot;)" office:value-type="float" office:value="6.4767616191904" calcext:value-type="float">
            <text:p>6.4768</text:p>
          </table:table-cell>
          <table:table-cell table:style-name="ce122" table:formula="of:=IFERROR([.E17]*(1000/[.$B$3]);&quot;&quot;)" office:value-type="float" office:value="12.9535232383808" calcext:value-type="float">
            <text:p>12.9535</text:p>
          </table:table-cell>
          <table:table-cell table:style-name="ce123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2424" calcext:value-type="float">
            <text:p>2424</text:p>
          </table:table-cell>
          <table:table-cell table:style-name="ce122" table:formula="of:=IFERROR([.B6]/[.D6]*[.C6];&quot;&quot;)" office:value-type="float" office:value="3.3003300330033" calcext:value-type="float">
            <text:p>3.3003</text:p>
          </table:table-cell>
          <table:table-cell table:style-name="ce122" table:formula="of:=IFERROR([.E6]*(1000/[.$B$3]);&quot;&quot;)" office:value-type="float" office:value="6.6006600660066" calcext:value-type="float">
            <text:p>6.6007</text:p>
          </table:table-cell>
          <table:table-cell table:style-name="ce123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APS-C image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213" calcext:value-type="float">
            <text:p>1213</text:p>
          </table:table-cell>
          <table:table-cell table:style-name="ce122" table:formula="of:=IFERROR([.B7]/[.D7]*[.C7];&quot;&quot;)" office:value-type="float" office:value="2.16323165704864" calcext:value-type="float">
            <text:p>2.1632</text:p>
          </table:table-cell>
          <table:table-cell table:style-name="ce122" table:formula="of:=IFERROR([.E7]*(1000/[.$B$3]);&quot;&quot;)" office:value-type="float" office:value="4.32646331409728" calcext:value-type="float">
            <text:p>4.3265</text:p>
          </table:table-cell>
          <table:table-cell table:style-name="ce123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672" calcext:value-type="float">
            <text:p>1672</text:p>
          </table:table-cell>
          <table:table-cell table:style-name="ce122" table:formula="of:=IFERROR([.B8]/[.D8]*[.C8];&quot;&quot;)" office:value-type="float" office:value="9.04306220095694" calcext:value-type="float">
            <text:p>9.0431</text:p>
          </table:table-cell>
          <table:table-cell table:style-name="ce122" table:formula="of:=IFERROR([.E8]*(1000/[.$B$3]);&quot;&quot;)" office:value-type="float" office:value="18.0861244019139" calcext:value-type="float">
            <text:p>18.0861</text:p>
          </table:table-cell>
          <table:table-cell table:style-name="ce123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893" calcext:value-type="float">
            <text:p>1893</text:p>
          </table:table-cell>
          <table:table-cell table:style-name="ce122" table:formula="of:=IFERROR([.B9]/[.D9]*[.C9];&quot;&quot;)" office:value-type="float" office:value="11.4104595879556" calcext:value-type="float">
            <text:p>11.4105</text:p>
          </table:table-cell>
          <table:table-cell table:style-name="ce122" table:formula="of:=IFERROR([.E9]*(1000/[.$B$3]);&quot;&quot;)" office:value-type="float" office:value="22.8209191759113" calcext:value-type="float">
            <text:p>22.8209</text:p>
          </table:table-cell>
          <table:table-cell table:style-name="ce123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3" calcext:value-type="float">
            <text:p>673</text:p>
          </table:table-cell>
          <table:table-cell table:style-name="ce122" table:formula="of:=IFERROR([.B10]/[.D10]*[.C10];&quot;&quot;)" office:value-type="float" office:value="3.20950965824666" calcext:value-type="float">
            <text:p>3.2095</text:p>
          </table:table-cell>
          <table:table-cell table:style-name="ce122" table:formula="of:=IFERROR([.E10]*(1000/[.$B$3]);&quot;&quot;)" office:value-type="float" office:value="6.41901931649331" calcext:value-type="float">
            <text:p>6.4190</text:p>
          </table:table-cell>
          <table:table-cell table:style-name="ce123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4" calcext:value-type="float">
            <text:p>674</text:p>
          </table:table-cell>
          <table:table-cell table:style-name="ce122" table:formula="of:=IFERROR([.B11]/[.D11]*[.C11];&quot;&quot;)" office:value-type="float" office:value="3.20474777448071" calcext:value-type="float">
            <text:p>3.2047</text:p>
          </table:table-cell>
          <table:table-cell table:style-name="ce122" table:formula="of:=IFERROR([.E11]*(1000/[.$B$3]);&quot;&quot;)" office:value-type="float" office:value="6.40949554896142" calcext:value-type="float">
            <text:p>6.4095</text:p>
          </table:table-cell>
          <table:table-cell table:style-name="ce123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2" calcext:value-type="float">
            <text:p>672</text:p>
          </table:table-cell>
          <table:table-cell table:style-name="ce122" table:formula="of:=IFERROR([.B12]/[.D12]*[.C12];&quot;&quot;)" office:value-type="float" office:value="3.21428571428571" calcext:value-type="float">
            <text:p>3.2143</text:p>
          </table:table-cell>
          <table:table-cell table:style-name="ce122" table:formula="of:=IFERROR([.E12]*(1000/[.$B$3]);&quot;&quot;)" office:value-type="float" office:value="6.42857142857143" calcext:value-type="float">
            <text:p>6.4286</text:p>
          </table:table-cell>
          <table:table-cell table:style-name="ce123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3" calcext:value-type="float">
            <text:p>673</text:p>
          </table:table-cell>
          <table:table-cell table:style-name="ce122" table:formula="of:=IFERROR([.B13]/[.D13]*[.C13];&quot;&quot;)" office:value-type="float" office:value="3.20950965824666" calcext:value-type="float">
            <text:p>3.2095</text:p>
          </table:table-cell>
          <table:table-cell table:style-name="ce122" table:formula="of:=IFERROR([.E13]*(1000/[.$B$3]);&quot;&quot;)" office:value-type="float" office:value="6.41901931649331" calcext:value-type="float">
            <text:p>6.4190</text:p>
          </table:table-cell>
          <table:table-cell table:style-name="ce123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3648" calcext:value-type="float">
            <text:p>3648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875" calcext:value-type="float">
            <text:p>1875</text:p>
          </table:table-cell>
          <table:table-cell table:style-name="ce122" table:formula="of:=IFERROR([.B6]/[.D6]*[.C6];&quot;&quot;)" office:value-type="float" office:value="3.8912" calcext:value-type="float">
            <text:p>3.8912</text:p>
          </table:table-cell>
          <table:table-cell table:style-name="ce122" table:formula="of:=IFERROR([.E6]*(1000/[.$B$3]);&quot;&quot;)" office:value-type="float" office:value="7.7824" calcext:value-type="float">
            <text:p>7.7824</text:p>
          </table:table-cell>
          <table:table-cell table:style-name="ce123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599" calcext:value-type="float">
            <text:p>1599</text:p>
          </table:table-cell>
          <table:table-cell table:style-name="ce122" table:formula="of:=IFERROR([.B7]/[.D7]*[.C7];&quot;&quot;)" office:value-type="float" office:value="8.10506566604128" calcext:value-type="float">
            <text:p>8.1051</text:p>
          </table:table-cell>
          <table:table-cell table:style-name="ce122" table:formula="of:=IFERROR([.E7]*(1000/[.$B$3]);&quot;&quot;)" office:value-type="float" office:value="16.2101313320826" calcext:value-type="float">
            <text:p>16.2101</text:p>
          </table:table-cell>
          <table:table-cell table:style-name="ce123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574" calcext:value-type="float">
            <text:p>1574</text:p>
          </table:table-cell>
          <table:table-cell table:style-name="ce122" table:formula="of:=IFERROR([.B8]/[.D8]*[.C8];&quot;&quot;)" office:value-type="float" office:value="8.23379923761118" calcext:value-type="float">
            <text:p>8.2338</text:p>
          </table:table-cell>
          <table:table-cell table:style-name="ce122" table:formula="of:=IFERROR([.E8]*(1000/[.$B$3]);&quot;&quot;)" office:value-type="float" office:value="16.4675984752224" calcext:value-type="float">
            <text:p>16.4676</text:p>
          </table:table-cell>
          <table:table-cell table:style-name="ce123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14" calcext:value-type="float">
            <text:p>814</text:p>
          </table:table-cell>
          <table:table-cell table:style-name="ce122" table:formula="of:=IFERROR([.B9]/[.D9]*[.C9];&quot;&quot;)" office:value-type="float" office:value="7.96068796068796" calcext:value-type="float">
            <text:p>7.9607</text:p>
          </table:table-cell>
          <table:table-cell table:style-name="ce122" table:formula="of:=IFERROR([.E9]*(1000/[.$B$3]);&quot;&quot;)" office:value-type="float" office:value="15.9213759213759" calcext:value-type="float">
            <text:p>15.9214</text:p>
          </table:table-cell>
          <table:table-cell table:style-name="ce123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12" calcext:value-type="float">
            <text:p>812</text:p>
          </table:table-cell>
          <table:table-cell table:style-name="ce122" table:formula="of:=IFERROR([.B10]/[.D10]*[.C10];&quot;&quot;)" office:value-type="float" office:value="7.98029556650246" calcext:value-type="float">
            <text:p>7.9803</text:p>
          </table:table-cell>
          <table:table-cell table:style-name="ce122" table:formula="of:=IFERROR([.E10]*(1000/[.$B$3]);&quot;&quot;)" office:value-type="float" office:value="15.9605911330049" calcext:value-type="float">
            <text:p>15.9606</text:p>
          </table:table-cell>
          <table:table-cell table:style-name="ce123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61" calcext:value-type="float">
            <text:p>661</text:p>
          </table:table-cell>
          <table:table-cell table:style-name="ce122" table:formula="of:=IFERROR([.B11]/[.D11]*[.C11];&quot;&quot;)" office:value-type="float" office:value="8.16944024205749" calcext:value-type="float">
            <text:p>8.1694</text:p>
          </table:table-cell>
          <table:table-cell table:style-name="ce122" table:formula="of:=IFERROR([.E11]*(1000/[.$B$3]);&quot;&quot;)" office:value-type="float" office:value="16.338880484115" calcext:value-type="float">
            <text:p>16.3389</text:p>
          </table:table-cell>
          <table:table-cell table:style-name="ce123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42" calcext:value-type="float">
            <text:p>542</text:p>
          </table:table-cell>
          <table:table-cell table:style-name="ce122" table:formula="of:=IFERROR([.B12]/[.D12]*[.C12];&quot;&quot;)" office:value-type="float" office:value="3.98523985239852" calcext:value-type="float">
            <text:p>3.9852</text:p>
          </table:table-cell>
          <table:table-cell table:style-name="ce122" table:formula="of:=IFERROR([.E12]*(1000/[.$B$3]);&quot;&quot;)" office:value-type="float" office:value="7.97047970479705" calcext:value-type="float">
            <text:p>7.9705</text:p>
          </table:table-cell>
          <table:table-cell table:style-name="ce123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9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581" calcext:value-type="float">
            <text:p>581</text:p>
          </table:table-cell>
          <table:table-cell table:style-name="ce122" table:formula="of:=IFERROR([.B13]/[.D13]*[.C13];&quot;&quot;)" office:value-type="float" office:value="1.85886402753873" calcext:value-type="float">
            <text:p>1.8589</text:p>
          </table:table-cell>
          <table:table-cell table:style-name="ce122" table:formula="of:=IFERROR([.E13]*(1000/2000);&quot;&quot;)" office:value-type="float" office:value="0.929432013769363" calcext:value-type="float">
            <text:p>0.9294</text:p>
          </table:table-cell>
          <table:table-cell table:style-name="ce123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2" calcext:value-type="float">
            <text:p>602</text:p>
          </table:table-cell>
          <table:table-cell table:style-name="ce122" table:formula="of:=IFERROR([.B14]/[.D14]*[.C14];&quot;&quot;)" office:value-type="float" office:value="3.58803986710963" calcext:value-type="float">
            <text:p>3.5880</text:p>
          </table:table-cell>
          <table:table-cell table:style-name="ce122" table:formula="of:=IFERROR([.E14]*(1000/2000);&quot;&quot;)" office:value-type="float" office:value="1.79401993355482" calcext:value-type="float">
            <text:p>1.7940</text:p>
          </table:table-cell>
          <table:table-cell table:style-name="ce123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00" calcext:value-type="float">
            <text:p>700</text:p>
          </table:table-cell>
          <table:table-cell table:style-name="ce122" table:formula="of:=IFERROR([.B15]/[.D15]*[.C15];&quot;&quot;)" office:value-type="float" office:value="7.71428571428571" calcext:value-type="float">
            <text:p>7.7143</text:p>
          </table:table-cell>
          <table:table-cell table:style-name="ce122" table:formula="of:=IFERROR([.E15]*(1000/2000);&quot;&quot;)" office:value-type="float" office:value="3.85714285714286" calcext:value-type="float">
            <text:p>3.8571</text:p>
          </table:table-cell>
          <table:table-cell table:style-name="ce123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2" number:min-decimal-places="2" number:min-integer-digits="1"/>
      <number:text>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&amp; ms</number:text>
    </number:number-style>
    <number:date-style style:name="N127">
      <number:text>=T</number:text>
      <number:year number:calendar="jewish"/>
      <number:text>XT(0.00) &amp; ms</number:text>
    </number:date-style>
    <number:number-style style:name="N126">
      <number:fraction number:min-integer-digits="0" number:min-numerator-digits="1" loext:max-numerator-digits="1" number:denominator-value="1000"/>
    </number:number-style>
    <number:number-style style:name="N125">
      <number:fraction number:min-numerator-digits="1" loext:max-numerator-digits="1" number:min-denominator-digits="3" number:max-denominator-value="999"/>
    </number:number-style>
    <number:number-style style:name="N124P0" style:volatile="true">
      <number:text/>
    </number:number-style>
    <number:number-style style:name="N124">
      <number:number number:decimal-places="4" number:min-decimal-places="4"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2" meta:cell-count="2346" meta:object-count="0"/>
  </office:meta>
</office:document-meta>
</file>